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497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2.499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101cm" fo:border="0.5pt solid #000000" style:writing-mode="lr-tb">
        <style:background-image/>
      </style:table-cell-properties>
    </style:style>
    <style:style style:name="Table9.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101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101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101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101cm" fo:border-left="0.5pt solid #000000" fo:border-right="none" fo:border-top="0.5pt solid #000000" fo:border-bottom="none" style:writing-mode="lr-tb"/>
    </style:style>
    <style:style style:name="Table9.C4" style:family="table-cell">
      <style:table-cell-properties style:vertical-align="middle" fo:padding="0.101cm" fo:border-left="0.5pt solid #000000" fo:border-right="none" fo:border-top="0.5pt solid #000000" fo:border-bottom="none" style:writing-mode="lr-tb"/>
    </style:style>
    <style:style style:name="Table9.D4" style:family="table-cell">
      <style:table-cell-properties style:vertical-align="middle" fo:padding="0.101cm" fo:border-left="0.5pt solid #000000" fo:border-right="none" fo:border-top="0.5pt solid #000000" fo:border-bottom="none" style:writing-mode="lr-tb"/>
    </style:style>
    <style:style style:name="Table9.E4" style:family="table-cell">
      <style:table-cell-properties style:vertical-align="middle" fo:padding="0.101cm" fo:border-left="0.5pt solid #000000" fo:border-right="none" fo:border-top="0.5pt solid #000000" fo:border-bottom="none" style:writing-mode="lr-tb"/>
    </style:style>
    <style:style style:name="Table9.F4" style:family="table-cell">
      <style:table-cell-properties style:vertical-align="middle" fo:padding="0.101cm" fo:border-left="0.5pt solid #000000" fo:border-right="none" fo:border-top="0.5pt solid #000000" fo:border-bottom="none" style:writing-mode="lr-tb"/>
    </style:style>
    <style:style style:name="Table9.G4" style:family="table-cell">
      <style:table-cell-properties style:vertical-align="middle" fo:padding="0.101cm" fo:border-left="0.5pt solid #000000" fo:border-right="none" fo:border-top="0.5pt solid #000000" fo:border-bottom="none" style:writing-mode="lr-tb"/>
    </style:style>
    <style:style style:name="Table9.H4" style:family="table-cell">
      <style:table-cell-properties style:vertical-align="middle" fo:padding="0.101cm" fo:border-left="0.5pt solid #000000" fo:border-right="none" fo:border-top="0.5pt solid #000000" fo:border-bottom="none" style:writing-mode="lr-tb"/>
    </style:style>
    <style:style style:name="Table9.I4" style:family="table-cell">
      <style:table-cell-properties style:vertical-align="middle" fo:padding="0.101cm" fo:border-left="0.5pt solid #000000" fo:border-right="none" fo:border-top="0.5pt solid #000000" fo:border-bottom="none" style:writing-mode="lr-tb"/>
    </style:style>
    <style:style style:name="Table9.J4" style:family="table-cell">
      <style:table-cell-properties style:vertical-align="middle" fo:padding="0.101cm" fo:border-left="0.5pt solid #000000" fo:border-right="none" fo:border-top="0.5pt solid #000000" fo:border-bottom="none" style:writing-mode="lr-tb"/>
    </style:style>
    <style:style style:name="Table9.K4" style:family="table-cell">
      <style:table-cell-properties style:vertical-align="middle" fo:padding="0.101cm" fo:border-left="0.5pt solid #000000" fo:border-right="none" fo:border-top="0.5pt solid #000000" fo:border-bottom="none" style:writing-mode="lr-tb"/>
    </style:style>
    <style:style style:name="Table9.L4" style:family="table-cell">
      <style:table-cell-properties style:vertical-align="middle" fo:padding="0.101cm" fo:border-left="0.5pt solid #000000" fo:border-right="0.5pt solid #000000" fo:border-top="0.5pt solid #000000" fo:border-bottom="none" style:writing-mode="lr-tb"/>
    </style:style>
    <style:style style:name="Table9.A5" style:family="table-cell">
      <style:table-cell-properties style:vertical-align="middle" fo:background-color="#dddddd" fo:padding="0.101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101cm" fo:border-left="0.5pt solid #000000" fo:border-right="none" fo:border-top="none" fo:border-bottom="0.5pt solid #000000" style:writing-mode="lr-tb"/>
    </style:style>
    <style:style style:name="Table9.C5" style:family="table-cell">
      <style:table-cell-properties style:vertical-align="" fo:padding="0.101cm" fo:border-left="0.5pt solid #000000" fo:border-right="none" fo:border-top="none" fo:border-bottom="0.5pt solid #000000" style:writing-mode="lr-tb"/>
    </style:style>
    <style:style style:name="Table9.D5" style:family="table-cell">
      <style:table-cell-properties style:vertical-align="" fo:padding="0.101cm" fo:border-left="0.5pt solid #000000" fo:border-right="none" fo:border-top="none" fo:border-bottom="0.5pt solid #000000" style:writing-mode="lr-tb"/>
    </style:style>
    <style:style style:name="Table9.E5" style:family="table-cell">
      <style:table-cell-properties style:vertical-align="" fo:padding="0.101cm" fo:border-left="0.5pt solid #000000" fo:border-right="none" fo:border-top="none" fo:border-bottom="0.5pt solid #000000" style:writing-mode="lr-tb"/>
    </style:style>
    <style:style style:name="Table9.F5" style:family="table-cell">
      <style:table-cell-properties style:vertical-align="" fo:padding="0.101cm" fo:border-left="0.5pt solid #000000" fo:border-right="none" fo:border-top="none" fo:border-bottom="0.5pt solid #000000" style:writing-mode="lr-tb"/>
    </style:style>
    <style:style style:name="Table9.G5" style:family="table-cell">
      <style:table-cell-properties style:vertical-align="" fo:padding="0.101cm" fo:border-left="0.5pt solid #000000" fo:border-right="none" fo:border-top="none" fo:border-bottom="0.5pt solid #000000" style:writing-mode="lr-tb"/>
    </style:style>
    <style:style style:name="Table9.H5" style:family="table-cell">
      <style:table-cell-properties style:vertical-align="" fo:padding="0.101cm" fo:border-left="0.5pt solid #000000" fo:border-right="none" fo:border-top="none" fo:border-bottom="0.5pt solid #000000" style:writing-mode="lr-tb"/>
    </style:style>
    <style:style style:name="Table9.I5" style:family="table-cell">
      <style:table-cell-properties style:vertical-align="" fo:padding="0.101cm" fo:border-left="0.5pt solid #000000" fo:border-right="none" fo:border-top="none" fo:border-bottom="0.5pt solid #000000" style:writing-mode="lr-tb"/>
    </style:style>
    <style:style style:name="Table9.J5" style:family="table-cell">
      <style:table-cell-properties style:vertical-align="" fo:padding="0.101cm" fo:border-left="0.5pt solid #000000" fo:border-right="none" fo:border-top="none" fo:border-bottom="0.5pt solid #000000" style:writing-mode="lr-tb"/>
    </style:style>
    <style:style style:name="Table9.K5" style:family="table-cell">
      <style:table-cell-properties style:vertical-align="" fo:padding="0.101cm" fo:border-left="0.5pt solid #000000" fo:border-right="none" fo:border-top="none" fo:border-bottom="0.5pt solid #000000" style:writing-mode="lr-tb"/>
    </style:style>
    <style:style style:name="Table9.L5" style:family="table-cell">
      <style:table-cell-properties style:vertical-align="" fo:padding="0.101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shadow="none"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none" fo:border-bottom="none" style:writing-mode="lr-tb"/>
    </style:style>
    <style:style style:name="Table10.C20" style:family="table-cell">
      <style:table-cell-properties style:vertical-align="top" fo:padding="0cm" fo:border-left="0.5pt solid #000000" fo:border-right="none" fo:border-top="none" fo:border-bottom="none" style:writing-mode="lr-tb"/>
    </style:style>
    <style:style style:name="Table10.D20" style:family="table-cell">
      <style:table-cell-properties style:vertical-align="top" fo:padding="0cm" fo:border-left="0.5pt solid #000000" fo:border-right="none" fo:border-top="none" fo:border-bottom="none" style:writing-mode="lr-tb"/>
    </style:style>
    <style:style style:name="Table10.E20" style:family="table-cell">
      <style:table-cell-properties style:vertical-align="top" fo:padding="0cm" fo:border-left="0.5pt solid #000000" fo:border-right="none" fo:border-top="none" fo:border-bottom="none" style:writing-mode="lr-tb"/>
    </style:style>
    <style:style style:name="Table10.F20" style:family="table-cell">
      <style:table-cell-properties style:vertical-align="top" fo:padding="0cm" fo:border-left="0.5pt solid #000000" fo:border-right="none" fo:border-top="none" fo:border-bottom="none" style:writing-mode="lr-tb"/>
    </style:style>
    <style:style style:name="Table10.G20" style:family="table-cell">
      <style:table-cell-properties style:vertical-align="top" fo:padding="0cm" fo:border-left="0.5pt solid #000000" fo:border-right="none" fo:border-top="none" fo:border-bottom="none" style:writing-mode="lr-tb"/>
    </style:style>
    <style:style style:name="Table10.H20" style:family="table-cell">
      <style:table-cell-properties style:vertical-align="top" fo:padding="0cm" fo:border-left="0.5pt solid #000000" fo:border-right="none" fo:border-top="none" fo:border-bottom="none" style:writing-mode="lr-tb"/>
    </style:style>
    <style:style style:name="Table10.I20" style:family="table-cell">
      <style:table-cell-properties style:vertical-align="top" fo:padding="0cm" fo:border-left="0.5pt solid #000000" fo:border-right="none" fo:border-top="none" fo:border-bottom="none" style:writing-mode="lr-tb"/>
    </style:style>
    <style:style style:name="Table10.J20" style:family="table-cell">
      <style:table-cell-properties style:vertical-align="top" fo:padding="0cm" fo:border-left="0.5pt solid #000000" fo:border-right="none" fo:border-top="none" fo:border-bottom="none" style:writing-mode="lr-tb"/>
    </style:style>
    <style:style style:name="Table10.K20" style:family="table-cell">
      <style:table-cell-properties style:vertical-align="top" fo:padding="0cm" fo:border-left="0.5pt solid #000000" fo:border-right="none" fo:border-top="none" fo:border-bottom="none" style:writing-mode="lr-tb"/>
    </style:style>
    <style:style style:name="Table10.L20" style:family="table-cell">
      <style:table-cell-properties style:vertical-align="top" fo:padding="0cm" fo:border-left="0.5pt solid #000000" fo:border-right="0.5pt solid #000000" fo:border-top="none"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none" fo:border-top="none" fo:border-bottom="none" style:writing-mode="lr-tb"/>
    </style:style>
    <style:style style:name="Table10.L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none" fo:border-top="none" fo:border-bottom="0.5pt solid #000000" style:writing-mode="lr-tb"/>
    </style:style>
    <style:style style:name="Table10.L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none" fo:border-top="none" fo:border-bottom="none" style:writing-mode="lr-tb"/>
    </style:style>
    <style:style style:name="Table10.L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none" fo:border-top="none" fo:border-bottom="0.5pt solid #000000" style:writing-mode="lr-tb"/>
    </style:style>
    <style:style style:name="Table10.L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none" style:writing-mode="lr-tb"/>
    </style:style>
    <style:style style:name="Table10.C33" style:family="table-cell">
      <style:table-cell-properties style:vertical-align="top" fo:padding="0cm" fo:border-left="0.5pt solid #000000" fo:border-right="none" fo:border-top="none" fo:border-bottom="none" style:writing-mode="lr-tb"/>
    </style:style>
    <style:style style:name="Table10.D33" style:family="table-cell">
      <style:table-cell-properties style:vertical-align="top" fo:padding="0cm" fo:border-left="0.5pt solid #000000" fo:border-right="none" fo:border-top="none" fo:border-bottom="none" style:writing-mode="lr-tb"/>
    </style:style>
    <style:style style:name="Table10.E33" style:family="table-cell">
      <style:table-cell-properties style:vertical-align="top" fo:padding="0cm" fo:border-left="0.5pt solid #000000" fo:border-right="none" fo:border-top="none" fo:border-bottom="none" style:writing-mode="lr-tb"/>
    </style:style>
    <style:style style:name="Table10.F33" style:family="table-cell">
      <style:table-cell-properties style:vertical-align="top" fo:padding="0cm" fo:border-left="0.5pt solid #000000" fo:border-right="none" fo:border-top="none" fo:border-bottom="none" style:writing-mode="lr-tb"/>
    </style:style>
    <style:style style:name="Table10.G33" style:family="table-cell">
      <style:table-cell-properties style:vertical-align="top" fo:padding="0cm" fo:border-left="0.5pt solid #000000" fo:border-right="none" fo:border-top="none" fo:border-bottom="none" style:writing-mode="lr-tb"/>
    </style:style>
    <style:style style:name="Table10.H33" style:family="table-cell">
      <style:table-cell-properties style:vertical-align="top" fo:padding="0cm" fo:border-left="0.5pt solid #000000" fo:border-right="none" fo:border-top="none" fo:border-bottom="none" style:writing-mode="lr-tb"/>
    </style:style>
    <style:style style:name="Table10.I33" style:family="table-cell">
      <style:table-cell-properties style:vertical-align="top" fo:padding="0cm" fo:border-left="0.5pt solid #000000" fo:border-right="none" fo:border-top="none" fo:border-bottom="none" style:writing-mode="lr-tb"/>
    </style:style>
    <style:style style:name="Table10.J33" style:family="table-cell">
      <style:table-cell-properties style:vertical-align="top" fo:padding="0cm" fo:border-left="0.5pt solid #000000" fo:border-right="none" fo:border-top="none" fo:border-bottom="none" style:writing-mode="lr-tb"/>
    </style:style>
    <style:style style:name="Table10.K33" style:family="table-cell">
      <style:table-cell-properties style:vertical-align="top" fo:padding="0cm" fo:border-left="0.5pt solid #000000" fo:border-right="none" fo:border-top="none" fo:border-bottom="none" style:writing-mode="lr-tb"/>
    </style:style>
    <style:style style:name="Table10.L33" style:family="table-cell">
      <style:table-cell-properties style:vertical-align="top" fo:padding="0cm" fo:border-left="0.5pt solid #000000" fo:border-right="0.5pt solid #000000" fo:border-top="none" fo:border-bottom="none" style:writing-mode="lr-tb"/>
    </style:style>
    <style:style style:name="Table10.A34" style:family="table-cell">
      <style:table-cell-properties style:vertical-align="middle" fo:background-color="#dddddd" fo:padding="0.097cm" fo:border-left="0.5pt solid #000000" fo:border-right="none" fo:border-top="0.5pt solid #000000" fo:border-bottom="none" style:writing-mode="lr-tb">
        <style:background-image/>
      </style:table-cell-properties>
    </style:style>
    <style:style style:name="Table10.B34" style:family="table-cell">
      <style:table-cell-properties style:vertical-align="top" fo:padding="0.097cm" fo:border-left="0.5pt solid #000000" fo:border-right="none" fo:border-top="0.5pt solid #000000" fo:border-bottom="none" style:writing-mode="lr-tb"/>
    </style:style>
    <style:style style:name="Table10.C34" style:family="table-cell">
      <style:table-cell-properties style:vertical-align="top" fo:padding="0.097cm" fo:border-left="0.5pt solid #000000" fo:border-right="none" fo:border-top="0.5pt solid #000000" fo:border-bottom="none" style:writing-mode="lr-tb"/>
    </style:style>
    <style:style style:name="Table10.D34" style:family="table-cell">
      <style:table-cell-properties style:vertical-align="top" fo:padding="0.097cm" fo:border-left="0.5pt solid #000000" fo:border-right="none" fo:border-top="0.5pt solid #000000" fo:border-bottom="none" style:writing-mode="lr-tb"/>
    </style:style>
    <style:style style:name="Table10.E34" style:family="table-cell">
      <style:table-cell-properties style:vertical-align="top" fo:padding="0.097cm" fo:border-left="0.5pt solid #000000" fo:border-right="none" fo:border-top="0.5pt solid #000000" fo:border-bottom="none" style:writing-mode="lr-tb"/>
    </style:style>
    <style:style style:name="Table10.F34" style:family="table-cell">
      <style:table-cell-properties style:vertical-align="top" fo:padding="0.097cm" fo:border-left="0.5pt solid #000000" fo:border-right="none" fo:border-top="0.5pt solid #000000" fo:border-bottom="none" style:writing-mode="lr-tb"/>
    </style:style>
    <style:style style:name="Table10.G34" style:family="table-cell">
      <style:table-cell-properties style:vertical-align="top" fo:padding="0.097cm" fo:border-left="0.5pt solid #000000" fo:border-right="none" fo:border-top="0.5pt solid #000000" fo:border-bottom="none" style:writing-mode="lr-tb"/>
    </style:style>
    <style:style style:name="Table10.H34" style:family="table-cell">
      <style:table-cell-properties style:vertical-align="top" fo:padding="0.097cm" fo:border-left="0.5pt solid #000000" fo:border-right="none" fo:border-top="0.5pt solid #000000" fo:border-bottom="none" style:writing-mode="lr-tb"/>
    </style:style>
    <style:style style:name="Table10.I34" style:family="table-cell">
      <style:table-cell-properties style:vertical-align="top" fo:padding="0.097cm" fo:border-left="0.5pt solid #000000" fo:border-right="none" fo:border-top="0.5pt solid #000000" fo:border-bottom="none" style:writing-mode="lr-tb"/>
    </style:style>
    <style:style style:name="Table10.J34" style:family="table-cell">
      <style:table-cell-properties style:vertical-align="top" fo:padding="0.097cm" fo:border-left="0.5pt solid #000000" fo:border-right="none" fo:border-top="0.5pt solid #000000" fo:border-bottom="none" style:writing-mode="lr-tb"/>
    </style:style>
    <style:style style:name="Table10.K34" style:family="table-cell">
      <style:table-cell-properties style:vertical-align="top" fo:padding="0.097cm" fo:border-left="0.5pt solid #000000" fo:border-right="none" fo:border-top="0.5pt solid #000000" fo:border-bottom="none" style:writing-mode="lr-tb"/>
    </style:style>
    <style:style style:name="Table10.L34" style:family="table-cell">
      <style:table-cell-properties style:vertical-align="top" fo:padding="0.097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none" style:writing-mode="lr-tb"/>
    </style:style>
    <style:style style:name="Table10.C35" style:family="table-cell">
      <style:table-cell-properties style:vertical-align="top" fo:padding="0cm" fo:border-left="0.5pt solid #000000" fo:border-right="none" fo:border-top="none" fo:border-bottom="none" style:writing-mode="lr-tb"/>
    </style:style>
    <style:style style:name="Table10.D35" style:family="table-cell">
      <style:table-cell-properties style:vertical-align="top" fo:padding="0cm" fo:border-left="0.5pt solid #000000" fo:border-right="none" fo:border-top="none" fo:border-bottom="none" style:writing-mode="lr-tb"/>
    </style:style>
    <style:style style:name="Table10.E35" style:family="table-cell">
      <style:table-cell-properties style:vertical-align="top" fo:padding="0cm" fo:border-left="0.5pt solid #000000" fo:border-right="none" fo:border-top="none" fo:border-bottom="none" style:writing-mode="lr-tb"/>
    </style:style>
    <style:style style:name="Table10.F35" style:family="table-cell">
      <style:table-cell-properties style:vertical-align="top" fo:padding="0cm" fo:border-left="0.5pt solid #000000" fo:border-right="none" fo:border-top="none" fo:border-bottom="none" style:writing-mode="lr-tb"/>
    </style:style>
    <style:style style:name="Table10.G35" style:family="table-cell">
      <style:table-cell-properties style:vertical-align="top" fo:padding="0cm" fo:border-left="0.5pt solid #000000" fo:border-right="none" fo:border-top="none" fo:border-bottom="none" style:writing-mode="lr-tb"/>
    </style:style>
    <style:style style:name="Table10.H35" style:family="table-cell">
      <style:table-cell-properties style:vertical-align="top" fo:padding="0cm" fo:border-left="0.5pt solid #000000" fo:border-right="none" fo:border-top="none" fo:border-bottom="none" style:writing-mode="lr-tb"/>
    </style:style>
    <style:style style:name="Table10.I35" style:family="table-cell">
      <style:table-cell-properties style:vertical-align="top" fo:padding="0cm" fo:border-left="0.5pt solid #000000" fo:border-right="none" fo:border-top="none" fo:border-bottom="none" style:writing-mode="lr-tb"/>
    </style:style>
    <style:style style:name="Table10.J35" style:family="table-cell">
      <style:table-cell-properties style:vertical-align="top" fo:padding="0cm" fo:border-left="0.5pt solid #000000" fo:border-right="none" fo:border-top="none" fo:border-bottom="none" style:writing-mode="lr-tb"/>
    </style:style>
    <style:style style:name="Table10.K35" style:family="table-cell">
      <style:table-cell-properties style:vertical-align="top" fo:padding="0cm" fo:border-left="0.5pt solid #000000" fo:border-right="none" fo:border-top="none" fo:border-bottom="none" style:writing-mode="lr-tb"/>
    </style:style>
    <style:style style:name="Table10.L35" style:family="table-cell">
      <style:table-cell-properties style:vertical-align="top" fo:padding="0cm" fo:border-left="0.5pt solid #000000" fo:border-right="0.5pt solid #000000" fo:border-top="none" fo:border-bottom="none" style:writing-mode="lr-tb"/>
    </style:style>
    <style:style style:name="Table10.B36" style:family="table-cell">
      <style:table-cell-properties style:vertical-align="top" fo:padding="0.097cm" fo:border-left="0.5pt solid #000000" fo:border-right="none" fo:border-top="0.5pt solid #000000" fo:border-bottom="none" style:writing-mode="lr-tb"/>
    </style:style>
    <style:style style:name="Table10.C36" style:family="table-cell">
      <style:table-cell-properties style:vertical-align="top" fo:padding="0.097cm" fo:border-left="0.5pt solid #000000" fo:border-right="none" fo:border-top="0.5pt solid #000000" fo:border-bottom="none" style:writing-mode="lr-tb"/>
    </style:style>
    <style:style style:name="Table10.D36" style:family="table-cell">
      <style:table-cell-properties style:vertical-align="top" fo:padding="0.097cm" fo:border-left="0.5pt solid #000000" fo:border-right="none" fo:border-top="0.5pt solid #000000" fo:border-bottom="none" style:writing-mode="lr-tb"/>
    </style:style>
    <style:style style:name="Table10.E36" style:family="table-cell">
      <style:table-cell-properties style:vertical-align="top" fo:padding="0.097cm" fo:border-left="0.5pt solid #000000" fo:border-right="none" fo:border-top="0.5pt solid #000000" fo:border-bottom="none" style:writing-mode="lr-tb"/>
    </style:style>
    <style:style style:name="Table10.F36" style:family="table-cell">
      <style:table-cell-properties style:vertical-align="top" fo:padding="0.097cm" fo:border-left="0.5pt solid #000000" fo:border-right="none" fo:border-top="0.5pt solid #000000" fo:border-bottom="none" style:writing-mode="lr-tb"/>
    </style:style>
    <style:style style:name="Table10.G36" style:family="table-cell">
      <style:table-cell-properties style:vertical-align="top" fo:padding="0.097cm" fo:border-left="0.5pt solid #000000" fo:border-right="none" fo:border-top="0.5pt solid #000000" fo:border-bottom="none" style:writing-mode="lr-tb"/>
    </style:style>
    <style:style style:name="Table10.H36" style:family="table-cell">
      <style:table-cell-properties style:vertical-align="top" fo:padding="0.097cm" fo:border-left="0.5pt solid #000000" fo:border-right="none" fo:border-top="0.5pt solid #000000" fo:border-bottom="none" style:writing-mode="lr-tb"/>
    </style:style>
    <style:style style:name="Table10.I36" style:family="table-cell">
      <style:table-cell-properties style:vertical-align="top" fo:padding="0.097cm" fo:border-left="0.5pt solid #000000" fo:border-right="none" fo:border-top="0.5pt solid #000000" fo:border-bottom="none" style:writing-mode="lr-tb"/>
    </style:style>
    <style:style style:name="Table10.J36" style:family="table-cell">
      <style:table-cell-properties style:vertical-align="top" fo:padding="0.097cm" fo:border-left="0.5pt solid #000000" fo:border-right="none" fo:border-top="0.5pt solid #000000" fo:border-bottom="none" style:writing-mode="lr-tb"/>
    </style:style>
    <style:style style:name="Table10.K36" style:family="table-cell">
      <style:table-cell-properties style:vertical-align="top" fo:padding="0.097cm" fo:border-left="0.5pt solid #000000" fo:border-right="none" fo:border-top="0.5pt solid #000000" fo:border-bottom="none" style:writing-mode="lr-tb"/>
    </style:style>
    <style:style style:name="Table10.L36" style:family="table-cell">
      <style:table-cell-properties style:vertical-align="top" fo:padding="0.097cm" fo:border-left="0.5pt solid #000000" fo:border-right="0.5pt solid #000000" fo:border-top="0.5pt solid #000000"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0.5pt solid #000000" fo:border-bottom="none" style:writing-mode="lr-tb"/>
    </style:style>
    <style:style style:name="Table10.C38" style:family="table-cell">
      <style:table-cell-properties style:vertical-align="top" fo:padding="0cm" fo:border-left="0.5pt solid #000000" fo:border-right="none" fo:border-top="0.5pt solid #000000" fo:border-bottom="none" style:writing-mode="lr-tb"/>
    </style:style>
    <style:style style:name="Table10.D38" style:family="table-cell">
      <style:table-cell-properties style:vertical-align="top" fo:padding="0cm" fo:border-left="0.5pt solid #000000" fo:border-right="none" fo:border-top="0.5pt solid #000000" fo:border-bottom="none" style:writing-mode="lr-tb"/>
    </style:style>
    <style:style style:name="Table10.E38" style:family="table-cell">
      <style:table-cell-properties style:vertical-align="top" fo:padding="0cm" fo:border-left="0.5pt solid #000000" fo:border-right="none" fo:border-top="0.5pt solid #000000" fo:border-bottom="none" style:writing-mode="lr-tb"/>
    </style:style>
    <style:style style:name="Table10.F38" style:family="table-cell">
      <style:table-cell-properties style:vertical-align="top" fo:padding="0cm" fo:border-left="0.5pt solid #000000" fo:border-right="none" fo:border-top="0.5pt solid #000000" fo:border-bottom="none" style:writing-mode="lr-tb"/>
    </style:style>
    <style:style style:name="Table10.G38" style:family="table-cell">
      <style:table-cell-properties style:vertical-align="top" fo:padding="0cm" fo:border-left="0.5pt solid #000000" fo:border-right="none" fo:border-top="0.5pt solid #000000" fo:border-bottom="none" style:writing-mode="lr-tb"/>
    </style:style>
    <style:style style:name="Table10.H38" style:family="table-cell">
      <style:table-cell-properties style:vertical-align="top" fo:padding="0cm" fo:border-left="0.5pt solid #000000" fo:border-right="none" fo:border-top="0.5pt solid #000000" fo:border-bottom="none" style:writing-mode="lr-tb"/>
    </style:style>
    <style:style style:name="Table10.I38" style:family="table-cell">
      <style:table-cell-properties style:vertical-align="top" fo:padding="0cm" fo:border-left="0.5pt solid #000000" fo:border-right="none" fo:border-top="0.5pt solid #000000" fo:border-bottom="none" style:writing-mode="lr-tb"/>
    </style:style>
    <style:style style:name="Table10.J38" style:family="table-cell">
      <style:table-cell-properties style:vertical-align="top" fo:padding="0cm" fo:border-left="0.5pt solid #000000" fo:border-right="none" fo:border-top="0.5pt solid #000000" fo:border-bottom="none" style:writing-mode="lr-tb"/>
    </style:style>
    <style:style style:name="Table10.K38" style:family="table-cell">
      <style:table-cell-properties style:vertical-align="top" fo:padding="0cm" fo:border-left="0.5pt solid #000000" fo:border-right="none" fo:border-top="0.5pt solid #000000" fo:border-bottom="none" style:writing-mode="lr-tb"/>
    </style:style>
    <style:style style:name="Table10.L38" style:family="table-cell">
      <style:table-cell-properties style:vertical-align="top" fo:padding="0cm" fo:border-left="0.5pt solid #000000" fo:border-right="0.5pt solid #000000" fo:border-top="0.5pt solid #000000" fo:border-bottom="none" style:writing-mode="lr-tb"/>
    </style:style>
    <style:style style:name="Table10.B39" style:family="table-cell">
      <style:table-cell-properties style:vertical-align="top" fo:padding="0cm" fo:border-left="0.5pt solid #000000" fo:border-right="none" fo:border-top="none" fo:border-bottom="0.5pt solid #000000" style:writing-mode="lr-tb"/>
    </style:style>
    <style:style style:name="Table10.C39" style:family="table-cell">
      <style:table-cell-properties style:vertical-align="top" fo:padding="0cm" fo:border-left="0.5pt solid #000000" fo:border-right="none" fo:border-top="none" fo:border-bottom="0.5pt solid #000000" style:writing-mode="lr-tb"/>
    </style:style>
    <style:style style:name="Table10.D39" style:family="table-cell">
      <style:table-cell-properties style:vertical-align="top" fo:padding="0cm" fo:border-left="0.5pt solid #000000" fo:border-right="none" fo:border-top="none" fo:border-bottom="0.5pt solid #000000" style:writing-mode="lr-tb"/>
    </style:style>
    <style:style style:name="Table10.E39" style:family="table-cell">
      <style:table-cell-properties style:vertical-align="top" fo:padding="0cm" fo:border-left="0.5pt solid #000000" fo:border-right="none" fo:border-top="none" fo:border-bottom="0.5pt solid #000000" style:writing-mode="lr-tb"/>
    </style:style>
    <style:style style:name="Table10.F39" style:family="table-cell">
      <style:table-cell-properties style:vertical-align="top" fo:padding="0cm" fo:border-left="0.5pt solid #000000" fo:border-right="none" fo:border-top="none" fo:border-bottom="0.5pt solid #000000" style:writing-mode="lr-tb"/>
    </style:style>
    <style:style style:name="Table10.G39" style:family="table-cell">
      <style:table-cell-properties style:vertical-align="top" fo:padding="0cm" fo:border-left="0.5pt solid #000000" fo:border-right="none" fo:border-top="none" fo:border-bottom="0.5pt solid #000000" style:writing-mode="lr-tb"/>
    </style:style>
    <style:style style:name="Table10.H39" style:family="table-cell">
      <style:table-cell-properties style:vertical-align="top" fo:padding="0cm" fo:border-left="0.5pt solid #000000" fo:border-right="none" fo:border-top="none" fo:border-bottom="0.5pt solid #000000" style:writing-mode="lr-tb"/>
    </style:style>
    <style:style style:name="Table10.I39" style:family="table-cell">
      <style:table-cell-properties style:vertical-align="top" fo:padding="0cm" fo:border-left="0.5pt solid #000000" fo:border-right="none" fo:border-top="none" fo:border-bottom="0.5pt solid #000000" style:writing-mode="lr-tb"/>
    </style:style>
    <style:style style:name="Table10.J39" style:family="table-cell">
      <style:table-cell-properties style:vertical-align="top" fo:padding="0cm" fo:border-left="0.5pt solid #000000" fo:border-right="none" fo:border-top="none" fo:border-bottom="0.5pt solid #000000" style:writing-mode="lr-tb"/>
    </style:style>
    <style:style style:name="Table10.K39" style:family="table-cell">
      <style:table-cell-properties style:vertical-align="top" fo:padding="0cm" fo:border-left="0.5pt solid #000000" fo:border-right="none" fo:border-top="none" fo:border-bottom="0.5pt solid #000000" style:writing-mode="lr-tb"/>
    </style:style>
    <style:style style:name="Table10.L39" style:family="table-cell">
      <style:table-cell-properties style:vertical-align="top" fo:padding="0cm" fo:border-left="0.5pt solid #000000" fo:border-right="0.5pt solid #000000" fo:border-top="none" fo:border-bottom="0.5pt solid #000000" style:writing-mode="lr-tb"/>
    </style:style>
    <style:style style:name="Table10.B40" style:family="table-cell">
      <style:table-cell-properties style:vertical-align="top" fo:padding="0cm" fo:border-left="0.5pt solid #000000" fo:border-right="none" fo:border-top="none" fo:border-bottom="none" style:writing-mode="lr-tb"/>
    </style:style>
    <style:style style:name="Table10.C40" style:family="table-cell">
      <style:table-cell-properties style:vertical-align="top" fo:padding="0cm" fo:border-left="0.5pt solid #000000" fo:border-right="none" fo:border-top="none" fo:border-bottom="none" style:writing-mode="lr-tb"/>
    </style:style>
    <style:style style:name="Table10.D40" style:family="table-cell">
      <style:table-cell-properties style:vertical-align="top" fo:padding="0cm" fo:border-left="0.5pt solid #000000" fo:border-right="none" fo:border-top="none" fo:border-bottom="none" style:writing-mode="lr-tb"/>
    </style:style>
    <style:style style:name="Table10.E40" style:family="table-cell">
      <style:table-cell-properties style:vertical-align="top" fo:padding="0cm" fo:border-left="0.5pt solid #000000" fo:border-right="none" fo:border-top="none" fo:border-bottom="none" style:writing-mode="lr-tb"/>
    </style:style>
    <style:style style:name="Table10.F40" style:family="table-cell">
      <style:table-cell-properties style:vertical-align="top" fo:padding="0cm" fo:border-left="0.5pt solid #000000" fo:border-right="none" fo:border-top="none" fo:border-bottom="none" style:writing-mode="lr-tb"/>
    </style:style>
    <style:style style:name="Table10.G40" style:family="table-cell">
      <style:table-cell-properties style:vertical-align="top" fo:padding="0cm" fo:border-left="0.5pt solid #000000" fo:border-right="none" fo:border-top="none" fo:border-bottom="none" style:writing-mode="lr-tb"/>
    </style:style>
    <style:style style:name="Table10.H40" style:family="table-cell">
      <style:table-cell-properties style:vertical-align="top" fo:padding="0cm" fo:border-left="0.5pt solid #000000" fo:border-right="none" fo:border-top="none" fo:border-bottom="none" style:writing-mode="lr-tb"/>
    </style:style>
    <style:style style:name="Table10.I40" style:family="table-cell">
      <style:table-cell-properties style:vertical-align="top" fo:padding="0cm" fo:border-left="0.5pt solid #000000" fo:border-right="none" fo:border-top="none" fo:border-bottom="none" style:writing-mode="lr-tb"/>
    </style:style>
    <style:style style:name="Table10.J40" style:family="table-cell">
      <style:table-cell-properties style:vertical-align="top" fo:padding="0cm" fo:border-left="0.5pt solid #000000" fo:border-right="none" fo:border-top="none" fo:border-bottom="none" style:writing-mode="lr-tb"/>
    </style:style>
    <style:style style:name="Table10.K40" style:family="table-cell">
      <style:table-cell-properties style:vertical-align="top" fo:padding="0cm" fo:border-left="0.5pt solid #000000" fo:border-right="none" fo:border-top="none" fo:border-bottom="none" style:writing-mode="lr-tb"/>
    </style:style>
    <style:style style:name="Table10.L40" style:family="table-cell">
      <style:table-cell-properties style:vertical-align="top" fo:padding="0cm" fo:border-left="0.5pt solid #000000" fo:border-right="0.5pt solid #000000" fo:border-top="none" fo:border-bottom="none" style:writing-mode="lr-tb"/>
    </style:style>
    <style:style style:name="Table10.B41" style:family="table-cell">
      <style:table-cell-properties style:vertical-align="top" fo:padding="0cm" fo:border-left="0.5pt solid #000000" fo:border-right="none" fo:border-top="none" fo:border-bottom="none" style:writing-mode="lr-tb"/>
    </style:style>
    <style:style style:name="Table10.C41" style:family="table-cell">
      <style:table-cell-properties style:vertical-align="top" fo:padding="0cm" fo:border-left="0.5pt solid #000000" fo:border-right="none" fo:border-top="none" fo:border-bottom="none" style:writing-mode="lr-tb"/>
    </style:style>
    <style:style style:name="Table10.D41" style:family="table-cell">
      <style:table-cell-properties style:vertical-align="top" fo:padding="0cm" fo:border-left="0.5pt solid #000000" fo:border-right="none" fo:border-top="none" fo:border-bottom="none" style:writing-mode="lr-tb"/>
    </style:style>
    <style:style style:name="Table10.E41" style:family="table-cell">
      <style:table-cell-properties style:vertical-align="top" fo:padding="0cm" fo:border-left="0.5pt solid #000000" fo:border-right="none" fo:border-top="none" fo:border-bottom="none" style:writing-mode="lr-tb"/>
    </style:style>
    <style:style style:name="Table10.F41" style:family="table-cell">
      <style:table-cell-properties style:vertical-align="top" fo:padding="0cm" fo:border-left="0.5pt solid #000000" fo:border-right="none" fo:border-top="none" fo:border-bottom="none" style:writing-mode="lr-tb"/>
    </style:style>
    <style:style style:name="Table10.G41" style:family="table-cell">
      <style:table-cell-properties style:vertical-align="top" fo:padding="0cm" fo:border-left="0.5pt solid #000000" fo:border-right="none" fo:border-top="none" fo:border-bottom="none" style:writing-mode="lr-tb"/>
    </style:style>
    <style:style style:name="Table10.H41" style:family="table-cell">
      <style:table-cell-properties style:vertical-align="top" fo:padding="0cm" fo:border-left="0.5pt solid #000000" fo:border-right="none" fo:border-top="none" fo:border-bottom="none" style:writing-mode="lr-tb"/>
    </style:style>
    <style:style style:name="Table10.I41" style:family="table-cell">
      <style:table-cell-properties style:vertical-align="top" fo:padding="0cm" fo:border-left="0.5pt solid #000000" fo:border-right="none" fo:border-top="none" fo:border-bottom="none" style:writing-mode="lr-tb"/>
    </style:style>
    <style:style style:name="Table10.J41" style:family="table-cell">
      <style:table-cell-properties style:vertical-align="top" fo:padding="0cm" fo:border-left="0.5pt solid #000000" fo:border-right="none" fo:border-top="none" fo:border-bottom="none" style:writing-mode="lr-tb"/>
    </style:style>
    <style:style style:name="Table10.K41" style:family="table-cell">
      <style:table-cell-properties style:vertical-align="top" fo:padding="0cm" fo:border-left="0.5pt solid #000000" fo:border-right="none" fo:border-top="none" fo:border-bottom="none" style:writing-mode="lr-tb"/>
    </style:style>
    <style:style style:name="Table10.L41" style:family="table-cell">
      <style:table-cell-properties style:vertical-align="top" fo:padding="0cm" fo:border-left="0.5pt solid #000000" fo:border-right="0.5pt solid #000000" fo:border-top="none" fo:border-bottom="none" style:writing-mode="lr-tb"/>
    </style:style>
    <style:style style:name="Table10.B42" style:family="table-cell">
      <style:table-cell-properties style:vertical-align="top" fo:padding="0cm" fo:border-left="0.5pt solid #000000" fo:border-right="none" fo:border-top="none" fo:border-bottom="0.5pt solid #000000" style:writing-mode="lr-tb"/>
    </style:style>
    <style:style style:name="Table10.C42" style:family="table-cell">
      <style:table-cell-properties style:vertical-align="top" fo:padding="0cm" fo:border-left="0.5pt solid #000000" fo:border-right="none" fo:border-top="none" fo:border-bottom="0.5pt solid #000000" style:writing-mode="lr-tb"/>
    </style:style>
    <style:style style:name="Table10.D42" style:family="table-cell">
      <style:table-cell-properties style:vertical-align="top" fo:padding="0cm" fo:border-left="0.5pt solid #000000" fo:border-right="none" fo:border-top="none" fo:border-bottom="0.5pt solid #000000" style:writing-mode="lr-tb"/>
    </style:style>
    <style:style style:name="Table10.E42" style:family="table-cell">
      <style:table-cell-properties style:vertical-align="top" fo:padding="0cm" fo:border-left="0.5pt solid #000000" fo:border-right="none" fo:border-top="none" fo:border-bottom="0.5pt solid #000000" style:writing-mode="lr-tb"/>
    </style:style>
    <style:style style:name="Table10.F42" style:family="table-cell">
      <style:table-cell-properties style:vertical-align="top" fo:padding="0cm" fo:border-left="0.5pt solid #000000" fo:border-right="none" fo:border-top="none" fo:border-bottom="0.5pt solid #000000" style:writing-mode="lr-tb"/>
    </style:style>
    <style:style style:name="Table10.G42" style:family="table-cell">
      <style:table-cell-properties style:vertical-align="top" fo:padding="0cm" fo:border-left="0.5pt solid #000000" fo:border-right="none" fo:border-top="none" fo:border-bottom="0.5pt solid #000000" style:writing-mode="lr-tb"/>
    </style:style>
    <style:style style:name="Table10.H42" style:family="table-cell">
      <style:table-cell-properties style:vertical-align="top" fo:padding="0cm" fo:border-left="0.5pt solid #000000" fo:border-right="none" fo:border-top="none" fo:border-bottom="0.5pt solid #000000" style:writing-mode="lr-tb"/>
    </style:style>
    <style:style style:name="Table10.I42" style:family="table-cell">
      <style:table-cell-properties style:vertical-align="top" fo:padding="0cm" fo:border-left="0.5pt solid #000000" fo:border-right="none" fo:border-top="none" fo:border-bottom="0.5pt solid #000000" style:writing-mode="lr-tb"/>
    </style:style>
    <style:style style:name="Table10.J42" style:family="table-cell">
      <style:table-cell-properties style:vertical-align="top" fo:padding="0cm" fo:border-left="0.5pt solid #000000" fo:border-right="none" fo:border-top="none" fo:border-bottom="0.5pt solid #000000" style:writing-mode="lr-tb"/>
    </style:style>
    <style:style style:name="Table10.K42" style:family="table-cell">
      <style:table-cell-properties style:vertical-align="top" fo:padding="0cm" fo:border-left="0.5pt solid #000000" fo:border-right="none" fo:border-top="none" fo:border-bottom="0.5pt solid #000000" style:writing-mode="lr-tb"/>
    </style:style>
    <style:style style:name="Table10.L42" style:family="table-cell">
      <style:table-cell-properties style:vertical-align="top" fo:padding="0cm" fo:border-left="0.5pt solid #000000" fo:border-right="0.5pt solid #000000" fo:border-top="none" fo:border-bottom="0.5pt solid #000000" style:writing-mode="lr-tb"/>
    </style:style>
    <style:style style:name="Table10.B43" style:family="table-cell">
      <style:table-cell-properties style:vertical-align="top" fo:padding="0cm" fo:border-left="0.5pt solid #000000" fo:border-right="none" fo:border-top="none" fo:border-bottom="none" style:writing-mode="lr-tb"/>
    </style:style>
    <style:style style:name="Table10.C43" style:family="table-cell">
      <style:table-cell-properties style:vertical-align="top" fo:padding="0cm" fo:border-left="0.5pt solid #000000" fo:border-right="none" fo:border-top="none" fo:border-bottom="none" style:writing-mode="lr-tb"/>
    </style:style>
    <style:style style:name="Table10.D43" style:family="table-cell">
      <style:table-cell-properties style:vertical-align="top" fo:padding="0cm" fo:border-left="0.5pt solid #000000" fo:border-right="none" fo:border-top="none" fo:border-bottom="none" style:writing-mode="lr-tb"/>
    </style:style>
    <style:style style:name="Table10.E43" style:family="table-cell">
      <style:table-cell-properties style:vertical-align="top" fo:padding="0cm" fo:border-left="0.5pt solid #000000" fo:border-right="none" fo:border-top="none" fo:border-bottom="none" style:writing-mode="lr-tb"/>
    </style:style>
    <style:style style:name="Table10.F43" style:family="table-cell">
      <style:table-cell-properties style:vertical-align="top" fo:padding="0cm" fo:border-left="0.5pt solid #000000" fo:border-right="none" fo:border-top="none" fo:border-bottom="none" style:writing-mode="lr-tb"/>
    </style:style>
    <style:style style:name="Table10.G43" style:family="table-cell">
      <style:table-cell-properties style:vertical-align="top" fo:padding="0cm" fo:border-left="0.5pt solid #000000" fo:border-right="none" fo:border-top="none" fo:border-bottom="none" style:writing-mode="lr-tb"/>
    </style:style>
    <style:style style:name="Table10.H43" style:family="table-cell">
      <style:table-cell-properties style:vertical-align="top" fo:padding="0cm" fo:border-left="0.5pt solid #000000" fo:border-right="none" fo:border-top="none" fo:border-bottom="none" style:writing-mode="lr-tb"/>
    </style:style>
    <style:style style:name="Table10.I43" style:family="table-cell">
      <style:table-cell-properties style:vertical-align="top" fo:padding="0cm" fo:border-left="0.5pt solid #000000" fo:border-right="none" fo:border-top="none" fo:border-bottom="none" style:writing-mode="lr-tb"/>
    </style:style>
    <style:style style:name="Table10.J43" style:family="table-cell">
      <style:table-cell-properties style:vertical-align="top" fo:padding="0cm" fo:border-left="0.5pt solid #000000" fo:border-right="none" fo:border-top="none" fo:border-bottom="none" style:writing-mode="lr-tb"/>
    </style:style>
    <style:style style:name="Table10.K43" style:family="table-cell">
      <style:table-cell-properties style:vertical-align="top" fo:padding="0cm" fo:border-left="0.5pt solid #000000" fo:border-right="none" fo:border-top="none" fo:border-bottom="none" style:writing-mode="lr-tb"/>
    </style:style>
    <style:style style:name="Table10.L43" style:family="table-cell">
      <style:table-cell-properties style:vertical-align="top" fo:padding="0cm" fo:border-left="0.5pt solid #000000" fo:border-right="0.5pt solid #000000" fo:border-top="none" fo:border-bottom="none" style:writing-mode="lr-tb"/>
    </style:style>
    <style:style style:name="Table10.B44" style:family="table-cell">
      <style:table-cell-properties style:vertical-align="top" fo:padding="0cm" fo:border-left="0.5pt solid #000000" fo:border-right="none" fo:border-top="none" fo:border-bottom="none" style:writing-mode="lr-tb"/>
    </style:style>
    <style:style style:name="Table10.C44" style:family="table-cell">
      <style:table-cell-properties style:vertical-align="top" fo:padding="0cm" fo:border-left="0.5pt solid #000000" fo:border-right="none" fo:border-top="none" fo:border-bottom="none" style:writing-mode="lr-tb"/>
    </style:style>
    <style:style style:name="Table10.D44" style:family="table-cell">
      <style:table-cell-properties style:vertical-align="top" fo:padding="0cm" fo:border-left="0.5pt solid #000000" fo:border-right="none" fo:border-top="none" fo:border-bottom="none" style:writing-mode="lr-tb"/>
    </style:style>
    <style:style style:name="Table10.E44" style:family="table-cell">
      <style:table-cell-properties style:vertical-align="top" fo:padding="0cm" fo:border-left="0.5pt solid #000000" fo:border-right="none" fo:border-top="none" fo:border-bottom="none" style:writing-mode="lr-tb"/>
    </style:style>
    <style:style style:name="Table10.F44" style:family="table-cell">
      <style:table-cell-properties style:vertical-align="top" fo:padding="0cm" fo:border-left="0.5pt solid #000000" fo:border-right="none" fo:border-top="none" fo:border-bottom="none" style:writing-mode="lr-tb"/>
    </style:style>
    <style:style style:name="Table10.G44" style:family="table-cell">
      <style:table-cell-properties style:vertical-align="top" fo:padding="0cm" fo:border-left="0.5pt solid #000000" fo:border-right="none" fo:border-top="none" fo:border-bottom="none" style:writing-mode="lr-tb"/>
    </style:style>
    <style:style style:name="Table10.H44" style:family="table-cell">
      <style:table-cell-properties style:vertical-align="top" fo:padding="0cm" fo:border-left="0.5pt solid #000000" fo:border-right="none" fo:border-top="none" fo:border-bottom="none" style:writing-mode="lr-tb"/>
    </style:style>
    <style:style style:name="Table10.I44" style:family="table-cell">
      <style:table-cell-properties style:vertical-align="top" fo:padding="0cm" fo:border-left="0.5pt solid #000000" fo:border-right="none" fo:border-top="none" fo:border-bottom="none" style:writing-mode="lr-tb"/>
    </style:style>
    <style:style style:name="Table10.J44" style:family="table-cell">
      <style:table-cell-properties style:vertical-align="top" fo:padding="0cm" fo:border-left="0.5pt solid #000000" fo:border-right="none" fo:border-top="none" fo:border-bottom="none" style:writing-mode="lr-tb"/>
    </style:style>
    <style:style style:name="Table10.K44" style:family="table-cell">
      <style:table-cell-properties style:vertical-align="top" fo:padding="0cm" fo:border-left="0.5pt solid #000000" fo:border-right="none" fo:border-top="none" fo:border-bottom="none" style:writing-mode="lr-tb"/>
    </style:style>
    <style:style style:name="Table10.L44" style:family="table-cell">
      <style:table-cell-properties style:vertical-align="top" fo:padding="0cm" fo:border-left="0.5pt solid #000000" fo:border-right="0.5pt solid #000000" fo:border-top="none"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0.5pt solid #000000" fo:border-bottom="none" style:writing-mode="lr-tb"/>
    </style:style>
    <style:style style:name="Table10.C46" style:family="table-cell">
      <style:table-cell-properties style:vertical-align="top" fo:padding="0cm" fo:border-left="0.5pt solid #000000" fo:border-right="none" fo:border-top="0.5pt solid #000000" fo:border-bottom="none" style:writing-mode="lr-tb"/>
    </style:style>
    <style:style style:name="Table10.D46" style:family="table-cell">
      <style:table-cell-properties style:vertical-align="top" fo:padding="0cm" fo:border-left="0.5pt solid #000000" fo:border-right="none" fo:border-top="0.5pt solid #000000" fo:border-bottom="none" style:writing-mode="lr-tb"/>
    </style:style>
    <style:style style:name="Table10.E46" style:family="table-cell">
      <style:table-cell-properties style:vertical-align="top" fo:padding="0cm" fo:border-left="0.5pt solid #000000" fo:border-right="none" fo:border-top="0.5pt solid #000000" fo:border-bottom="none" style:writing-mode="lr-tb"/>
    </style:style>
    <style:style style:name="Table10.F46" style:family="table-cell">
      <style:table-cell-properties style:vertical-align="top" fo:padding="0cm" fo:border-left="0.5pt solid #000000" fo:border-right="none" fo:border-top="0.5pt solid #000000" fo:border-bottom="none" style:writing-mode="lr-tb"/>
    </style:style>
    <style:style style:name="Table10.G46" style:family="table-cell">
      <style:table-cell-properties style:vertical-align="top" fo:padding="0cm" fo:border-left="0.5pt solid #000000" fo:border-right="none" fo:border-top="0.5pt solid #000000" fo:border-bottom="none" style:writing-mode="lr-tb"/>
    </style:style>
    <style:style style:name="Table10.H46" style:family="table-cell">
      <style:table-cell-properties style:vertical-align="top" fo:padding="0cm" fo:border-left="0.5pt solid #000000" fo:border-right="none" fo:border-top="0.5pt solid #000000" fo:border-bottom="none" style:writing-mode="lr-tb"/>
    </style:style>
    <style:style style:name="Table10.I46" style:family="table-cell">
      <style:table-cell-properties style:vertical-align="top" fo:padding="0cm" fo:border-left="0.5pt solid #000000" fo:border-right="none" fo:border-top="0.5pt solid #000000" fo:border-bottom="none" style:writing-mode="lr-tb"/>
    </style:style>
    <style:style style:name="Table10.J46" style:family="table-cell">
      <style:table-cell-properties style:vertical-align="top" fo:padding="0cm" fo:border-left="0.5pt solid #000000" fo:border-right="none" fo:border-top="0.5pt solid #000000" fo:border-bottom="none" style:writing-mode="lr-tb"/>
    </style:style>
    <style:style style:name="Table10.K46" style:family="table-cell">
      <style:table-cell-properties style:vertical-align="top" fo:padding="0cm" fo:border-left="0.5pt solid #000000" fo:border-right="none" fo:border-top="0.5pt solid #000000" fo:border-bottom="none" style:writing-mode="lr-tb"/>
    </style:style>
    <style:style style:name="Table10.L46" style:family="table-cell">
      <style:table-cell-properties style:vertical-align="top" fo:padding="0cm" fo:border-left="0.5pt solid #000000" fo:border-right="0.5pt solid #000000" fo:border-top="0.5pt solid #000000"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none" fo:border-top="none" fo:border-bottom="0.5pt solid #000000" style:writing-mode="lr-tb"/>
    </style:style>
    <style:style style:name="Table10.L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0.5pt solid #000000" fo:border-bottom="none" style:writing-mode="lr-tb"/>
    </style:style>
    <style:style style:name="Table10.C48" style:family="table-cell">
      <style:table-cell-properties style:vertical-align="top" fo:padding="0cm" fo:border-left="0.5pt solid #000000" fo:border-right="none" fo:border-top="0.5pt solid #000000" fo:border-bottom="none" style:writing-mode="lr-tb"/>
    </style:style>
    <style:style style:name="Table10.D48" style:family="table-cell">
      <style:table-cell-properties style:vertical-align="top" fo:padding="0cm" fo:border-left="0.5pt solid #000000" fo:border-right="none" fo:border-top="0.5pt solid #000000" fo:border-bottom="none" style:writing-mode="lr-tb"/>
    </style:style>
    <style:style style:name="Table10.E48" style:family="table-cell">
      <style:table-cell-properties style:vertical-align="top" fo:padding="0cm" fo:border-left="0.5pt solid #000000" fo:border-right="none" fo:border-top="0.5pt solid #000000" fo:border-bottom="none" style:writing-mode="lr-tb"/>
    </style:style>
    <style:style style:name="Table10.F48" style:family="table-cell">
      <style:table-cell-properties style:vertical-align="top" fo:padding="0cm" fo:border-left="0.5pt solid #000000" fo:border-right="none" fo:border-top="0.5pt solid #000000" fo:border-bottom="none" style:writing-mode="lr-tb"/>
    </style:style>
    <style:style style:name="Table10.G48" style:family="table-cell">
      <style:table-cell-properties style:vertical-align="top" fo:padding="0cm" fo:border-left="0.5pt solid #000000" fo:border-right="none" fo:border-top="0.5pt solid #000000" fo:border-bottom="none" style:writing-mode="lr-tb"/>
    </style:style>
    <style:style style:name="Table10.H48" style:family="table-cell">
      <style:table-cell-properties style:vertical-align="top" fo:padding="0cm" fo:border-left="0.5pt solid #000000" fo:border-right="none" fo:border-top="0.5pt solid #000000" fo:border-bottom="none" style:writing-mode="lr-tb"/>
    </style:style>
    <style:style style:name="Table10.I48" style:family="table-cell">
      <style:table-cell-properties style:vertical-align="top" fo:padding="0cm" fo:border-left="0.5pt solid #000000" fo:border-right="none" fo:border-top="0.5pt solid #000000" fo:border-bottom="none" style:writing-mode="lr-tb"/>
    </style:style>
    <style:style style:name="Table10.J48" style:family="table-cell">
      <style:table-cell-properties style:vertical-align="top" fo:padding="0cm" fo:border-left="0.5pt solid #000000" fo:border-right="none" fo:border-top="0.5pt solid #000000" fo:border-bottom="none" style:writing-mode="lr-tb"/>
    </style:style>
    <style:style style:name="Table10.K48" style:family="table-cell">
      <style:table-cell-properties style:vertical-align="top" fo:padding="0cm" fo:border-left="0.5pt solid #000000" fo:border-right="none" fo:border-top="0.5pt solid #000000" fo:border-bottom="none" style:writing-mode="lr-tb"/>
    </style:style>
    <style:style style:name="Table10.L48" style:family="table-cell">
      <style:table-cell-properties style:vertical-align="top" fo:padding="0cm" fo:border-left="0.5pt solid #000000" fo:border-right="0.5pt solid #000000" fo:border-top="0.5pt solid #000000"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none" fo:border-top="none" fo:border-bottom="0.5pt solid #000000" style:writing-mode="lr-tb"/>
    </style:style>
    <style:style style:name="Table10.L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0.5pt solid #000000" fo:border-bottom="none" style:writing-mode="lr-tb"/>
    </style:style>
    <style:style style:name="Table10.C50" style:family="table-cell">
      <style:table-cell-properties style:vertical-align="top" fo:padding="0cm" fo:border-left="0.5pt solid #000000" fo:border-right="none" fo:border-top="0.5pt solid #000000" fo:border-bottom="none" style:writing-mode="lr-tb"/>
    </style:style>
    <style:style style:name="Table10.D50" style:family="table-cell">
      <style:table-cell-properties style:vertical-align="top" fo:padding="0cm" fo:border-left="0.5pt solid #000000" fo:border-right="none" fo:border-top="0.5pt solid #000000" fo:border-bottom="none" style:writing-mode="lr-tb"/>
    </style:style>
    <style:style style:name="Table10.E50" style:family="table-cell">
      <style:table-cell-properties style:vertical-align="top" fo:padding="0cm" fo:border-left="0.5pt solid #000000" fo:border-right="none" fo:border-top="0.5pt solid #000000" fo:border-bottom="none" style:writing-mode="lr-tb"/>
    </style:style>
    <style:style style:name="Table10.F50" style:family="table-cell">
      <style:table-cell-properties style:vertical-align="top" fo:padding="0cm" fo:border-left="0.5pt solid #000000" fo:border-right="none" fo:border-top="0.5pt solid #000000" fo:border-bottom="none" style:writing-mode="lr-tb"/>
    </style:style>
    <style:style style:name="Table10.G50" style:family="table-cell">
      <style:table-cell-properties style:vertical-align="top" fo:padding="0cm" fo:border-left="0.5pt solid #000000" fo:border-right="none" fo:border-top="0.5pt solid #000000" fo:border-bottom="none" style:writing-mode="lr-tb"/>
    </style:style>
    <style:style style:name="Table10.H50" style:family="table-cell">
      <style:table-cell-properties style:vertical-align="top" fo:padding="0cm" fo:border-left="0.5pt solid #000000" fo:border-right="none" fo:border-top="0.5pt solid #000000" fo:border-bottom="none" style:writing-mode="lr-tb"/>
    </style:style>
    <style:style style:name="Table10.I50" style:family="table-cell">
      <style:table-cell-properties style:vertical-align="top" fo:padding="0cm" fo:border-left="0.5pt solid #000000" fo:border-right="none" fo:border-top="0.5pt solid #000000" fo:border-bottom="none" style:writing-mode="lr-tb"/>
    </style:style>
    <style:style style:name="Table10.J50" style:family="table-cell">
      <style:table-cell-properties style:vertical-align="top" fo:padding="0cm" fo:border-left="0.5pt solid #000000" fo:border-right="none" fo:border-top="0.5pt solid #000000" fo:border-bottom="none" style:writing-mode="lr-tb"/>
    </style:style>
    <style:style style:name="Table10.K50" style:family="table-cell">
      <style:table-cell-properties style:vertical-align="top" fo:padding="0cm" fo:border-left="0.5pt solid #000000" fo:border-right="none" fo:border-top="0.5pt solid #000000" fo:border-bottom="none" style:writing-mode="lr-tb"/>
    </style:style>
    <style:style style:name="Table10.L50" style:family="table-cell">
      <style:table-cell-properties style:vertical-align="top" fo:padding="0cm" fo:border-left="0.5pt solid #000000" fo:border-right="0.5pt solid #000000" fo:border-top="0.5pt solid #000000"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none" fo:border-top="none" fo:border-bottom="none" style:writing-mode="lr-tb"/>
    </style:style>
    <style:style style:name="Table10.L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none" fo:border-top="none" fo:border-bottom="none" style:writing-mode="lr-tb"/>
    </style:style>
    <style:style style:name="Table10.L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none" fo:border-top="none" fo:border-bottom="none" style:writing-mode="lr-tb"/>
    </style:style>
    <style:style style:name="Table10.L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none" fo:border-bottom="none" style:writing-mode="lr-tb"/>
    </style:style>
    <style:style style:name="Table10.C60" style:family="table-cell">
      <style:table-cell-properties style:vertical-align="top" fo:padding="0cm" fo:border-left="0.5pt solid #000000" fo:border-right="none" fo:border-top="none" fo:border-bottom="none" style:writing-mode="lr-tb"/>
    </style:style>
    <style:style style:name="Table10.D60" style:family="table-cell">
      <style:table-cell-properties style:vertical-align="top" fo:padding="0cm" fo:border-left="0.5pt solid #000000" fo:border-right="none" fo:border-top="none" fo:border-bottom="none" style:writing-mode="lr-tb"/>
    </style:style>
    <style:style style:name="Table10.E60" style:family="table-cell">
      <style:table-cell-properties style:vertical-align="top" fo:padding="0cm" fo:border-left="0.5pt solid #000000" fo:border-right="none" fo:border-top="none" fo:border-bottom="none" style:writing-mode="lr-tb"/>
    </style:style>
    <style:style style:name="Table10.F60" style:family="table-cell">
      <style:table-cell-properties style:vertical-align="top" fo:padding="0cm" fo:border-left="0.5pt solid #000000" fo:border-right="none" fo:border-top="none" fo:border-bottom="none" style:writing-mode="lr-tb"/>
    </style:style>
    <style:style style:name="Table10.G60" style:family="table-cell">
      <style:table-cell-properties style:vertical-align="top" fo:padding="0cm" fo:border-left="0.5pt solid #000000" fo:border-right="none" fo:border-top="none" fo:border-bottom="none" style:writing-mode="lr-tb"/>
    </style:style>
    <style:style style:name="Table10.H60" style:family="table-cell">
      <style:table-cell-properties style:vertical-align="top" fo:padding="0cm" fo:border-left="0.5pt solid #000000" fo:border-right="none" fo:border-top="none" fo:border-bottom="none" style:writing-mode="lr-tb"/>
    </style:style>
    <style:style style:name="Table10.I60" style:family="table-cell">
      <style:table-cell-properties style:vertical-align="top" fo:padding="0cm" fo:border-left="0.5pt solid #000000" fo:border-right="none" fo:border-top="none" fo:border-bottom="none" style:writing-mode="lr-tb"/>
    </style:style>
    <style:style style:name="Table10.J60" style:family="table-cell">
      <style:table-cell-properties style:vertical-align="top" fo:padding="0cm" fo:border-left="0.5pt solid #000000" fo:border-right="none" fo:border-top="none" fo:border-bottom="none" style:writing-mode="lr-tb"/>
    </style:style>
    <style:style style:name="Table10.K60" style:family="table-cell">
      <style:table-cell-properties style:vertical-align="top" fo:padding="0cm" fo:border-left="0.5pt solid #000000" fo:border-right="none" fo:border-top="none" fo:border-bottom="none" style:writing-mode="lr-tb"/>
    </style:style>
    <style:style style:name="Table10.L60" style:family="table-cell">
      <style:table-cell-properties style:vertical-align="top" fo:padding="0cm" fo:border-left="0.5pt solid #000000" fo:border-right="0.5pt solid #000000" fo:border-top="none" fo:border-bottom="none" style:writing-mode="lr-tb"/>
    </style:style>
    <style:style style:name="Table10.B61" style:family="table-cell">
      <style:table-cell-properties style:vertical-align="top" fo:padding="0cm" fo:border-left="0.5pt solid #000000" fo:border-right="none" fo:border-top="none" fo:border-bottom="0.5pt solid #000000" style:writing-mode="lr-tb"/>
    </style:style>
    <style:style style:name="Table10.C61" style:family="table-cell">
      <style:table-cell-properties style:vertical-align="top" fo:padding="0cm" fo:border-left="0.5pt solid #000000" fo:border-right="none" fo:border-top="none" fo:border-bottom="0.5pt solid #000000" style:writing-mode="lr-tb"/>
    </style:style>
    <style:style style:name="Table10.D61" style:family="table-cell">
      <style:table-cell-properties style:vertical-align="top" fo:padding="0cm" fo:border-left="0.5pt solid #000000" fo:border-right="none" fo:border-top="none" fo:border-bottom="0.5pt solid #000000" style:writing-mode="lr-tb"/>
    </style:style>
    <style:style style:name="Table10.E61" style:family="table-cell">
      <style:table-cell-properties style:vertical-align="top" fo:padding="0cm" fo:border-left="0.5pt solid #000000" fo:border-right="none" fo:border-top="none" fo:border-bottom="0.5pt solid #000000" style:writing-mode="lr-tb"/>
    </style:style>
    <style:style style:name="Table10.F61" style:family="table-cell">
      <style:table-cell-properties style:vertical-align="top" fo:padding="0cm" fo:border-left="0.5pt solid #000000" fo:border-right="none" fo:border-top="none" fo:border-bottom="0.5pt solid #000000" style:writing-mode="lr-tb"/>
    </style:style>
    <style:style style:name="Table10.G61" style:family="table-cell">
      <style:table-cell-properties style:vertical-align="top" fo:padding="0cm" fo:border-left="0.5pt solid #000000" fo:border-right="none" fo:border-top="none" fo:border-bottom="0.5pt solid #000000" style:writing-mode="lr-tb"/>
    </style:style>
    <style:style style:name="Table10.H61" style:family="table-cell">
      <style:table-cell-properties style:vertical-align="top" fo:padding="0cm" fo:border-left="0.5pt solid #000000" fo:border-right="none" fo:border-top="none" fo:border-bottom="0.5pt solid #000000" style:writing-mode="lr-tb"/>
    </style:style>
    <style:style style:name="Table10.I61" style:family="table-cell">
      <style:table-cell-properties style:vertical-align="top" fo:padding="0cm" fo:border-left="0.5pt solid #000000" fo:border-right="none" fo:border-top="none" fo:border-bottom="0.5pt solid #000000" style:writing-mode="lr-tb"/>
    </style:style>
    <style:style style:name="Table10.J61" style:family="table-cell">
      <style:table-cell-properties style:vertical-align="top" fo:padding="0cm" fo:border-left="0.5pt solid #000000" fo:border-right="none" fo:border-top="none" fo:border-bottom="0.5pt solid #000000" style:writing-mode="lr-tb"/>
    </style:style>
    <style:style style:name="Table10.K61" style:family="table-cell">
      <style:table-cell-properties style:vertical-align="top" fo:padding="0cm" fo:border-left="0.5pt solid #000000" fo:border-right="none" fo:border-top="none" fo:border-bottom="0.5pt solid #000000" style:writing-mode="lr-tb"/>
    </style:style>
    <style:style style:name="Table10.L61" style:family="table-cell">
      <style:table-cell-properties style:vertical-align="top" fo:padding="0cm" fo:border-left="0.5pt solid #000000" fo:border-right="0.5pt solid #000000" fo:border-top="none" fo:border-bottom="0.5pt solid #000000" style:writing-mode="lr-tb"/>
    </style:style>
    <style:style style:name="Table10.B62" style:family="table-cell">
      <style:table-cell-properties style:vertical-align="top" fo:padding="0cm" fo:border-left="0.5pt solid #000000" fo:border-right="none" fo:border-top="none" fo:border-bottom="none" style:writing-mode="lr-tb"/>
    </style:style>
    <style:style style:name="Table10.C62" style:family="table-cell">
      <style:table-cell-properties style:vertical-align="top" fo:padding="0cm" fo:border-left="0.5pt solid #000000" fo:border-right="none" fo:border-top="none" fo:border-bottom="none" style:writing-mode="lr-tb"/>
    </style:style>
    <style:style style:name="Table10.D62" style:family="table-cell">
      <style:table-cell-properties style:vertical-align="top" fo:padding="0cm" fo:border-left="0.5pt solid #000000" fo:border-right="none" fo:border-top="none" fo:border-bottom="none" style:writing-mode="lr-tb"/>
    </style:style>
    <style:style style:name="Table10.E62" style:family="table-cell">
      <style:table-cell-properties style:vertical-align="top" fo:padding="0cm" fo:border-left="0.5pt solid #000000" fo:border-right="none" fo:border-top="none" fo:border-bottom="none" style:writing-mode="lr-tb"/>
    </style:style>
    <style:style style:name="Table10.F62" style:family="table-cell">
      <style:table-cell-properties style:vertical-align="top" fo:padding="0cm" fo:border-left="0.5pt solid #000000" fo:border-right="none" fo:border-top="none" fo:border-bottom="none" style:writing-mode="lr-tb"/>
    </style:style>
    <style:style style:name="Table10.G62" style:family="table-cell">
      <style:table-cell-properties style:vertical-align="top" fo:padding="0cm" fo:border-left="0.5pt solid #000000" fo:border-right="none" fo:border-top="none" fo:border-bottom="none" style:writing-mode="lr-tb"/>
    </style:style>
    <style:style style:name="Table10.H62" style:family="table-cell">
      <style:table-cell-properties style:vertical-align="top" fo:padding="0cm" fo:border-left="0.5pt solid #000000" fo:border-right="none" fo:border-top="none" fo:border-bottom="none" style:writing-mode="lr-tb"/>
    </style:style>
    <style:style style:name="Table10.I62" style:family="table-cell">
      <style:table-cell-properties style:vertical-align="top" fo:padding="0cm" fo:border-left="0.5pt solid #000000" fo:border-right="none" fo:border-top="none" fo:border-bottom="none" style:writing-mode="lr-tb"/>
    </style:style>
    <style:style style:name="Table10.J62" style:family="table-cell">
      <style:table-cell-properties style:vertical-align="top" fo:padding="0cm" fo:border-left="0.5pt solid #000000" fo:border-right="none" fo:border-top="none" fo:border-bottom="none" style:writing-mode="lr-tb"/>
    </style:style>
    <style:style style:name="Table10.K62" style:family="table-cell">
      <style:table-cell-properties style:vertical-align="top" fo:padding="0cm" fo:border-left="0.5pt solid #000000" fo:border-right="none" fo:border-top="none" fo:border-bottom="none" style:writing-mode="lr-tb"/>
    </style:style>
    <style:style style:name="Table10.L62" style:family="table-cell">
      <style:table-cell-properties style:vertical-align="top" fo:padding="0cm" fo:border-left="0.5pt solid #000000" fo:border-right="0.5pt solid #000000" fo:border-top="none" fo:border-bottom="none" style:writing-mode="lr-tb"/>
    </style:style>
    <style:style style:name="Table10.B63" style:family="table-cell">
      <style:table-cell-properties style:vertical-align="top" fo:padding="0cm" fo:border-left="0.5pt solid #000000" fo:border-right="none" fo:border-top="none" fo:border-bottom="0.5pt solid #000000" style:writing-mode="lr-tb"/>
    </style:style>
    <style:style style:name="Table10.C63" style:family="table-cell">
      <style:table-cell-properties style:vertical-align="top" fo:padding="0cm" fo:border-left="0.5pt solid #000000" fo:border-right="none" fo:border-top="none" fo:border-bottom="0.5pt solid #000000" style:writing-mode="lr-tb"/>
    </style:style>
    <style:style style:name="Table10.D63" style:family="table-cell">
      <style:table-cell-properties style:vertical-align="top" fo:padding="0cm" fo:border-left="0.5pt solid #000000" fo:border-right="none" fo:border-top="none" fo:border-bottom="0.5pt solid #000000" style:writing-mode="lr-tb"/>
    </style:style>
    <style:style style:name="Table10.E63" style:family="table-cell">
      <style:table-cell-properties style:vertical-align="top" fo:padding="0cm" fo:border-left="0.5pt solid #000000" fo:border-right="none" fo:border-top="none" fo:border-bottom="0.5pt solid #000000" style:writing-mode="lr-tb"/>
    </style:style>
    <style:style style:name="Table10.F63" style:family="table-cell">
      <style:table-cell-properties style:vertical-align="top" fo:padding="0cm" fo:border-left="0.5pt solid #000000" fo:border-right="none" fo:border-top="none" fo:border-bottom="0.5pt solid #000000" style:writing-mode="lr-tb"/>
    </style:style>
    <style:style style:name="Table10.G63" style:family="table-cell">
      <style:table-cell-properties style:vertical-align="top" fo:padding="0cm" fo:border-left="0.5pt solid #000000" fo:border-right="none" fo:border-top="none" fo:border-bottom="0.5pt solid #000000" style:writing-mode="lr-tb"/>
    </style:style>
    <style:style style:name="Table10.H63" style:family="table-cell">
      <style:table-cell-properties style:vertical-align="top" fo:padding="0cm" fo:border-left="0.5pt solid #000000" fo:border-right="none" fo:border-top="none" fo:border-bottom="0.5pt solid #000000" style:writing-mode="lr-tb"/>
    </style:style>
    <style:style style:name="Table10.I63" style:family="table-cell">
      <style:table-cell-properties style:vertical-align="top" fo:padding="0cm" fo:border-left="0.5pt solid #000000" fo:border-right="none" fo:border-top="none" fo:border-bottom="0.5pt solid #000000" style:writing-mode="lr-tb"/>
    </style:style>
    <style:style style:name="Table10.J63" style:family="table-cell">
      <style:table-cell-properties style:vertical-align="top" fo:padding="0cm" fo:border-left="0.5pt solid #000000" fo:border-right="none" fo:border-top="none" fo:border-bottom="0.5pt solid #000000" style:writing-mode="lr-tb"/>
    </style:style>
    <style:style style:name="Table10.K63" style:family="table-cell">
      <style:table-cell-properties style:vertical-align="top" fo:padding="0cm" fo:border-left="0.5pt solid #000000" fo:border-right="none" fo:border-top="none" fo:border-bottom="0.5pt solid #000000" style:writing-mode="lr-tb"/>
    </style:style>
    <style:style style:name="Table10.L63" style:family="table-cell">
      <style:table-cell-properties style:vertical-align="top" fo:padding="0cm" fo:border-left="0.5pt solid #000000" fo:border-right="0.5pt solid #000000" fo:border-top="none" fo:border-bottom="0.5pt solid #000000"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none" fo:border-bottom="none" style:writing-mode="lr-tb"/>
    </style:style>
    <style:style style:name="Table10.C66" style:family="table-cell">
      <style:table-cell-properties style:vertical-align="top" fo:padding="0cm" fo:border-left="0.5pt solid #000000" fo:border-right="none" fo:border-top="none" fo:border-bottom="none" style:writing-mode="lr-tb"/>
    </style:style>
    <style:style style:name="Table10.D66" style:family="table-cell">
      <style:table-cell-properties style:vertical-align="top" fo:padding="0cm" fo:border-left="0.5pt solid #000000" fo:border-right="none" fo:border-top="none" fo:border-bottom="none" style:writing-mode="lr-tb"/>
    </style:style>
    <style:style style:name="Table10.E66" style:family="table-cell">
      <style:table-cell-properties style:vertical-align="top" fo:padding="0cm" fo:border-left="0.5pt solid #000000" fo:border-right="none" fo:border-top="none" fo:border-bottom="none" style:writing-mode="lr-tb"/>
    </style:style>
    <style:style style:name="Table10.F66" style:family="table-cell">
      <style:table-cell-properties style:vertical-align="top" fo:padding="0cm" fo:border-left="0.5pt solid #000000" fo:border-right="none" fo:border-top="none" fo:border-bottom="none" style:writing-mode="lr-tb"/>
    </style:style>
    <style:style style:name="Table10.G66" style:family="table-cell">
      <style:table-cell-properties style:vertical-align="top" fo:padding="0cm" fo:border-left="0.5pt solid #000000" fo:border-right="none" fo:border-top="none" fo:border-bottom="none" style:writing-mode="lr-tb"/>
    </style:style>
    <style:style style:name="Table10.H66" style:family="table-cell">
      <style:table-cell-properties style:vertical-align="top" fo:padding="0cm" fo:border-left="0.5pt solid #000000" fo:border-right="none" fo:border-top="none" fo:border-bottom="none" style:writing-mode="lr-tb"/>
    </style:style>
    <style:style style:name="Table10.I66" style:family="table-cell">
      <style:table-cell-properties style:vertical-align="top" fo:padding="0cm" fo:border-left="0.5pt solid #000000" fo:border-right="none" fo:border-top="none" fo:border-bottom="none" style:writing-mode="lr-tb"/>
    </style:style>
    <style:style style:name="Table10.J66" style:family="table-cell">
      <style:table-cell-properties style:vertical-align="top" fo:padding="0cm" fo:border-left="0.5pt solid #000000" fo:border-right="none" fo:border-top="none" fo:border-bottom="none" style:writing-mode="lr-tb"/>
    </style:style>
    <style:style style:name="Table10.K66" style:family="table-cell">
      <style:table-cell-properties style:vertical-align="top" fo:padding="0cm" fo:border-left="0.5pt solid #000000" fo:border-right="none" fo:border-top="none" fo:border-bottom="none" style:writing-mode="lr-tb"/>
    </style:style>
    <style:style style:name="Table10.L66" style:family="table-cell">
      <style:table-cell-properties style:vertical-align="top" fo:padding="0cm" fo:border-left="0.5pt solid #000000" fo:border-right="0.5pt solid #000000" fo:border-top="none"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0.5pt solid #000000" fo:border-bottom="none" style:writing-mode="lr-tb"/>
    </style:style>
    <style:style style:name="Table10.C70" style:family="table-cell">
      <style:table-cell-properties style:vertical-align="top" fo:padding="0cm" fo:border-left="0.5pt solid #000000" fo:border-right="none" fo:border-top="0.5pt solid #000000" fo:border-bottom="none" style:writing-mode="lr-tb"/>
    </style:style>
    <style:style style:name="Table10.D70" style:family="table-cell">
      <style:table-cell-properties style:vertical-align="top" fo:padding="0cm" fo:border-left="0.5pt solid #000000" fo:border-right="none" fo:border-top="0.5pt solid #000000" fo:border-bottom="none" style:writing-mode="lr-tb"/>
    </style:style>
    <style:style style:name="Table10.E70" style:family="table-cell">
      <style:table-cell-properties style:vertical-align="top" fo:padding="0cm" fo:border-left="0.5pt solid #000000" fo:border-right="none" fo:border-top="0.5pt solid #000000" fo:border-bottom="none" style:writing-mode="lr-tb"/>
    </style:style>
    <style:style style:name="Table10.F70" style:family="table-cell">
      <style:table-cell-properties style:vertical-align="top" fo:padding="0cm" fo:border-left="0.5pt solid #000000" fo:border-right="none" fo:border-top="0.5pt solid #000000" fo:border-bottom="none" style:writing-mode="lr-tb"/>
    </style:style>
    <style:style style:name="Table10.G70" style:family="table-cell">
      <style:table-cell-properties style:vertical-align="top" fo:padding="0cm" fo:border-left="0.5pt solid #000000" fo:border-right="none" fo:border-top="0.5pt solid #000000" fo:border-bottom="none" style:writing-mode="lr-tb"/>
    </style:style>
    <style:style style:name="Table10.H70" style:family="table-cell">
      <style:table-cell-properties style:vertical-align="top" fo:padding="0cm" fo:border-left="0.5pt solid #000000" fo:border-right="none" fo:border-top="0.5pt solid #000000" fo:border-bottom="none" style:writing-mode="lr-tb"/>
    </style:style>
    <style:style style:name="Table10.I70" style:family="table-cell">
      <style:table-cell-properties style:vertical-align="top" fo:padding="0cm" fo:border-left="0.5pt solid #000000" fo:border-right="none" fo:border-top="0.5pt solid #000000" fo:border-bottom="none" style:writing-mode="lr-tb"/>
    </style:style>
    <style:style style:name="Table10.J70" style:family="table-cell">
      <style:table-cell-properties style:vertical-align="top" fo:padding="0cm" fo:border-left="0.5pt solid #000000" fo:border-right="none" fo:border-top="0.5pt solid #000000" fo:border-bottom="none" style:writing-mode="lr-tb"/>
    </style:style>
    <style:style style:name="Table10.K70" style:family="table-cell">
      <style:table-cell-properties style:vertical-align="top" fo:padding="0cm" fo:border-left="0.5pt solid #000000" fo:border-right="none" fo:border-top="0.5pt solid #000000" fo:border-bottom="none" style:writing-mode="lr-tb"/>
    </style:style>
    <style:style style:name="Table10.L70" style:family="table-cell">
      <style:table-cell-properties style:vertical-align="top" fo:padding="0cm" fo:border-left="0.5pt solid #000000" fo:border-right="0.5pt solid #000000" fo:border-top="0.5pt solid #000000" fo:border-bottom="none" style:writing-mode="lr-tb"/>
    </style:style>
    <style:style style:name="Table10.B71" style:family="table-cell">
      <style:table-cell-properties style:vertical-align="top" fo:padding="0cm" fo:border-left="0.5pt solid #000000" fo:border-right="none" fo:border-top="none" fo:border-bottom="none" style:writing-mode="lr-tb"/>
    </style:style>
    <style:style style:name="Table10.C71" style:family="table-cell">
      <style:table-cell-properties style:vertical-align="top" fo:padding="0cm" fo:border-left="0.5pt solid #000000" fo:border-right="none" fo:border-top="none" fo:border-bottom="none" style:writing-mode="lr-tb"/>
    </style:style>
    <style:style style:name="Table10.D71" style:family="table-cell">
      <style:table-cell-properties style:vertical-align="top" fo:padding="0cm" fo:border-left="0.5pt solid #000000" fo:border-right="none" fo:border-top="none" fo:border-bottom="none" style:writing-mode="lr-tb"/>
    </style:style>
    <style:style style:name="Table10.E71" style:family="table-cell">
      <style:table-cell-properties style:vertical-align="top" fo:padding="0cm" fo:border-left="0.5pt solid #000000" fo:border-right="none" fo:border-top="none" fo:border-bottom="none" style:writing-mode="lr-tb"/>
    </style:style>
    <style:style style:name="Table10.F71" style:family="table-cell">
      <style:table-cell-properties style:vertical-align="top" fo:padding="0cm" fo:border-left="0.5pt solid #000000" fo:border-right="none" fo:border-top="none" fo:border-bottom="none" style:writing-mode="lr-tb"/>
    </style:style>
    <style:style style:name="Table10.G71" style:family="table-cell">
      <style:table-cell-properties style:vertical-align="top" fo:padding="0cm" fo:border-left="0.5pt solid #000000" fo:border-right="none" fo:border-top="none" fo:border-bottom="none" style:writing-mode="lr-tb"/>
    </style:style>
    <style:style style:name="Table10.H71" style:family="table-cell">
      <style:table-cell-properties style:vertical-align="top" fo:padding="0cm" fo:border-left="0.5pt solid #000000" fo:border-right="none" fo:border-top="none" fo:border-bottom="none" style:writing-mode="lr-tb"/>
    </style:style>
    <style:style style:name="Table10.I71" style:family="table-cell">
      <style:table-cell-properties style:vertical-align="top" fo:padding="0cm" fo:border-left="0.5pt solid #000000" fo:border-right="none" fo:border-top="none" fo:border-bottom="none" style:writing-mode="lr-tb"/>
    </style:style>
    <style:style style:name="Table10.J71" style:family="table-cell">
      <style:table-cell-properties style:vertical-align="top" fo:padding="0cm" fo:border-left="0.5pt solid #000000" fo:border-right="none" fo:border-top="none" fo:border-bottom="none" style:writing-mode="lr-tb"/>
    </style:style>
    <style:style style:name="Table10.K71" style:family="table-cell">
      <style:table-cell-properties style:vertical-align="top" fo:padding="0cm" fo:border-left="0.5pt solid #000000" fo:border-right="none" fo:border-top="none" fo:border-bottom="none" style:writing-mode="lr-tb"/>
    </style:style>
    <style:style style:name="Table10.L71" style:family="table-cell">
      <style:table-cell-properties style:vertical-align="top" fo:padding="0cm" fo:border-left="0.5pt solid #000000" fo:border-right="0.5pt solid #000000" fo:border-top="none" fo:border-bottom="none" style:writing-mode="lr-tb"/>
    </style:style>
    <style:style style:name="Table10.B72" style:family="table-cell">
      <style:table-cell-properties style:vertical-align="top" fo:padding="0cm" fo:border-left="0.5pt solid #000000" fo:border-right="none" fo:border-top="none" fo:border-bottom="0.5pt solid #000000" style:writing-mode="lr-tb"/>
    </style:style>
    <style:style style:name="Table10.C72" style:family="table-cell">
      <style:table-cell-properties style:vertical-align="top" fo:padding="0cm" fo:border-left="0.5pt solid #000000" fo:border-right="none" fo:border-top="none" fo:border-bottom="0.5pt solid #000000" style:writing-mode="lr-tb"/>
    </style:style>
    <style:style style:name="Table10.D72" style:family="table-cell">
      <style:table-cell-properties style:vertical-align="top" fo:padding="0cm" fo:border-left="0.5pt solid #000000" fo:border-right="none" fo:border-top="none" fo:border-bottom="0.5pt solid #000000" style:writing-mode="lr-tb"/>
    </style:style>
    <style:style style:name="Table10.E72" style:family="table-cell">
      <style:table-cell-properties style:vertical-align="top" fo:padding="0cm" fo:border-left="0.5pt solid #000000" fo:border-right="none" fo:border-top="none" fo:border-bottom="0.5pt solid #000000" style:writing-mode="lr-tb"/>
    </style:style>
    <style:style style:name="Table10.F72" style:family="table-cell">
      <style:table-cell-properties style:vertical-align="top" fo:padding="0cm" fo:border-left="0.5pt solid #000000" fo:border-right="none" fo:border-top="none" fo:border-bottom="0.5pt solid #000000" style:writing-mode="lr-tb"/>
    </style:style>
    <style:style style:name="Table10.G72" style:family="table-cell">
      <style:table-cell-properties style:vertical-align="top" fo:padding="0cm" fo:border-left="0.5pt solid #000000" fo:border-right="none" fo:border-top="none" fo:border-bottom="0.5pt solid #000000" style:writing-mode="lr-tb"/>
    </style:style>
    <style:style style:name="Table10.H72" style:family="table-cell">
      <style:table-cell-properties style:vertical-align="top" fo:padding="0cm" fo:border-left="0.5pt solid #000000" fo:border-right="none" fo:border-top="none" fo:border-bottom="0.5pt solid #000000" style:writing-mode="lr-tb"/>
    </style:style>
    <style:style style:name="Table10.I72" style:family="table-cell">
      <style:table-cell-properties style:vertical-align="top" fo:padding="0cm" fo:border-left="0.5pt solid #000000" fo:border-right="none" fo:border-top="none" fo:border-bottom="0.5pt solid #000000" style:writing-mode="lr-tb"/>
    </style:style>
    <style:style style:name="Table10.J72" style:family="table-cell">
      <style:table-cell-properties style:vertical-align="top" fo:padding="0cm" fo:border-left="0.5pt solid #000000" fo:border-right="none" fo:border-top="none" fo:border-bottom="0.5pt solid #000000" style:writing-mode="lr-tb"/>
    </style:style>
    <style:style style:name="Table10.K72" style:family="table-cell">
      <style:table-cell-properties style:vertical-align="top" fo:padding="0cm" fo:border-left="0.5pt solid #000000" fo:border-right="none" fo:border-top="none" fo:border-bottom="0.5pt solid #000000" style:writing-mode="lr-tb"/>
    </style:style>
    <style:style style:name="Table10.L72" style:family="table-cell">
      <style:table-cell-properties style:vertical-align="top" fo:padding="0cm" fo:border-left="0.5pt solid #000000" fo:border-right="0.5pt solid #000000" fo:border-top="none" fo:border-bottom="0.5pt solid #000000" style:writing-mode="lr-tb"/>
    </style:style>
    <style:style style:name="Table10.B73" style:family="table-cell">
      <style:table-cell-properties style:vertical-align="top" fo:padding="0cm" fo:border-left="0.5pt solid #000000" fo:border-right="none" fo:border-top="0.5pt solid #000000" fo:border-bottom="none" style:writing-mode="lr-tb"/>
    </style:style>
    <style:style style:name="Table10.C73" style:family="table-cell">
      <style:table-cell-properties style:vertical-align="top" fo:padding="0cm" fo:border-left="0.5pt solid #000000" fo:border-right="none" fo:border-top="0.5pt solid #000000" fo:border-bottom="none" style:writing-mode="lr-tb"/>
    </style:style>
    <style:style style:name="Table10.D73" style:family="table-cell">
      <style:table-cell-properties style:vertical-align="top" fo:padding="0cm" fo:border-left="0.5pt solid #000000" fo:border-right="none" fo:border-top="0.5pt solid #000000" fo:border-bottom="none" style:writing-mode="lr-tb"/>
    </style:style>
    <style:style style:name="Table10.E73" style:family="table-cell">
      <style:table-cell-properties style:vertical-align="top" fo:padding="0cm" fo:border-left="0.5pt solid #000000" fo:border-right="none" fo:border-top="0.5pt solid #000000" fo:border-bottom="none" style:writing-mode="lr-tb"/>
    </style:style>
    <style:style style:name="Table10.F73" style:family="table-cell">
      <style:table-cell-properties style:vertical-align="top" fo:padding="0cm" fo:border-left="0.5pt solid #000000" fo:border-right="none" fo:border-top="0.5pt solid #000000" fo:border-bottom="none" style:writing-mode="lr-tb"/>
    </style:style>
    <style:style style:name="Table10.G73" style:family="table-cell">
      <style:table-cell-properties style:vertical-align="top" fo:padding="0cm" fo:border-left="0.5pt solid #000000" fo:border-right="none" fo:border-top="0.5pt solid #000000" fo:border-bottom="none" style:writing-mode="lr-tb"/>
    </style:style>
    <style:style style:name="Table10.H73" style:family="table-cell">
      <style:table-cell-properties style:vertical-align="top" fo:padding="0cm" fo:border-left="0.5pt solid #000000" fo:border-right="none" fo:border-top="0.5pt solid #000000" fo:border-bottom="none" style:writing-mode="lr-tb"/>
    </style:style>
    <style:style style:name="Table10.I73" style:family="table-cell">
      <style:table-cell-properties style:vertical-align="top" fo:padding="0cm" fo:border-left="0.5pt solid #000000" fo:border-right="none" fo:border-top="0.5pt solid #000000" fo:border-bottom="none" style:writing-mode="lr-tb"/>
    </style:style>
    <style:style style:name="Table10.J73" style:family="table-cell">
      <style:table-cell-properties style:vertical-align="top" fo:padding="0cm" fo:border-left="0.5pt solid #000000" fo:border-right="none" fo:border-top="0.5pt solid #000000" fo:border-bottom="none" style:writing-mode="lr-tb"/>
    </style:style>
    <style:style style:name="Table10.K73" style:family="table-cell">
      <style:table-cell-properties style:vertical-align="top" fo:padding="0cm" fo:border-left="0.5pt solid #000000" fo:border-right="none" fo:border-top="0.5pt solid #000000" fo:border-bottom="none" style:writing-mode="lr-tb"/>
    </style:style>
    <style:style style:name="Table10.L73" style:family="table-cell">
      <style:table-cell-properties style:vertical-align="top" fo:padding="0cm" fo:border-left="0.5pt solid #000000" fo:border-right="0.5pt solid #000000" fo:border-top="0.5pt solid #000000" fo:border-bottom="none"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0.5pt solid #000000" fo:border-bottom="none" style:writing-mode="lr-tb"/>
    </style:style>
    <style:style style:name="Table10.C76" style:family="table-cell">
      <style:table-cell-properties style:vertical-align="top" fo:padding="0cm" fo:border-left="0.5pt solid #000000" fo:border-right="none" fo:border-top="0.5pt solid #000000" fo:border-bottom="none" style:writing-mode="lr-tb"/>
    </style:style>
    <style:style style:name="Table10.D76" style:family="table-cell">
      <style:table-cell-properties style:vertical-align="top" fo:padding="0cm" fo:border-left="0.5pt solid #000000" fo:border-right="none" fo:border-top="0.5pt solid #000000" fo:border-bottom="none" style:writing-mode="lr-tb"/>
    </style:style>
    <style:style style:name="Table10.E76" style:family="table-cell">
      <style:table-cell-properties style:vertical-align="top" fo:padding="0cm" fo:border-left="0.5pt solid #000000" fo:border-right="none" fo:border-top="0.5pt solid #000000" fo:border-bottom="none" style:writing-mode="lr-tb"/>
    </style:style>
    <style:style style:name="Table10.F76" style:family="table-cell">
      <style:table-cell-properties style:vertical-align="top" fo:padding="0cm" fo:border-left="0.5pt solid #000000" fo:border-right="none" fo:border-top="0.5pt solid #000000" fo:border-bottom="none" style:writing-mode="lr-tb"/>
    </style:style>
    <style:style style:name="Table10.G76" style:family="table-cell">
      <style:table-cell-properties style:vertical-align="top" fo:padding="0cm" fo:border-left="0.5pt solid #000000" fo:border-right="none" fo:border-top="0.5pt solid #000000" fo:border-bottom="none" style:writing-mode="lr-tb"/>
    </style:style>
    <style:style style:name="Table10.H76" style:family="table-cell">
      <style:table-cell-properties style:vertical-align="top" fo:padding="0cm" fo:border-left="0.5pt solid #000000" fo:border-right="none" fo:border-top="0.5pt solid #000000" fo:border-bottom="none" style:writing-mode="lr-tb"/>
    </style:style>
    <style:style style:name="Table10.I76" style:family="table-cell">
      <style:table-cell-properties style:vertical-align="top" fo:padding="0cm" fo:border-left="0.5pt solid #000000" fo:border-right="none" fo:border-top="0.5pt solid #000000" fo:border-bottom="none" style:writing-mode="lr-tb"/>
    </style:style>
    <style:style style:name="Table10.J76" style:family="table-cell">
      <style:table-cell-properties style:vertical-align="top" fo:padding="0cm" fo:border-left="0.5pt solid #000000" fo:border-right="none" fo:border-top="0.5pt solid #000000" fo:border-bottom="none" style:writing-mode="lr-tb"/>
    </style:style>
    <style:style style:name="Table10.K76" style:family="table-cell">
      <style:table-cell-properties style:vertical-align="top" fo:padding="0cm" fo:border-left="0.5pt solid #000000" fo:border-right="none" fo:border-top="0.5pt solid #000000" fo:border-bottom="none" style:writing-mode="lr-tb"/>
    </style:style>
    <style:style style:name="Table10.L76" style:family="table-cell">
      <style:table-cell-properties style:vertical-align="top" fo:padding="0cm" fo:border-left="0.5pt solid #000000" fo:border-right="0.5pt solid #000000" fo:border-top="0.5pt solid #000000"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none" fo:border-top="none" fo:border-bottom="0.5pt solid #000000" style:writing-mode="lr-tb"/>
    </style:style>
    <style:style style:name="Table10.L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none" fo:border-bottom="none" style:writing-mode="lr-tb"/>
    </style:style>
    <style:style style:name="Table10.C78" style:family="table-cell">
      <style:table-cell-properties style:vertical-align="top" fo:padding="0cm" fo:border-left="0.5pt solid #000000" fo:border-right="none" fo:border-top="none" fo:border-bottom="none" style:writing-mode="lr-tb"/>
    </style:style>
    <style:style style:name="Table10.D78" style:family="table-cell">
      <style:table-cell-properties style:vertical-align="top" fo:padding="0cm" fo:border-left="0.5pt solid #000000" fo:border-right="none" fo:border-top="none" fo:border-bottom="none" style:writing-mode="lr-tb"/>
    </style:style>
    <style:style style:name="Table10.E78" style:family="table-cell">
      <style:table-cell-properties style:vertical-align="top" fo:padding="0cm" fo:border-left="0.5pt solid #000000" fo:border-right="none" fo:border-top="none" fo:border-bottom="none" style:writing-mode="lr-tb"/>
    </style:style>
    <style:style style:name="Table10.F78" style:family="table-cell">
      <style:table-cell-properties style:vertical-align="top" fo:padding="0cm" fo:border-left="0.5pt solid #000000" fo:border-right="none" fo:border-top="none" fo:border-bottom="none" style:writing-mode="lr-tb"/>
    </style:style>
    <style:style style:name="Table10.G78" style:family="table-cell">
      <style:table-cell-properties style:vertical-align="top" fo:padding="0cm" fo:border-left="0.5pt solid #000000" fo:border-right="none" fo:border-top="none" fo:border-bottom="none" style:writing-mode="lr-tb"/>
    </style:style>
    <style:style style:name="Table10.H78" style:family="table-cell">
      <style:table-cell-properties style:vertical-align="top" fo:padding="0cm" fo:border-left="0.5pt solid #000000" fo:border-right="none" fo:border-top="none" fo:border-bottom="none" style:writing-mode="lr-tb"/>
    </style:style>
    <style:style style:name="Table10.I78" style:family="table-cell">
      <style:table-cell-properties style:vertical-align="top" fo:padding="0cm" fo:border-left="0.5pt solid #000000" fo:border-right="none" fo:border-top="none" fo:border-bottom="none" style:writing-mode="lr-tb"/>
    </style:style>
    <style:style style:name="Table10.J78" style:family="table-cell">
      <style:table-cell-properties style:vertical-align="top" fo:padding="0cm" fo:border-left="0.5pt solid #000000" fo:border-right="none" fo:border-top="none" fo:border-bottom="none" style:writing-mode="lr-tb"/>
    </style:style>
    <style:style style:name="Table10.K78" style:family="table-cell">
      <style:table-cell-properties style:vertical-align="top" fo:padding="0cm" fo:border-left="0.5pt solid #000000" fo:border-right="none" fo:border-top="none" fo:border-bottom="none" style:writing-mode="lr-tb"/>
    </style:style>
    <style:style style:name="Table10.L78" style:family="table-cell">
      <style:table-cell-properties style:vertical-align="top" fo:padding="0cm" fo:border-left="0.5pt solid #000000" fo:border-right="0.5pt solid #000000" fo:border-top="none"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none" fo:border-top="none" fo:border-bottom="0.5pt solid #000000" style:writing-mode="lr-tb"/>
    </style:style>
    <style:style style:name="Table10.L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none" fo:border-bottom="none" style:writing-mode="lr-tb"/>
    </style:style>
    <style:style style:name="Table10.C80" style:family="table-cell">
      <style:table-cell-properties style:vertical-align="top" fo:padding="0cm" fo:border-left="0.5pt solid #000000" fo:border-right="none" fo:border-top="none" fo:border-bottom="none" style:writing-mode="lr-tb"/>
    </style:style>
    <style:style style:name="Table10.D80" style:family="table-cell">
      <style:table-cell-properties style:vertical-align="top" fo:padding="0cm" fo:border-left="0.5pt solid #000000" fo:border-right="none" fo:border-top="none" fo:border-bottom="none" style:writing-mode="lr-tb"/>
    </style:style>
    <style:style style:name="Table10.E80" style:family="table-cell">
      <style:table-cell-properties style:vertical-align="top" fo:padding="0cm" fo:border-left="0.5pt solid #000000" fo:border-right="none" fo:border-top="none" fo:border-bottom="none" style:writing-mode="lr-tb"/>
    </style:style>
    <style:style style:name="Table10.F80" style:family="table-cell">
      <style:table-cell-properties style:vertical-align="top" fo:padding="0cm" fo:border-left="0.5pt solid #000000" fo:border-right="none" fo:border-top="none" fo:border-bottom="none" style:writing-mode="lr-tb"/>
    </style:style>
    <style:style style:name="Table10.G80" style:family="table-cell">
      <style:table-cell-properties style:vertical-align="top" fo:padding="0cm" fo:border-left="0.5pt solid #000000" fo:border-right="none" fo:border-top="none" fo:border-bottom="none" style:writing-mode="lr-tb"/>
    </style:style>
    <style:style style:name="Table10.H80" style:family="table-cell">
      <style:table-cell-properties style:vertical-align="top" fo:padding="0cm" fo:border-left="0.5pt solid #000000" fo:border-right="none" fo:border-top="none" fo:border-bottom="none" style:writing-mode="lr-tb"/>
    </style:style>
    <style:style style:name="Table10.I80" style:family="table-cell">
      <style:table-cell-properties style:vertical-align="top" fo:padding="0cm" fo:border-left="0.5pt solid #000000" fo:border-right="none" fo:border-top="none" fo:border-bottom="none" style:writing-mode="lr-tb"/>
    </style:style>
    <style:style style:name="Table10.J80" style:family="table-cell">
      <style:table-cell-properties style:vertical-align="top" fo:padding="0cm" fo:border-left="0.5pt solid #000000" fo:border-right="none" fo:border-top="none" fo:border-bottom="none" style:writing-mode="lr-tb"/>
    </style:style>
    <style:style style:name="Table10.K80" style:family="table-cell">
      <style:table-cell-properties style:vertical-align="top" fo:padding="0cm" fo:border-left="0.5pt solid #000000" fo:border-right="none" fo:border-top="none" fo:border-bottom="none" style:writing-mode="lr-tb"/>
    </style:style>
    <style:style style:name="Table10.L80" style:family="table-cell">
      <style:table-cell-properties style:vertical-align="top" fo:padding="0cm" fo:border-left="0.5pt solid #000000" fo:border-right="0.5pt solid #000000" fo:border-top="none"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10.B82" style:family="table-cell">
      <style:table-cell-properties style:vertical-align="top" fo:padding="0cm" fo:border-left="0.5pt solid #000000" fo:border-right="none" fo:border-top="none" fo:border-bottom="none" style:writing-mode="lr-tb"/>
    </style:style>
    <style:style style:name="Table10.C82" style:family="table-cell">
      <style:table-cell-properties style:vertical-align="top" fo:padding="0cm" fo:border-left="0.5pt solid #000000" fo:border-right="none" fo:border-top="none" fo:border-bottom="none" style:writing-mode="lr-tb"/>
    </style:style>
    <style:style style:name="Table10.D82" style:family="table-cell">
      <style:table-cell-properties style:vertical-align="top" fo:padding="0cm" fo:border-left="0.5pt solid #000000" fo:border-right="none" fo:border-top="none" fo:border-bottom="none" style:writing-mode="lr-tb"/>
    </style:style>
    <style:style style:name="Table10.E82" style:family="table-cell">
      <style:table-cell-properties style:vertical-align="top" fo:padding="0cm" fo:border-left="0.5pt solid #000000" fo:border-right="none" fo:border-top="none" fo:border-bottom="none" style:writing-mode="lr-tb"/>
    </style:style>
    <style:style style:name="Table10.F82" style:family="table-cell">
      <style:table-cell-properties style:vertical-align="top" fo:padding="0cm" fo:border-left="0.5pt solid #000000" fo:border-right="none" fo:border-top="none" fo:border-bottom="none" style:writing-mode="lr-tb"/>
    </style:style>
    <style:style style:name="Table10.G82" style:family="table-cell">
      <style:table-cell-properties style:vertical-align="top" fo:padding="0cm" fo:border-left="0.5pt solid #000000" fo:border-right="none" fo:border-top="none" fo:border-bottom="none" style:writing-mode="lr-tb"/>
    </style:style>
    <style:style style:name="Table10.H82" style:family="table-cell">
      <style:table-cell-properties style:vertical-align="top" fo:padding="0cm" fo:border-left="0.5pt solid #000000" fo:border-right="none" fo:border-top="none" fo:border-bottom="none" style:writing-mode="lr-tb"/>
    </style:style>
    <style:style style:name="Table10.I82" style:family="table-cell">
      <style:table-cell-properties style:vertical-align="top" fo:padding="0cm" fo:border-left="0.5pt solid #000000" fo:border-right="none" fo:border-top="none" fo:border-bottom="none" style:writing-mode="lr-tb"/>
    </style:style>
    <style:style style:name="Table10.J82" style:family="table-cell">
      <style:table-cell-properties style:vertical-align="top" fo:padding="0cm" fo:border-left="0.5pt solid #000000" fo:border-right="none" fo:border-top="none" fo:border-bottom="none" style:writing-mode="lr-tb"/>
    </style:style>
    <style:style style:name="Table10.K82" style:family="table-cell">
      <style:table-cell-properties style:vertical-align="top" fo:padding="0cm" fo:border-left="0.5pt solid #000000" fo:border-right="none" fo:border-top="none" fo:border-bottom="none" style:writing-mode="lr-tb"/>
    </style:style>
    <style:style style:name="Table10.L82" style:family="table-cell">
      <style:table-cell-properties style:vertical-align="top" fo:padding="0cm" fo:border-left="0.5pt solid #000000" fo:border-right="0.5pt solid #000000" fo:border-top="none" fo:border-bottom="none" style:writing-mode="lr-tb"/>
    </style:style>
    <style:style style:name="Table10.B83" style:family="table-cell">
      <style:table-cell-properties style:vertical-align="top" fo:padding="0cm" fo:border-left="0.5pt solid #000000" fo:border-right="none" fo:border-top="none" fo:border-bottom="0.5pt solid #000000" style:writing-mode="lr-tb"/>
    </style:style>
    <style:style style:name="Table10.C83" style:family="table-cell">
      <style:table-cell-properties style:vertical-align="top" fo:padding="0cm" fo:border-left="0.5pt solid #000000" fo:border-right="none" fo:border-top="none" fo:border-bottom="0.5pt solid #000000" style:writing-mode="lr-tb"/>
    </style:style>
    <style:style style:name="Table10.D83" style:family="table-cell">
      <style:table-cell-properties style:vertical-align="top" fo:padding="0cm" fo:border-left="0.5pt solid #000000" fo:border-right="none" fo:border-top="none" fo:border-bottom="0.5pt solid #000000" style:writing-mode="lr-tb"/>
    </style:style>
    <style:style style:name="Table10.E83" style:family="table-cell">
      <style:table-cell-properties style:vertical-align="top" fo:padding="0cm" fo:border-left="0.5pt solid #000000" fo:border-right="none" fo:border-top="none" fo:border-bottom="0.5pt solid #000000" style:writing-mode="lr-tb"/>
    </style:style>
    <style:style style:name="Table10.F83" style:family="table-cell">
      <style:table-cell-properties style:vertical-align="top" fo:padding="0cm" fo:border-left="0.5pt solid #000000" fo:border-right="none" fo:border-top="none" fo:border-bottom="0.5pt solid #000000" style:writing-mode="lr-tb"/>
    </style:style>
    <style:style style:name="Table10.G83" style:family="table-cell">
      <style:table-cell-properties style:vertical-align="top" fo:padding="0cm" fo:border-left="0.5pt solid #000000" fo:border-right="none" fo:border-top="none" fo:border-bottom="0.5pt solid #000000" style:writing-mode="lr-tb"/>
    </style:style>
    <style:style style:name="Table10.H83" style:family="table-cell">
      <style:table-cell-properties style:vertical-align="top" fo:padding="0cm" fo:border-left="0.5pt solid #000000" fo:border-right="none" fo:border-top="none" fo:border-bottom="0.5pt solid #000000" style:writing-mode="lr-tb"/>
    </style:style>
    <style:style style:name="Table10.I83" style:family="table-cell">
      <style:table-cell-properties style:vertical-align="top" fo:padding="0cm" fo:border-left="0.5pt solid #000000" fo:border-right="none" fo:border-top="none" fo:border-bottom="0.5pt solid #000000" style:writing-mode="lr-tb"/>
    </style:style>
    <style:style style:name="Table10.J83" style:family="table-cell">
      <style:table-cell-properties style:vertical-align="top" fo:padding="0cm" fo:border-left="0.5pt solid #000000" fo:border-right="none" fo:border-top="none" fo:border-bottom="0.5pt solid #000000" style:writing-mode="lr-tb"/>
    </style:style>
    <style:style style:name="Table10.K83" style:family="table-cell">
      <style:table-cell-properties style:vertical-align="top" fo:padding="0cm" fo:border-left="0.5pt solid #000000" fo:border-right="none" fo:border-top="none" fo:border-bottom="0.5pt solid #000000" style:writing-mode="lr-tb"/>
    </style:style>
    <style:style style:name="Table10.L83" style:family="table-cell">
      <style:table-cell-properties style:vertical-align="top" fo:padding="0cm" fo:border-left="0.5pt solid #000000" fo:border-right="0.5pt solid #000000" fo:border-top="none" fo:border-bottom="0.5pt solid #000000" style:writing-mode="lr-tb"/>
    </style:style>
    <style:style style:name="Table10.B84" style:family="table-cell">
      <style:table-cell-properties style:vertical-align="top" fo:padding="0cm" fo:border-left="0.5pt solid #000000" fo:border-right="none" fo:border-top="none" fo:border-bottom="none" style:writing-mode="lr-tb"/>
    </style:style>
    <style:style style:name="Table10.C84" style:family="table-cell">
      <style:table-cell-properties style:vertical-align="top" fo:padding="0cm" fo:border-left="0.5pt solid #000000" fo:border-right="none" fo:border-top="none" fo:border-bottom="none" style:writing-mode="lr-tb"/>
    </style:style>
    <style:style style:name="Table10.D84" style:family="table-cell">
      <style:table-cell-properties style:vertical-align="top" fo:padding="0cm" fo:border-left="0.5pt solid #000000" fo:border-right="none" fo:border-top="none" fo:border-bottom="none" style:writing-mode="lr-tb"/>
    </style:style>
    <style:style style:name="Table10.E84" style:family="table-cell">
      <style:table-cell-properties style:vertical-align="top" fo:padding="0cm" fo:border-left="0.5pt solid #000000" fo:border-right="none" fo:border-top="none" fo:border-bottom="none" style:writing-mode="lr-tb"/>
    </style:style>
    <style:style style:name="Table10.F84" style:family="table-cell">
      <style:table-cell-properties style:vertical-align="top" fo:padding="0cm" fo:border-left="0.5pt solid #000000" fo:border-right="none" fo:border-top="none" fo:border-bottom="none" style:writing-mode="lr-tb"/>
    </style:style>
    <style:style style:name="Table10.G84" style:family="table-cell">
      <style:table-cell-properties style:vertical-align="top" fo:padding="0cm" fo:border-left="0.5pt solid #000000" fo:border-right="none" fo:border-top="none" fo:border-bottom="none" style:writing-mode="lr-tb"/>
    </style:style>
    <style:style style:name="Table10.H84" style:family="table-cell">
      <style:table-cell-properties style:vertical-align="top" fo:padding="0cm" fo:border-left="0.5pt solid #000000" fo:border-right="none" fo:border-top="none" fo:border-bottom="none" style:writing-mode="lr-tb"/>
    </style:style>
    <style:style style:name="Table10.I84" style:family="table-cell">
      <style:table-cell-properties style:vertical-align="top" fo:padding="0cm" fo:border-left="0.5pt solid #000000" fo:border-right="none" fo:border-top="none" fo:border-bottom="none" style:writing-mode="lr-tb"/>
    </style:style>
    <style:style style:name="Table10.J84" style:family="table-cell">
      <style:table-cell-properties style:vertical-align="top" fo:padding="0cm" fo:border-left="0.5pt solid #000000" fo:border-right="none" fo:border-top="none" fo:border-bottom="none" style:writing-mode="lr-tb"/>
    </style:style>
    <style:style style:name="Table10.K84" style:family="table-cell">
      <style:table-cell-properties style:vertical-align="top" fo:padding="0cm" fo:border-left="0.5pt solid #000000" fo:border-right="none" fo:border-top="none" fo:border-bottom="none" style:writing-mode="lr-tb"/>
    </style:style>
    <style:style style:name="Table10.L84" style:family="table-cell">
      <style:table-cell-properties style:vertical-align="top" fo:padding="0cm" fo:border-left="0.5pt solid #000000" fo:border-right="0.5pt solid #000000" fo:border-top="none" fo:border-bottom="none" style:writing-mode="lr-tb"/>
    </style:style>
    <style:style style:name="Table10.B85" style:family="table-cell">
      <style:table-cell-properties style:vertical-align="top" fo:padding="0cm" fo:border-left="0.5pt solid #000000" fo:border-right="none" fo:border-top="none" fo:border-bottom="0.5pt solid #000000" style:writing-mode="lr-tb"/>
    </style:style>
    <style:style style:name="Table10.C85" style:family="table-cell">
      <style:table-cell-properties style:vertical-align="top" fo:padding="0cm" fo:border-left="0.5pt solid #000000" fo:border-right="none" fo:border-top="none" fo:border-bottom="0.5pt solid #000000" style:writing-mode="lr-tb"/>
    </style:style>
    <style:style style:name="Table10.D85" style:family="table-cell">
      <style:table-cell-properties style:vertical-align="top" fo:padding="0cm" fo:border-left="0.5pt solid #000000" fo:border-right="none" fo:border-top="none" fo:border-bottom="0.5pt solid #000000" style:writing-mode="lr-tb"/>
    </style:style>
    <style:style style:name="Table10.E85" style:family="table-cell">
      <style:table-cell-properties style:vertical-align="top" fo:padding="0cm" fo:border-left="0.5pt solid #000000" fo:border-right="none" fo:border-top="none" fo:border-bottom="0.5pt solid #000000" style:writing-mode="lr-tb"/>
    </style:style>
    <style:style style:name="Table10.F85" style:family="table-cell">
      <style:table-cell-properties style:vertical-align="top" fo:padding="0cm" fo:border-left="0.5pt solid #000000" fo:border-right="none" fo:border-top="none" fo:border-bottom="0.5pt solid #000000" style:writing-mode="lr-tb"/>
    </style:style>
    <style:style style:name="Table10.G85" style:family="table-cell">
      <style:table-cell-properties style:vertical-align="top" fo:padding="0cm" fo:border-left="0.5pt solid #000000" fo:border-right="none" fo:border-top="none" fo:border-bottom="0.5pt solid #000000" style:writing-mode="lr-tb"/>
    </style:style>
    <style:style style:name="Table10.H85" style:family="table-cell">
      <style:table-cell-properties style:vertical-align="top" fo:padding="0cm" fo:border-left="0.5pt solid #000000" fo:border-right="none" fo:border-top="none" fo:border-bottom="0.5pt solid #000000" style:writing-mode="lr-tb"/>
    </style:style>
    <style:style style:name="Table10.I85" style:family="table-cell">
      <style:table-cell-properties style:vertical-align="top" fo:padding="0cm" fo:border-left="0.5pt solid #000000" fo:border-right="none" fo:border-top="none" fo:border-bottom="0.5pt solid #000000" style:writing-mode="lr-tb"/>
    </style:style>
    <style:style style:name="Table10.J85" style:family="table-cell">
      <style:table-cell-properties style:vertical-align="top" fo:padding="0cm" fo:border-left="0.5pt solid #000000" fo:border-right="none" fo:border-top="none" fo:border-bottom="0.5pt solid #000000" style:writing-mode="lr-tb"/>
    </style:style>
    <style:style style:name="Table10.K85" style:family="table-cell">
      <style:table-cell-properties style:vertical-align="top" fo:padding="0cm" fo:border-left="0.5pt solid #000000" fo:border-right="none" fo:border-top="none" fo:border-bottom="0.5pt solid #000000" style:writing-mode="lr-tb"/>
    </style:style>
    <style:style style:name="Table10.L85" style:family="table-cell">
      <style:table-cell-properties style:vertical-align="top" fo:padding="0cm" fo:border-left="0.5pt solid #000000" fo:border-right="0.5pt solid #000000" fo:border-top="none" fo:border-bottom="0.5pt solid #000000" style:writing-mode="lr-tb"/>
    </style:style>
    <style:style style:name="Table10.B86" style:family="table-cell">
      <style:table-cell-properties style:vertical-align="top" fo:padding="0cm" fo:border-left="0.5pt solid #000000" fo:border-right="none" fo:border-top="none" fo:border-bottom="none" style:writing-mode="lr-tb"/>
    </style:style>
    <style:style style:name="Table10.C86" style:family="table-cell">
      <style:table-cell-properties style:vertical-align="top" fo:padding="0cm" fo:border-left="0.5pt solid #000000" fo:border-right="none" fo:border-top="none" fo:border-bottom="none" style:writing-mode="lr-tb"/>
    </style:style>
    <style:style style:name="Table10.D86" style:family="table-cell">
      <style:table-cell-properties style:vertical-align="top" fo:padding="0cm" fo:border-left="0.5pt solid #000000" fo:border-right="none" fo:border-top="none" fo:border-bottom="none" style:writing-mode="lr-tb"/>
    </style:style>
    <style:style style:name="Table10.E86" style:family="table-cell">
      <style:table-cell-properties style:vertical-align="top" fo:padding="0cm" fo:border-left="0.5pt solid #000000" fo:border-right="none" fo:border-top="none" fo:border-bottom="none" style:writing-mode="lr-tb"/>
    </style:style>
    <style:style style:name="Table10.F86" style:family="table-cell">
      <style:table-cell-properties style:vertical-align="top" fo:padding="0cm" fo:border-left="0.5pt solid #000000" fo:border-right="none" fo:border-top="none" fo:border-bottom="none" style:writing-mode="lr-tb"/>
    </style:style>
    <style:style style:name="Table10.G86" style:family="table-cell">
      <style:table-cell-properties style:vertical-align="top" fo:padding="0cm" fo:border-left="0.5pt solid #000000" fo:border-right="none" fo:border-top="none" fo:border-bottom="none" style:writing-mode="lr-tb"/>
    </style:style>
    <style:style style:name="Table10.H86" style:family="table-cell">
      <style:table-cell-properties style:vertical-align="top" fo:padding="0cm" fo:border-left="0.5pt solid #000000" fo:border-right="none" fo:border-top="none" fo:border-bottom="none" style:writing-mode="lr-tb"/>
    </style:style>
    <style:style style:name="Table10.I86" style:family="table-cell">
      <style:table-cell-properties style:vertical-align="top" fo:padding="0cm" fo:border-left="0.5pt solid #000000" fo:border-right="none" fo:border-top="none" fo:border-bottom="none" style:writing-mode="lr-tb"/>
    </style:style>
    <style:style style:name="Table10.J86" style:family="table-cell">
      <style:table-cell-properties style:vertical-align="top" fo:padding="0cm" fo:border-left="0.5pt solid #000000" fo:border-right="none" fo:border-top="none" fo:border-bottom="none" style:writing-mode="lr-tb"/>
    </style:style>
    <style:style style:name="Table10.K86" style:family="table-cell">
      <style:table-cell-properties style:vertical-align="top" fo:padding="0cm" fo:border-left="0.5pt solid #000000" fo:border-right="none" fo:border-top="none" fo:border-bottom="none" style:writing-mode="lr-tb"/>
    </style:style>
    <style:style style:name="Table10.L86" style:family="table-cell">
      <style:table-cell-properties style:vertical-align="top" fo:padding="0cm" fo:border-left="0.5pt solid #000000" fo:border-right="0.5pt solid #000000" fo:border-top="none" fo:border-bottom="none" style:writing-mode="lr-tb"/>
    </style:style>
    <style:style style:name="Table10.B87" style:family="table-cell">
      <style:table-cell-properties style:vertical-align="top" fo:padding="0cm" fo:border-left="0.5pt solid #000000" fo:border-right="none" fo:border-top="none" fo:border-bottom="0.5pt solid #000000" style:writing-mode="lr-tb"/>
    </style:style>
    <style:style style:name="Table10.C87" style:family="table-cell">
      <style:table-cell-properties style:vertical-align="top" fo:padding="0cm" fo:border-left="0.5pt solid #000000" fo:border-right="none" fo:border-top="none" fo:border-bottom="0.5pt solid #000000" style:writing-mode="lr-tb"/>
    </style:style>
    <style:style style:name="Table10.D87" style:family="table-cell">
      <style:table-cell-properties style:vertical-align="top" fo:padding="0cm" fo:border-left="0.5pt solid #000000" fo:border-right="none" fo:border-top="none" fo:border-bottom="0.5pt solid #000000" style:writing-mode="lr-tb"/>
    </style:style>
    <style:style style:name="Table10.E87" style:family="table-cell">
      <style:table-cell-properties style:vertical-align="top" fo:padding="0cm" fo:border-left="0.5pt solid #000000" fo:border-right="none" fo:border-top="none" fo:border-bottom="0.5pt solid #000000" style:writing-mode="lr-tb"/>
    </style:style>
    <style:style style:name="Table10.F87" style:family="table-cell">
      <style:table-cell-properties style:vertical-align="top" fo:padding="0cm" fo:border-left="0.5pt solid #000000" fo:border-right="none" fo:border-top="none" fo:border-bottom="0.5pt solid #000000" style:writing-mode="lr-tb"/>
    </style:style>
    <style:style style:name="Table10.G87" style:family="table-cell">
      <style:table-cell-properties style:vertical-align="top" fo:padding="0cm" fo:border-left="0.5pt solid #000000" fo:border-right="none" fo:border-top="none" fo:border-bottom="0.5pt solid #000000" style:writing-mode="lr-tb"/>
    </style:style>
    <style:style style:name="Table10.H87" style:family="table-cell">
      <style:table-cell-properties style:vertical-align="top" fo:padding="0cm" fo:border-left="0.5pt solid #000000" fo:border-right="none" fo:border-top="none" fo:border-bottom="0.5pt solid #000000" style:writing-mode="lr-tb"/>
    </style:style>
    <style:style style:name="Table10.I87" style:family="table-cell">
      <style:table-cell-properties style:vertical-align="top" fo:padding="0cm" fo:border-left="0.5pt solid #000000" fo:border-right="none" fo:border-top="none" fo:border-bottom="0.5pt solid #000000" style:writing-mode="lr-tb"/>
    </style:style>
    <style:style style:name="Table10.J87" style:family="table-cell">
      <style:table-cell-properties style:vertical-align="top" fo:padding="0cm" fo:border-left="0.5pt solid #000000" fo:border-right="none" fo:border-top="none" fo:border-bottom="0.5pt solid #000000" style:writing-mode="lr-tb"/>
    </style:style>
    <style:style style:name="Table10.K87" style:family="table-cell">
      <style:table-cell-properties style:vertical-align="top" fo:padding="0cm" fo:border-left="0.5pt solid #000000" fo:border-right="none" fo:border-top="none" fo:border-bottom="0.5pt solid #000000" style:writing-mode="lr-tb"/>
    </style:style>
    <style:style style:name="Table10.L87" style:family="table-cell">
      <style:table-cell-properties style:vertical-align="top" fo:padding="0cm" fo:border-left="0.5pt solid #000000" fo:border-right="0.5pt solid #000000" fo:border-top="none" fo:border-bottom="0.5pt solid #000000" style:writing-mode="lr-tb"/>
    </style:style>
    <style:style style:name="Table10.B88" style:family="table-cell">
      <style:table-cell-properties style:vertical-align="top" fo:padding="0cm" fo:border-left="0.5pt solid #000000" fo:border-right="none" fo:border-top="none" fo:border-bottom="none" style:writing-mode="lr-tb"/>
    </style:style>
    <style:style style:name="Table10.C88" style:family="table-cell">
      <style:table-cell-properties style:vertical-align="top" fo:padding="0cm" fo:border-left="0.5pt solid #000000" fo:border-right="none" fo:border-top="none" fo:border-bottom="none" style:writing-mode="lr-tb"/>
    </style:style>
    <style:style style:name="Table10.D88" style:family="table-cell">
      <style:table-cell-properties style:vertical-align="top" fo:padding="0cm" fo:border-left="0.5pt solid #000000" fo:border-right="none" fo:border-top="none" fo:border-bottom="none" style:writing-mode="lr-tb"/>
    </style:style>
    <style:style style:name="Table10.E88" style:family="table-cell">
      <style:table-cell-properties style:vertical-align="top" fo:padding="0cm" fo:border-left="0.5pt solid #000000" fo:border-right="none" fo:border-top="none" fo:border-bottom="none" style:writing-mode="lr-tb"/>
    </style:style>
    <style:style style:name="Table10.F88" style:family="table-cell">
      <style:table-cell-properties style:vertical-align="top" fo:padding="0cm" fo:border-left="0.5pt solid #000000" fo:border-right="none" fo:border-top="none" fo:border-bottom="none" style:writing-mode="lr-tb"/>
    </style:style>
    <style:style style:name="Table10.G88" style:family="table-cell">
      <style:table-cell-properties style:vertical-align="top" fo:padding="0cm" fo:border-left="0.5pt solid #000000" fo:border-right="none" fo:border-top="none" fo:border-bottom="none" style:writing-mode="lr-tb"/>
    </style:style>
    <style:style style:name="Table10.H88" style:family="table-cell">
      <style:table-cell-properties style:vertical-align="top" fo:padding="0cm" fo:border-left="0.5pt solid #000000" fo:border-right="none" fo:border-top="none" fo:border-bottom="none" style:writing-mode="lr-tb"/>
    </style:style>
    <style:style style:name="Table10.I88" style:family="table-cell">
      <style:table-cell-properties style:vertical-align="top" fo:padding="0cm" fo:border-left="0.5pt solid #000000" fo:border-right="none" fo:border-top="none" fo:border-bottom="none" style:writing-mode="lr-tb"/>
    </style:style>
    <style:style style:name="Table10.J88" style:family="table-cell">
      <style:table-cell-properties style:vertical-align="top" fo:padding="0cm" fo:border-left="0.5pt solid #000000" fo:border-right="none" fo:border-top="none" fo:border-bottom="none" style:writing-mode="lr-tb"/>
    </style:style>
    <style:style style:name="Table10.K88" style:family="table-cell">
      <style:table-cell-properties style:vertical-align="top" fo:padding="0cm" fo:border-left="0.5pt solid #000000" fo:border-right="none" fo:border-top="none" fo:border-bottom="none" style:writing-mode="lr-tb"/>
    </style:style>
    <style:style style:name="Table10.L88" style:family="table-cell">
      <style:table-cell-properties style:vertical-align="top" fo:padding="0cm" fo:border-left="0.5pt solid #000000" fo:border-right="0.5pt solid #000000" fo:border-top="none" fo:border-bottom="none" style:writing-mode="lr-tb"/>
    </style:style>
    <style:style style:name="Table10.B89" style:family="table-cell">
      <style:table-cell-properties style:vertical-align="top" fo:padding="0cm" fo:border-left="0.5pt solid #000000" fo:border-right="none" fo:border-top="none" fo:border-bottom="none" style:writing-mode="lr-tb"/>
    </style:style>
    <style:style style:name="Table10.C89" style:family="table-cell">
      <style:table-cell-properties style:vertical-align="top" fo:padding="0cm" fo:border-left="0.5pt solid #000000" fo:border-right="none" fo:border-top="none" fo:border-bottom="none" style:writing-mode="lr-tb"/>
    </style:style>
    <style:style style:name="Table10.D89" style:family="table-cell">
      <style:table-cell-properties style:vertical-align="top" fo:padding="0cm" fo:border-left="0.5pt solid #000000" fo:border-right="none" fo:border-top="none" fo:border-bottom="none" style:writing-mode="lr-tb"/>
    </style:style>
    <style:style style:name="Table10.E89" style:family="table-cell">
      <style:table-cell-properties style:vertical-align="top" fo:padding="0cm" fo:border-left="0.5pt solid #000000" fo:border-right="none" fo:border-top="none" fo:border-bottom="none" style:writing-mode="lr-tb"/>
    </style:style>
    <style:style style:name="Table10.F89" style:family="table-cell">
      <style:table-cell-properties style:vertical-align="top" fo:padding="0cm" fo:border-left="0.5pt solid #000000" fo:border-right="none" fo:border-top="none" fo:border-bottom="none" style:writing-mode="lr-tb"/>
    </style:style>
    <style:style style:name="Table10.G89" style:family="table-cell">
      <style:table-cell-properties style:vertical-align="top" fo:padding="0cm" fo:border-left="0.5pt solid #000000" fo:border-right="none" fo:border-top="none" fo:border-bottom="none" style:writing-mode="lr-tb"/>
    </style:style>
    <style:style style:name="Table10.H89" style:family="table-cell">
      <style:table-cell-properties style:vertical-align="top" fo:padding="0cm" fo:border-left="0.5pt solid #000000" fo:border-right="none" fo:border-top="none" fo:border-bottom="none" style:writing-mode="lr-tb"/>
    </style:style>
    <style:style style:name="Table10.I89" style:family="table-cell">
      <style:table-cell-properties style:vertical-align="top" fo:padding="0cm" fo:border-left="0.5pt solid #000000" fo:border-right="none" fo:border-top="none" fo:border-bottom="none" style:writing-mode="lr-tb"/>
    </style:style>
    <style:style style:name="Table10.J89" style:family="table-cell">
      <style:table-cell-properties style:vertical-align="top" fo:padding="0cm" fo:border-left="0.5pt solid #000000" fo:border-right="none" fo:border-top="none" fo:border-bottom="none" style:writing-mode="lr-tb"/>
    </style:style>
    <style:style style:name="Table10.K89" style:family="table-cell">
      <style:table-cell-properties style:vertical-align="top" fo:padding="0cm" fo:border-left="0.5pt solid #000000" fo:border-right="none" fo:border-top="none" fo:border-bottom="none" style:writing-mode="lr-tb"/>
    </style:style>
    <style:style style:name="Table10.L89" style:family="table-cell">
      <style:table-cell-properties style:vertical-align="top" fo:padding="0cm" fo:border-left="0.5pt solid #000000" fo:border-right="0.5pt solid #000000" fo:border-top="none" fo:border-bottom="none" style:writing-mode="lr-tb"/>
    </style:style>
    <style:style style:name="Table10.B90" style:family="table-cell">
      <style:table-cell-properties style:vertical-align="top" fo:padding="0cm" fo:border-left="0.5pt solid #000000" fo:border-right="none" fo:border-top="none" fo:border-bottom="0.5pt solid #000000" style:writing-mode="lr-tb"/>
    </style:style>
    <style:style style:name="Table10.C90" style:family="table-cell">
      <style:table-cell-properties style:vertical-align="top" fo:padding="0cm" fo:border-left="0.5pt solid #000000" fo:border-right="none" fo:border-top="none" fo:border-bottom="0.5pt solid #000000" style:writing-mode="lr-tb"/>
    </style:style>
    <style:style style:name="Table10.D90" style:family="table-cell">
      <style:table-cell-properties style:vertical-align="top" fo:padding="0cm" fo:border-left="0.5pt solid #000000" fo:border-right="none" fo:border-top="none" fo:border-bottom="0.5pt solid #000000" style:writing-mode="lr-tb"/>
    </style:style>
    <style:style style:name="Table10.E90" style:family="table-cell">
      <style:table-cell-properties style:vertical-align="top" fo:padding="0cm" fo:border-left="0.5pt solid #000000" fo:border-right="none" fo:border-top="none" fo:border-bottom="0.5pt solid #000000" style:writing-mode="lr-tb"/>
    </style:style>
    <style:style style:name="Table10.F90" style:family="table-cell">
      <style:table-cell-properties style:vertical-align="top" fo:padding="0cm" fo:border-left="0.5pt solid #000000" fo:border-right="none" fo:border-top="none" fo:border-bottom="0.5pt solid #000000" style:writing-mode="lr-tb"/>
    </style:style>
    <style:style style:name="Table10.G90" style:family="table-cell">
      <style:table-cell-properties style:vertical-align="top" fo:padding="0cm" fo:border-left="0.5pt solid #000000" fo:border-right="none" fo:border-top="none" fo:border-bottom="0.5pt solid #000000" style:writing-mode="lr-tb"/>
    </style:style>
    <style:style style:name="Table10.H90" style:family="table-cell">
      <style:table-cell-properties style:vertical-align="top" fo:padding="0cm" fo:border-left="0.5pt solid #000000" fo:border-right="none" fo:border-top="none" fo:border-bottom="0.5pt solid #000000" style:writing-mode="lr-tb"/>
    </style:style>
    <style:style style:name="Table10.I90" style:family="table-cell">
      <style:table-cell-properties style:vertical-align="top" fo:padding="0cm" fo:border-left="0.5pt solid #000000" fo:border-right="none" fo:border-top="none" fo:border-bottom="0.5pt solid #000000" style:writing-mode="lr-tb"/>
    </style:style>
    <style:style style:name="Table10.J90" style:family="table-cell">
      <style:table-cell-properties style:vertical-align="top" fo:padding="0cm" fo:border-left="0.5pt solid #000000" fo:border-right="none" fo:border-top="none" fo:border-bottom="0.5pt solid #000000" style:writing-mode="lr-tb"/>
    </style:style>
    <style:style style:name="Table10.K90" style:family="table-cell">
      <style:table-cell-properties style:vertical-align="top" fo:padding="0cm" fo:border-left="0.5pt solid #000000" fo:border-right="none" fo:border-top="none" fo:border-bottom="0.5pt solid #000000" style:writing-mode="lr-tb"/>
    </style:style>
    <style:style style:name="Table10.L90" style:family="table-cell">
      <style:table-cell-properties style:vertical-align="top" fo:padding="0cm" fo:border-left="0.5pt solid #000000" fo:border-right="0.5pt solid #000000" fo:border-top="none" fo:border-bottom="0.5pt solid #000000" style:writing-mode="lr-tb"/>
    </style:style>
    <style:style style:name="Table10.B91" style:family="table-cell">
      <style:table-cell-properties style:vertical-align="top" fo:padding="0cm" fo:border-left="0.5pt solid #000000" fo:border-right="none" fo:border-top="none" fo:border-bottom="none" style:writing-mode="lr-tb"/>
    </style:style>
    <style:style style:name="Table10.C91" style:family="table-cell">
      <style:table-cell-properties style:vertical-align="top" fo:padding="0cm" fo:border-left="0.5pt solid #000000" fo:border-right="none" fo:border-top="none" fo:border-bottom="none" style:writing-mode="lr-tb"/>
    </style:style>
    <style:style style:name="Table10.D91" style:family="table-cell">
      <style:table-cell-properties style:vertical-align="top" fo:padding="0cm" fo:border-left="0.5pt solid #000000" fo:border-right="none" fo:border-top="none" fo:border-bottom="none" style:writing-mode="lr-tb"/>
    </style:style>
    <style:style style:name="Table10.E91" style:family="table-cell">
      <style:table-cell-properties style:vertical-align="top" fo:padding="0cm" fo:border-left="0.5pt solid #000000" fo:border-right="none" fo:border-top="none" fo:border-bottom="none" style:writing-mode="lr-tb"/>
    </style:style>
    <style:style style:name="Table10.F91" style:family="table-cell">
      <style:table-cell-properties style:vertical-align="top" fo:padding="0cm" fo:border-left="0.5pt solid #000000" fo:border-right="none" fo:border-top="none" fo:border-bottom="none" style:writing-mode="lr-tb"/>
    </style:style>
    <style:style style:name="Table10.G91" style:family="table-cell">
      <style:table-cell-properties style:vertical-align="top" fo:padding="0cm" fo:border-left="0.5pt solid #000000" fo:border-right="none" fo:border-top="none" fo:border-bottom="none" style:writing-mode="lr-tb"/>
    </style:style>
    <style:style style:name="Table10.H91" style:family="table-cell">
      <style:table-cell-properties style:vertical-align="top" fo:padding="0cm" fo:border-left="0.5pt solid #000000" fo:border-right="none" fo:border-top="none" fo:border-bottom="none" style:writing-mode="lr-tb"/>
    </style:style>
    <style:style style:name="Table10.I91" style:family="table-cell">
      <style:table-cell-properties style:vertical-align="top" fo:padding="0cm" fo:border-left="0.5pt solid #000000" fo:border-right="none" fo:border-top="none" fo:border-bottom="none" style:writing-mode="lr-tb"/>
    </style:style>
    <style:style style:name="Table10.J91" style:family="table-cell">
      <style:table-cell-properties style:vertical-align="top" fo:padding="0cm" fo:border-left="0.5pt solid #000000" fo:border-right="none" fo:border-top="none" fo:border-bottom="none" style:writing-mode="lr-tb"/>
    </style:style>
    <style:style style:name="Table10.K91" style:family="table-cell">
      <style:table-cell-properties style:vertical-align="top" fo:padding="0cm" fo:border-left="0.5pt solid #000000" fo:border-right="none" fo:border-top="none" fo:border-bottom="none" style:writing-mode="lr-tb"/>
    </style:style>
    <style:style style:name="Table10.L91" style:family="table-cell">
      <style:table-cell-properties style:vertical-align="top" fo:padding="0cm" fo:border-left="0.5pt solid #000000" fo:border-right="0.5pt solid #000000" fo:border-top="none" fo:border-bottom="none" style:writing-mode="lr-tb"/>
    </style:style>
    <style:style style:name="Table10.B92" style:family="table-cell">
      <style:table-cell-properties style:vertical-align="top" fo:padding="0cm" fo:border-left="0.5pt solid #000000" fo:border-right="none" fo:border-top="none" fo:border-bottom="none" style:writing-mode="lr-tb"/>
    </style:style>
    <style:style style:name="Table10.C92" style:family="table-cell">
      <style:table-cell-properties style:vertical-align="top" fo:padding="0cm" fo:border-left="0.5pt solid #000000" fo:border-right="none" fo:border-top="none" fo:border-bottom="none" style:writing-mode="lr-tb"/>
    </style:style>
    <style:style style:name="Table10.D92" style:family="table-cell">
      <style:table-cell-properties style:vertical-align="top" fo:padding="0cm" fo:border-left="0.5pt solid #000000" fo:border-right="none" fo:border-top="none" fo:border-bottom="none" style:writing-mode="lr-tb"/>
    </style:style>
    <style:style style:name="Table10.E92" style:family="table-cell">
      <style:table-cell-properties style:vertical-align="top" fo:padding="0cm" fo:border-left="0.5pt solid #000000" fo:border-right="none" fo:border-top="none" fo:border-bottom="none" style:writing-mode="lr-tb"/>
    </style:style>
    <style:style style:name="Table10.F92" style:family="table-cell">
      <style:table-cell-properties style:vertical-align="top" fo:padding="0cm" fo:border-left="0.5pt solid #000000" fo:border-right="none" fo:border-top="none" fo:border-bottom="none" style:writing-mode="lr-tb"/>
    </style:style>
    <style:style style:name="Table10.G92" style:family="table-cell">
      <style:table-cell-properties style:vertical-align="top" fo:padding="0cm" fo:border-left="0.5pt solid #000000" fo:border-right="none" fo:border-top="none" fo:border-bottom="none" style:writing-mode="lr-tb"/>
    </style:style>
    <style:style style:name="Table10.H92" style:family="table-cell">
      <style:table-cell-properties style:vertical-align="top" fo:padding="0cm" fo:border-left="0.5pt solid #000000" fo:border-right="none" fo:border-top="none" fo:border-bottom="none" style:writing-mode="lr-tb"/>
    </style:style>
    <style:style style:name="Table10.I92" style:family="table-cell">
      <style:table-cell-properties style:vertical-align="top" fo:padding="0cm" fo:border-left="0.5pt solid #000000" fo:border-right="none" fo:border-top="none" fo:border-bottom="none" style:writing-mode="lr-tb"/>
    </style:style>
    <style:style style:name="Table10.J92" style:family="table-cell">
      <style:table-cell-properties style:vertical-align="top" fo:padding="0cm" fo:border-left="0.5pt solid #000000" fo:border-right="none" fo:border-top="none" fo:border-bottom="none" style:writing-mode="lr-tb"/>
    </style:style>
    <style:style style:name="Table10.K92" style:family="table-cell">
      <style:table-cell-properties style:vertical-align="top" fo:padding="0cm" fo:border-left="0.5pt solid #000000" fo:border-right="none" fo:border-top="none" fo:border-bottom="none" style:writing-mode="lr-tb"/>
    </style:style>
    <style:style style:name="Table10.L92" style:family="table-cell">
      <style:table-cell-properties style:vertical-align="top" fo:padding="0cm" fo:border-left="0.5pt solid #000000" fo:border-right="0.5pt solid #000000" fo:border-top="none" fo:border-bottom="none" style:writing-mode="lr-tb"/>
    </style:style>
    <style:style style:name="Table10.B93" style:family="table-cell">
      <style:table-cell-properties style:vertical-align="top" fo:padding="0cm" fo:border-left="0.5pt solid #000000" fo:border-right="none" fo:border-top="none" fo:border-bottom="0.5pt solid #000000" style:writing-mode="lr-tb"/>
    </style:style>
    <style:style style:name="Table10.C93" style:family="table-cell">
      <style:table-cell-properties style:vertical-align="top" fo:padding="0cm" fo:border-left="0.5pt solid #000000" fo:border-right="none" fo:border-top="none" fo:border-bottom="0.5pt solid #000000" style:writing-mode="lr-tb"/>
    </style:style>
    <style:style style:name="Table10.D93" style:family="table-cell">
      <style:table-cell-properties style:vertical-align="top" fo:padding="0cm" fo:border-left="0.5pt solid #000000" fo:border-right="none" fo:border-top="none" fo:border-bottom="0.5pt solid #000000" style:writing-mode="lr-tb"/>
    </style:style>
    <style:style style:name="Table10.E93" style:family="table-cell">
      <style:table-cell-properties style:vertical-align="top" fo:padding="0cm" fo:border-left="0.5pt solid #000000" fo:border-right="none" fo:border-top="none" fo:border-bottom="0.5pt solid #000000" style:writing-mode="lr-tb"/>
    </style:style>
    <style:style style:name="Table10.F93" style:family="table-cell">
      <style:table-cell-properties style:vertical-align="top" fo:padding="0cm" fo:border-left="0.5pt solid #000000" fo:border-right="none" fo:border-top="none" fo:border-bottom="0.5pt solid #000000" style:writing-mode="lr-tb"/>
    </style:style>
    <style:style style:name="Table10.G93" style:family="table-cell">
      <style:table-cell-properties style:vertical-align="top" fo:padding="0cm" fo:border-left="0.5pt solid #000000" fo:border-right="none" fo:border-top="none" fo:border-bottom="0.5pt solid #000000" style:writing-mode="lr-tb"/>
    </style:style>
    <style:style style:name="Table10.H93" style:family="table-cell">
      <style:table-cell-properties style:vertical-align="top" fo:padding="0cm" fo:border-left="0.5pt solid #000000" fo:border-right="none" fo:border-top="none" fo:border-bottom="0.5pt solid #000000" style:writing-mode="lr-tb"/>
    </style:style>
    <style:style style:name="Table10.I93" style:family="table-cell">
      <style:table-cell-properties style:vertical-align="top" fo:padding="0cm" fo:border-left="0.5pt solid #000000" fo:border-right="none" fo:border-top="none" fo:border-bottom="0.5pt solid #000000" style:writing-mode="lr-tb"/>
    </style:style>
    <style:style style:name="Table10.J93" style:family="table-cell">
      <style:table-cell-properties style:vertical-align="top" fo:padding="0cm" fo:border-left="0.5pt solid #000000" fo:border-right="none" fo:border-top="none" fo:border-bottom="0.5pt solid #000000" style:writing-mode="lr-tb"/>
    </style:style>
    <style:style style:name="Table10.K93" style:family="table-cell">
      <style:table-cell-properties style:vertical-align="top" fo:padding="0cm" fo:border-left="0.5pt solid #000000" fo:border-right="none" fo:border-top="none" fo:border-bottom="0.5pt solid #000000" style:writing-mode="lr-tb"/>
    </style:style>
    <style:style style:name="Table10.L93" style:family="table-cell">
      <style:table-cell-properties style:vertical-align="top" fo:padding="0cm" fo:border-left="0.5pt solid #000000" fo:border-right="0.5pt solid #000000" fo:border-top="none" fo:border-bottom="0.5pt solid #000000" style:writing-mode="lr-tb"/>
    </style:style>
    <style:style style:name="Table10.B94" style:family="table-cell">
      <style:table-cell-properties style:vertical-align="top" fo:padding="0cm" fo:border-left="0.5pt solid #000000" fo:border-right="none" fo:border-top="0.5pt solid #000000" fo:border-bottom="none" style:writing-mode="lr-tb"/>
    </style:style>
    <style:style style:name="Table10.C94" style:family="table-cell">
      <style:table-cell-properties style:vertical-align="top" fo:padding="0cm" fo:border-left="0.5pt solid #000000" fo:border-right="none" fo:border-top="0.5pt solid #000000" fo:border-bottom="none" style:writing-mode="lr-tb"/>
    </style:style>
    <style:style style:name="Table10.D94" style:family="table-cell">
      <style:table-cell-properties style:vertical-align="top" fo:padding="0cm" fo:border-left="0.5pt solid #000000" fo:border-right="none" fo:border-top="0.5pt solid #000000" fo:border-bottom="none" style:writing-mode="lr-tb"/>
    </style:style>
    <style:style style:name="Table10.E94" style:family="table-cell">
      <style:table-cell-properties style:vertical-align="top" fo:padding="0cm" fo:border-left="0.5pt solid #000000" fo:border-right="none" fo:border-top="0.5pt solid #000000" fo:border-bottom="none" style:writing-mode="lr-tb"/>
    </style:style>
    <style:style style:name="Table10.F94" style:family="table-cell">
      <style:table-cell-properties style:vertical-align="top" fo:padding="0cm" fo:border-left="0.5pt solid #000000" fo:border-right="none" fo:border-top="0.5pt solid #000000" fo:border-bottom="none" style:writing-mode="lr-tb"/>
    </style:style>
    <style:style style:name="Table10.G94" style:family="table-cell">
      <style:table-cell-properties style:vertical-align="top" fo:padding="0cm" fo:border-left="0.5pt solid #000000" fo:border-right="none" fo:border-top="0.5pt solid #000000" fo:border-bottom="none" style:writing-mode="lr-tb"/>
    </style:style>
    <style:style style:name="Table10.H94" style:family="table-cell">
      <style:table-cell-properties style:vertical-align="top" fo:padding="0cm" fo:border-left="0.5pt solid #000000" fo:border-right="none" fo:border-top="0.5pt solid #000000" fo:border-bottom="none" style:writing-mode="lr-tb"/>
    </style:style>
    <style:style style:name="Table10.I94" style:family="table-cell">
      <style:table-cell-properties style:vertical-align="top" fo:padding="0cm" fo:border-left="0.5pt solid #000000" fo:border-right="none" fo:border-top="0.5pt solid #000000" fo:border-bottom="none" style:writing-mode="lr-tb"/>
    </style:style>
    <style:style style:name="Table10.J94" style:family="table-cell">
      <style:table-cell-properties style:vertical-align="top" fo:padding="0cm" fo:border-left="0.5pt solid #000000" fo:border-right="none" fo:border-top="0.5pt solid #000000" fo:border-bottom="none" style:writing-mode="lr-tb"/>
    </style:style>
    <style:style style:name="Table10.K94" style:family="table-cell">
      <style:table-cell-properties style:vertical-align="top" fo:padding="0cm" fo:border-left="0.5pt solid #000000" fo:border-right="none" fo:border-top="0.5pt solid #000000" fo:border-bottom="none" style:writing-mode="lr-tb"/>
    </style:style>
    <style:style style:name="Table10.L94" style:family="table-cell">
      <style:table-cell-properties style:vertical-align="top" fo:padding="0cm" fo:border-left="0.5pt solid #000000" fo:border-right="0.5pt solid #000000" fo:border-top="0.5pt solid #000000" fo:border-bottom="none" style:writing-mode="lr-tb"/>
    </style:style>
    <style:style style:name="Table10.B95" style:family="table-cell">
      <style:table-cell-properties style:vertical-align="top" fo:padding="0cm" fo:border-left="0.5pt solid #000000" fo:border-right="none" fo:border-top="none" fo:border-bottom="0.5pt solid #000000" style:writing-mode="lr-tb"/>
    </style:style>
    <style:style style:name="Table10.C95" style:family="table-cell">
      <style:table-cell-properties style:vertical-align="top" fo:padding="0cm" fo:border-left="0.5pt solid #000000" fo:border-right="none" fo:border-top="none" fo:border-bottom="0.5pt solid #000000" style:writing-mode="lr-tb"/>
    </style:style>
    <style:style style:name="Table10.D95" style:family="table-cell">
      <style:table-cell-properties style:vertical-align="top" fo:padding="0cm" fo:border-left="0.5pt solid #000000" fo:border-right="none" fo:border-top="none" fo:border-bottom="0.5pt solid #000000" style:writing-mode="lr-tb"/>
    </style:style>
    <style:style style:name="Table10.E95" style:family="table-cell">
      <style:table-cell-properties style:vertical-align="top" fo:padding="0cm" fo:border-left="0.5pt solid #000000" fo:border-right="none" fo:border-top="none" fo:border-bottom="0.5pt solid #000000" style:writing-mode="lr-tb"/>
    </style:style>
    <style:style style:name="Table10.F95" style:family="table-cell">
      <style:table-cell-properties style:vertical-align="top" fo:padding="0cm" fo:border-left="0.5pt solid #000000" fo:border-right="none" fo:border-top="none" fo:border-bottom="0.5pt solid #000000" style:writing-mode="lr-tb"/>
    </style:style>
    <style:style style:name="Table10.G95" style:family="table-cell">
      <style:table-cell-properties style:vertical-align="top" fo:padding="0cm" fo:border-left="0.5pt solid #000000" fo:border-right="none" fo:border-top="none" fo:border-bottom="0.5pt solid #000000" style:writing-mode="lr-tb"/>
    </style:style>
    <style:style style:name="Table10.H95" style:family="table-cell">
      <style:table-cell-properties style:vertical-align="top" fo:padding="0cm" fo:border-left="0.5pt solid #000000" fo:border-right="none" fo:border-top="none" fo:border-bottom="0.5pt solid #000000" style:writing-mode="lr-tb"/>
    </style:style>
    <style:style style:name="Table10.I95" style:family="table-cell">
      <style:table-cell-properties style:vertical-align="top" fo:padding="0cm" fo:border-left="0.5pt solid #000000" fo:border-right="none" fo:border-top="none" fo:border-bottom="0.5pt solid #000000" style:writing-mode="lr-tb"/>
    </style:style>
    <style:style style:name="Table10.J95" style:family="table-cell">
      <style:table-cell-properties style:vertical-align="top" fo:padding="0cm" fo:border-left="0.5pt solid #000000" fo:border-right="none" fo:border-top="none" fo:border-bottom="0.5pt solid #000000" style:writing-mode="lr-tb"/>
    </style:style>
    <style:style style:name="Table10.K95" style:family="table-cell">
      <style:table-cell-properties style:vertical-align="top" fo:padding="0cm" fo:border-left="0.5pt solid #000000" fo:border-right="none" fo:border-top="none" fo:border-bottom="0.5pt solid #000000" style:writing-mode="lr-tb"/>
    </style:style>
    <style:style style:name="Table10.L95" style:family="table-cell">
      <style:table-cell-properties style:vertical-align="top" fo:padding="0cm" fo:border-left="0.5pt solid #000000" fo:border-right="0.5pt solid #000000" fo:border-top="none" fo:border-bottom="0.5pt solid #000000" style:writing-mode="lr-tb"/>
    </style:style>
    <style:style style:name="Table10.B96" style:family="table-cell">
      <style:table-cell-properties style:vertical-align="top" fo:padding="0cm" fo:border-left="0.5pt solid #000000" fo:border-right="none" fo:border-top="0.5pt solid #000000" fo:border-bottom="none" style:writing-mode="lr-tb"/>
    </style:style>
    <style:style style:name="Table10.C96" style:family="table-cell">
      <style:table-cell-properties style:vertical-align="top" fo:padding="0cm" fo:border-left="0.5pt solid #000000" fo:border-right="none" fo:border-top="0.5pt solid #000000" fo:border-bottom="none" style:writing-mode="lr-tb"/>
    </style:style>
    <style:style style:name="Table10.D96" style:family="table-cell">
      <style:table-cell-properties style:vertical-align="top" fo:padding="0cm" fo:border-left="0.5pt solid #000000" fo:border-right="none" fo:border-top="0.5pt solid #000000" fo:border-bottom="none" style:writing-mode="lr-tb"/>
    </style:style>
    <style:style style:name="Table10.E96" style:family="table-cell">
      <style:table-cell-properties style:vertical-align="top" fo:padding="0cm" fo:border-left="0.5pt solid #000000" fo:border-right="none" fo:border-top="0.5pt solid #000000" fo:border-bottom="none" style:writing-mode="lr-tb"/>
    </style:style>
    <style:style style:name="Table10.F96" style:family="table-cell">
      <style:table-cell-properties style:vertical-align="top" fo:padding="0cm" fo:border-left="0.5pt solid #000000" fo:border-right="none" fo:border-top="0.5pt solid #000000" fo:border-bottom="none" style:writing-mode="lr-tb"/>
    </style:style>
    <style:style style:name="Table10.G96" style:family="table-cell">
      <style:table-cell-properties style:vertical-align="top" fo:padding="0cm" fo:border-left="0.5pt solid #000000" fo:border-right="none" fo:border-top="0.5pt solid #000000" fo:border-bottom="none" style:writing-mode="lr-tb"/>
    </style:style>
    <style:style style:name="Table10.H96" style:family="table-cell">
      <style:table-cell-properties style:vertical-align="top" fo:padding="0cm" fo:border-left="0.5pt solid #000000" fo:border-right="none" fo:border-top="0.5pt solid #000000" fo:border-bottom="none" style:writing-mode="lr-tb"/>
    </style:style>
    <style:style style:name="Table10.I96" style:family="table-cell">
      <style:table-cell-properties style:vertical-align="top" fo:padding="0cm" fo:border-left="0.5pt solid #000000" fo:border-right="none" fo:border-top="0.5pt solid #000000" fo:border-bottom="none" style:writing-mode="lr-tb"/>
    </style:style>
    <style:style style:name="Table10.J96" style:family="table-cell">
      <style:table-cell-properties style:vertical-align="top" fo:padding="0cm" fo:border-left="0.5pt solid #000000" fo:border-right="none" fo:border-top="0.5pt solid #000000" fo:border-bottom="none" style:writing-mode="lr-tb"/>
    </style:style>
    <style:style style:name="Table10.K96" style:family="table-cell">
      <style:table-cell-properties style:vertical-align="top" fo:padding="0cm" fo:border-left="0.5pt solid #000000" fo:border-right="none" fo:border-top="0.5pt solid #000000" fo:border-bottom="none" style:writing-mode="lr-tb"/>
    </style:style>
    <style:style style:name="Table10.L96" style:family="table-cell">
      <style:table-cell-properties style:vertical-align="top" fo:padding="0cm" fo:border-left="0.5pt solid #000000" fo:border-right="0.5pt solid #000000" fo:border-top="0.5pt solid #000000" fo:border-bottom="none" style:writing-mode="lr-tb"/>
    </style:style>
    <style:style style:name="Table10.B97" style:family="table-cell">
      <style:table-cell-properties style:vertical-align="top" fo:padding="0cm" fo:border-left="0.5pt solid #000000" fo:border-right="none" fo:border-top="none" fo:border-bottom="0.5pt solid #000000" style:writing-mode="lr-tb"/>
    </style:style>
    <style:style style:name="Table10.C97" style:family="table-cell">
      <style:table-cell-properties style:vertical-align="top" fo:padding="0cm" fo:border-left="0.5pt solid #000000" fo:border-right="none" fo:border-top="none" fo:border-bottom="0.5pt solid #000000" style:writing-mode="lr-tb"/>
    </style:style>
    <style:style style:name="Table10.D97" style:family="table-cell">
      <style:table-cell-properties style:vertical-align="top" fo:padding="0cm" fo:border-left="0.5pt solid #000000" fo:border-right="none" fo:border-top="none" fo:border-bottom="0.5pt solid #000000" style:writing-mode="lr-tb"/>
    </style:style>
    <style:style style:name="Table10.E97" style:family="table-cell">
      <style:table-cell-properties style:vertical-align="top" fo:padding="0cm" fo:border-left="0.5pt solid #000000" fo:border-right="none" fo:border-top="none" fo:border-bottom="0.5pt solid #000000" style:writing-mode="lr-tb"/>
    </style:style>
    <style:style style:name="Table10.F97" style:family="table-cell">
      <style:table-cell-properties style:vertical-align="top" fo:padding="0cm" fo:border-left="0.5pt solid #000000" fo:border-right="none" fo:border-top="none" fo:border-bottom="0.5pt solid #000000" style:writing-mode="lr-tb"/>
    </style:style>
    <style:style style:name="Table10.G97" style:family="table-cell">
      <style:table-cell-properties style:vertical-align="top" fo:padding="0cm" fo:border-left="0.5pt solid #000000" fo:border-right="none" fo:border-top="none" fo:border-bottom="0.5pt solid #000000" style:writing-mode="lr-tb"/>
    </style:style>
    <style:style style:name="Table10.H97" style:family="table-cell">
      <style:table-cell-properties style:vertical-align="top" fo:padding="0cm" fo:border-left="0.5pt solid #000000" fo:border-right="none" fo:border-top="none" fo:border-bottom="0.5pt solid #000000" style:writing-mode="lr-tb"/>
    </style:style>
    <style:style style:name="Table10.I97" style:family="table-cell">
      <style:table-cell-properties style:vertical-align="top" fo:padding="0cm" fo:border-left="0.5pt solid #000000" fo:border-right="none" fo:border-top="none" fo:border-bottom="0.5pt solid #000000" style:writing-mode="lr-tb"/>
    </style:style>
    <style:style style:name="Table10.J97" style:family="table-cell">
      <style:table-cell-properties style:vertical-align="top" fo:padding="0cm" fo:border-left="0.5pt solid #000000" fo:border-right="none" fo:border-top="none" fo:border-bottom="0.5pt solid #000000" style:writing-mode="lr-tb"/>
    </style:style>
    <style:style style:name="Table10.K97" style:family="table-cell">
      <style:table-cell-properties style:vertical-align="top" fo:padding="0cm" fo:border-left="0.5pt solid #000000" fo:border-right="none" fo:border-top="none" fo:border-bottom="0.5pt solid #000000" style:writing-mode="lr-tb"/>
    </style:style>
    <style:style style:name="Table10.L97"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may-break-between-rows="false"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Unicode-Value">
      <style:text-properties officeooo:rsid="00c51761" officeooo:paragraph-rsid="00c51761"/>
    </style:style>
    <style:style style:name="P2" style:family="paragraph" style:parent-style-name="Unicode-Value">
      <style:text-properties officeooo:paragraph-rsid="00d797e5"/>
    </style:style>
    <style:style style:name="P3" style:family="paragraph" style:parent-style-name="Unicode-Character">
      <style:text-properties officeooo:rsid="00c51761" officeooo:paragraph-rsid="00c51761"/>
    </style:style>
    <style:style style:name="P4" style:family="paragraph" style:parent-style-name="Unicode-Character">
      <style:text-properties officeooo:rsid="00c73f10" officeooo:paragraph-rsid="00c73f10"/>
    </style:style>
    <style:style style:name="P5" style:family="paragraph" style:parent-style-name="Unicode-Character">
      <style:text-properties officeooo:rsid="00dd71da" officeooo:paragraph-rsid="00dd71da"/>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c67086" style:language-asian="zxx" style:country-asian="none" style:language-complex="zxx" style:country-complex="none"/>
    </style:style>
    <style:style style:name="T3" style:family="text">
      <style:text-properties officeooo:rsid="00c24247"/>
    </style:style>
    <style:style style:name="T4" style:family="text">
      <style:text-properties officeooo:rsid="00c51761"/>
    </style:style>
    <style:style style:name="T5" style:family="text">
      <style:text-properties officeooo:rsid="00ca8221"/>
    </style:style>
    <style:style style:name="T6" style:family="text">
      <style:text-properties officeooo:rsid="00cc1b2c"/>
    </style:style>
    <style:style style:name="T7" style:family="text">
      <style:text-properties officeooo:rsid="00dd71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text:span text:style-name="T6">2017-2018 </text:span>SIL Ethiopia - version 1.3.<text:span text:style-name="T7">1</text:span> - 2018-0<text:span text:style-name="T7">3</text:span>-<text:span text:style-name="T7">16</text:span></text:p>
          </table:table-cell>
        </table:table-row>
      </table:table>
      <text:p text:style-name="Standard"/>
      <text:p text:style-name="Standard">The “SIL EL - Ethiopian Latin” keyboard is intended to support keying many Ethiopian latin-based scripts.</text:p>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5">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I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I2" office:value-type="string">
            <text:p text:style-name="Input-Character">s &lt;</text:p>
          </table:table-cell>
        </table:table-row>
        <table:table-row table:style-name="Table12.1">
          <table:table-cell table:style-name="Table12.A4" office:value-type="string">
            <text:p text:style-name="Unicode-Character"/>
          </table:table-cell>
          <table:table-cell table:style-name="Table12.B4" office:value-type="string">
            <text:p text:style-name="Unicode-Character">ɓ</text:p>
          </table:table-cell>
          <table:table-cell table:style-name="Table12.C4" office:value-type="string">
            <text:p text:style-name="Unicode-Character">ç</text:p>
          </table:table-cell>
          <table:table-cell table:style-name="Table12.D4" office:value-type="string">
            <text:p text:style-name="Unicode-Character">ɗ</text:p>
          </table:table-cell>
          <table:table-cell table:style-name="Table12.E4" office:value-type="string">
            <text:p text:style-name="Unicode-Character">ɠ</text:p>
          </table:table-cell>
          <table:table-cell table:style-name="Table12.F4" office:value-type="string">
            <text:p text:style-name="P4">ħ</text:p>
          </table:table-cell>
          <table:table-cell table:style-name="Table12.G4" office:value-type="string">
            <text:p text:style-name="Unicode-Character">ŋ</text:p>
          </table:table-cell>
          <table:table-cell table:style-name="Table12.H4" office:value-type="string">
            <text:p text:style-name="Unicode-Character">ɲ</text:p>
          </table:table-cell>
          <table:table-cell table:style-name="Table12.I4" office:value-type="string">
            <text:p text:style-name="Unicode-Character">ʃ</text:p>
          </table:table-cell>
        </table:table-row>
        <table:table-row table:style-name="Table12.1">
          <table:table-cell table:style-name="Table12.A2" office:value-type="string">
            <text:p text:style-name="Unicode-Value"/>
          </table:table-cell>
          <table:table-cell table:style-name="Table12.B5" office:value-type="string">
            <text:p text:style-name="Unicode-Value">0253</text:p>
          </table:table-cell>
          <table:table-cell table:style-name="Table12.C5" office:value-type="string">
            <text:p text:style-name="Unicode-Value">00E7</text:p>
          </table:table-cell>
          <table:table-cell table:style-name="Table12.D5" office:value-type="string">
            <text:p text:style-name="Unicode-Value">0257</text:p>
          </table:table-cell>
          <table:table-cell table:style-name="Table12.E5" office:value-type="string">
            <text:p text:style-name="Unicode-Value">0260</text:p>
          </table:table-cell>
          <table:table-cell table:style-name="Table12.F5" office:value-type="string">
            <text:p text:style-name="Unicode-Value">0127</text:p>
          </table:table-cell>
          <table:table-cell table:style-name="Table12.G5" office:value-type="string">
            <text:p text:style-name="Unicode-Value">014B</text:p>
          </table:table-cell>
          <table:table-cell table:style-name="Table12.H5" office:value-type="string">
            <text:p text:style-name="Unicode-Value">0272</text:p>
          </table:table-cell>
          <table:table-cell table:style-name="Table12.I5"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I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I2" office:value-type="string">
            <text:p text:style-name="Input-Character">S &lt;</text:p>
          </table:table-cell>
        </table:table-row>
        <table:table-row table:style-name="Table13.1">
          <table:table-cell table:style-name="Table13.A4" office:value-type="string">
            <text:p text:style-name="Unicode-Character"/>
          </table:table-cell>
          <table:table-cell table:style-name="Table13.B4" office:value-type="string">
            <text:p text:style-name="Unicode-Character">Ɓ</text:p>
          </table:table-cell>
          <table:table-cell table:style-name="Table13.C4" office:value-type="string">
            <text:p text:style-name="Unicode-Character">Ç</text:p>
          </table:table-cell>
          <table:table-cell table:style-name="Table13.D4" office:value-type="string">
            <text:p text:style-name="Unicode-Character">Ɗ</text:p>
          </table:table-cell>
          <table:table-cell table:style-name="Table13.E4" office:value-type="string">
            <text:p text:style-name="Unicode-Character">Ɠ</text:p>
          </table:table-cell>
          <table:table-cell table:style-name="Table13.F4" office:value-type="string">
            <text:p text:style-name="P4">Ħ</text:p>
          </table:table-cell>
          <table:table-cell table:style-name="Table13.G4" office:value-type="string">
            <text:p text:style-name="Unicode-Character">Ŋ</text:p>
          </table:table-cell>
          <table:table-cell table:style-name="Table13.H4" office:value-type="string">
            <text:p text:style-name="Unicode-Character">Ɲ</text:p>
          </table:table-cell>
          <table:table-cell table:style-name="Table13.I4" office:value-type="string">
            <text:p text:style-name="Unicode-Character">ʆ</text:p>
          </table:table-cell>
        </table:table-row>
        <table:table-row table:style-name="Table13.1">
          <table:table-cell table:style-name="Table13.A2" office:value-type="string">
            <text:p text:style-name="Unicode-Value"/>
          </table:table-cell>
          <table:table-cell table:style-name="Table13.B5" office:value-type="string">
            <text:p text:style-name="Unicode-Value">0181</text:p>
          </table:table-cell>
          <table:table-cell table:style-name="Table13.C5" office:value-type="string">
            <text:p text:style-name="Unicode-Value">00C7</text:p>
          </table:table-cell>
          <table:table-cell table:style-name="Table13.D5" office:value-type="string">
            <text:p text:style-name="Unicode-Value">018A</text:p>
          </table:table-cell>
          <table:table-cell table:style-name="Table13.E5" office:value-type="string">
            <text:p text:style-name="Unicode-Value">0193</text:p>
          </table:table-cell>
          <table:table-cell table:style-name="Table13.F5" office:value-type="string">
            <text:p text:style-name="Unicode-Value">012<text:span text:style-name="T3">6</text:span></text:p>
          </table:table-cell>
          <table:table-cell table:style-name="Table13.G5" office:value-type="string">
            <text:p text:style-name="Unicode-Value">014A</text:p>
          </table:table-cell>
          <table:table-cell table:style-name="Table13.H5" office:value-type="string">
            <text:p text:style-name="Unicode-Value">019D</text:p>
          </table:table-cell>
          <table:table-cell table:style-name="Table13.I5"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4">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1">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3">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4">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Text_20_body"/>
      <table:table table:name="Table9" table:style-name="Table9">
        <table:table-column table:style-name="Table9.A"/>
        <table:table-column table:style-name="Table9.B" table:number-columns-repeated="11"/>
        <text:soft-page-break/>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 (+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 (+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 (+0301)</text:p>
          </table:table-cell>
          <table:table-cell table:style-name="Table10.C7" office:value-type="string">
            <text:p text:style-name="Unicode-Value">028C (+0300)</text:p>
          </table:table-cell>
          <table:table-cell table:style-name="Table10.D7" office:value-type="string">
            <text:p text:style-name="Unicode-Value">028C (+0302)</text:p>
          </table:table-cell>
          <table:table-cell table:style-name="Table10.E7" office:value-type="string">
            <text:p text:style-name="Unicode-Value">028C (+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 (+0304)</text:p>
          </table:table-cell>
          <table:table-cell table:style-name="Table10.K7" office:value-type="string">
            <text:p text:style-name="Unicode-Value">028C (+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 (+0301)</text:p>
          </table:table-cell>
          <table:table-cell table:style-name="Table10.C9" office:value-type="string">
            <text:p text:style-name="Unicode-Value">0245 (+0300)</text:p>
          </table:table-cell>
          <table:table-cell table:style-name="Table10.D9" office:value-type="string">
            <text:p text:style-name="Unicode-Value">0245 (+0302)</text:p>
          </table:table-cell>
          <table:table-cell table:style-name="Table10.E9" office:value-type="string">
            <text:p text:style-name="Unicode-Value">0245 (+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 (+0304)</text:p>
          </table:table-cell>
          <table:table-cell table:style-name="Table10.K9" office:value-type="string">
            <text:p text:style-name="Unicode-Value">0245 (+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 (+0331)</text:p>
          </table:table-cell>
          <table:table-cell table:style-name="Table10.L19" office:value-type="string">
            <text:p text:style-name="Unicode-Value">00EB</text:p>
          </table:table-cell>
        </table:table-row>
        <table:table-row table:style-name="Table10.1">
          <table:table-cell table:style-name="Table10.A2"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 (+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0301)</text:p>
          </table:table-cell>
          <table:table-cell table:style-name="Table10.C23" office:value-type="string">
            <text:p text:style-name="Unicode-Value">025B (+0300)</text:p>
          </table:table-cell>
          <table:table-cell table:style-name="Table10.D23" office:value-type="string">
            <text:p text:style-name="Unicode-Value">025B (+0302)</text:p>
          </table:table-cell>
          <table:table-cell table:style-name="Table10.E23" office:value-type="string">
            <text:p text:style-name="Unicode-Value">025B (+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 (+0304)</text:p>
          </table:table-cell>
          <table:table-cell table:style-name="Table10.K23" office:value-type="string">
            <text:p text:style-name="Unicode-Value">025B (+0331)</text:p>
          </table:table-cell>
          <table:table-cell table:style-name="Table10.L23" office:value-type="string">
            <text:p text:style-name="Unicode-Value"/>
          </table:table-cell>
        </table:table-row>
        <table:table-row table:style-name="Table10.1">
          <table:table-cell table:style-name="Table10.A3" office:value-type="string">
            <text:p text:style-name="Input-Character">] e</text:p>
          </table:table-cell>
          <table:table-cell table:style-name="Table10.B24" office:value-type="string">
            <text:p text:style-name="P2"/>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ext:soft-page-break/>
        <table:table-row table:style-name="Table10.1">
          <table:table-cell table:style-name="Table10.A4" office:value-type="string">
            <text:p text:style-name="Input-Character">; E</text:p>
          </table:table-cell>
          <table:table-cell table:style-name="Table10.B25" office:value-type="string">
            <text:p text:style-name="Unicode-Character">Ɛ́</text:p>
          </table:table-cell>
          <table:table-cell table:style-name="Table10.C25" office:value-type="string">
            <text:p text:style-name="Unicode-Character">Ɛ̀</text:p>
          </table:table-cell>
          <table:table-cell table:style-name="Table10.D25" office:value-type="string">
            <text:p text:style-name="Unicode-Character">Ɛ̂</text:p>
          </table:table-cell>
          <table:table-cell table:style-name="Table10.E25" office:value-type="string">
            <text:p text:style-name="Unicode-Character">Ɛ̌</text:p>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Ɛ̄</text:p>
          </table:table-cell>
          <table:table-cell table:style-name="Table10.K25" office:value-type="string">
            <text:p text:style-name="Unicode-Character">Ɛ̱</text:p>
          </table:table-cell>
          <table:table-cell table:style-name="Table10.L25"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6" office:value-type="string">
            <text:p text:style-name="Unicode-Value">0190 (+0301)</text:p>
          </table:table-cell>
          <table:table-cell table:style-name="Table10.C26" office:value-type="string">
            <text:p text:style-name="Unicode-Value">0190 (+0300)</text:p>
          </table:table-cell>
          <table:table-cell table:style-name="Table10.D26" office:value-type="string">
            <text:p text:style-name="Unicode-Value">0190 (+0302)</text:p>
          </table:table-cell>
          <table:table-cell table:style-name="Table10.E26" office:value-type="string">
            <text:p text:style-name="Unicode-Value">0190 (+030C)</text:p>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0190 (+0304)</text:p>
          </table:table-cell>
          <table:table-cell table:style-name="Table10.K26" office:value-type="string">
            <text:p text:style-name="Unicode-Value">0190 (+0331)</text:p>
          </table:table-cell>
          <table:table-cell table:style-name="Table10.L26" office:value-type="string">
            <text:p text:style-name="Unicode-Value"/>
          </table:table-cell>
        </table:table-row>
        <table:table-row table:style-name="Table10.1">
          <table:table-cell table:style-name="Table10.A3" office:value-type="string">
            <text:p text:style-name="Input-Character">] E</text:p>
          </table:table-cell>
          <table:table-cell table:style-name="Table10.B27" office:value-type="string">
            <text:p text:style-name="P2"/>
          </table:table-cell>
          <table:table-cell table:style-name="Table10.C27" office:value-type="string">
            <text:p text:style-name="Unicode-Value"/>
          </table:table-cell>
          <table:table-cell table:style-name="Table10.D27" office:value-type="string">
            <text:p text:style-name="Unicode-Value"/>
          </table:table-cell>
          <table:table-cell table:style-name="Table10.E27" office:value-type="string">
            <text:p text:style-name="Unicode-Value"/>
          </table:table-cell>
          <table:table-cell table:style-name="Table10.F27" office:value-type="string">
            <text:p text:style-name="Unicode-Value"/>
          </table:table-cell>
          <table:table-cell table:style-name="Table10.G27" office:value-type="string">
            <text:p text:style-name="Unicode-Value"/>
          </table:table-cell>
          <table:table-cell table:style-name="Table10.H27" office:value-type="string">
            <text:p text:style-name="Unicode-Value"/>
          </table:table-cell>
          <table:table-cell table:style-name="Table10.I27" office:value-type="string">
            <text:p text:style-name="Unicode-Value"/>
          </table:table-cell>
          <table:table-cell table:style-name="Table10.J27" office:value-type="string">
            <text:p text:style-name="Unicode-Value"/>
          </table:table-cell>
          <table:table-cell table:style-name="Table10.K27" office:value-type="string">
            <text:p text:style-name="Unicode-Value"/>
          </table:table-cell>
          <table:table-cell table:style-name="Table10.L27" office:value-type="string">
            <text:p text:style-name="Unicode-Value"/>
          </table:table-cell>
        </table:table-row>
        <table:table-row table:style-name="Table10.1">
          <table:table-cell table:style-name="Table10.A2" office:value-type="string">
            <text:p text:style-name="Input-Character">: e</text:p>
          </table:table-cell>
          <table:table-cell table:style-name="Table10.B28" office:value-type="string">
            <text:p text:style-name="Unicode-Character"/>
          </table:table-cell>
          <table:table-cell table:style-name="Table10.C28" office:value-type="string">
            <text:p text:style-name="Unicode-Character"/>
          </table:table-cell>
          <table:table-cell table:style-name="Table10.D28" office:value-type="string">
            <text:p text:style-name="Unicode-Character"/>
          </table:table-cell>
          <table:table-cell table:style-name="Table10.E28" office:value-type="string">
            <text:p text:style-name="Unicode-Character"/>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ə̄</text:p>
          </table:table-cell>
          <table:table-cell table:style-name="Table10.K28" office:value-type="string">
            <text:p text:style-name="Unicode-Character"/>
          </table:table-cell>
          <table:table-cell table:style-name="Table10.L28" office:value-type="string">
            <text:p text:style-name="Unicode-Character"/>
          </table:table-cell>
        </table:table-row>
        <table:table-row table:style-name="Table10.1">
          <table:table-cell table:style-name="Table10.A3" office:value-type="string">
            <text:p text:style-name="Input-Character">= e</text:p>
          </table:table-cell>
          <table:table-cell table:style-name="Table10.B29" office:value-type="string">
            <text:p text:style-name="Unicode-Value"/>
          </table:table-cell>
          <table:table-cell table:style-name="Table10.C29" office:value-type="string">
            <text:p text:style-name="Unicode-Value"/>
          </table:table-cell>
          <table:table-cell table:style-name="Table10.D29" office:value-type="string">
            <text:p text:style-name="Unicode-Value"/>
          </table:table-cell>
          <table:table-cell table:style-name="Table10.E29" office:value-type="string">
            <text:p text:style-name="Unicode-Value"/>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259 (+0304)</text:p>
          </table:table-cell>
          <table:table-cell table:style-name="Table10.K29" office:value-type="string">
            <text:p text:style-name="Unicode-Value"/>
          </table:table-cell>
          <table:table-cell table:style-name="Table10.L29" office:value-type="string">
            <text:p text:style-name="Unicode-Value"/>
          </table:table-cell>
        </table:table-row>
        <table:table-row table:style-name="Table10.1">
          <table:table-cell table:style-name="Table10.A2" office:value-type="string">
            <text:p text:style-name="Input-Character">: E</text:p>
          </table:table-cell>
          <table:table-cell table:style-name="Table10.B30" office:value-type="string">
            <text:p text:style-name="Unicode-Character"/>
          </table:table-cell>
          <table:table-cell table:style-name="Table10.C30" office:value-type="string">
            <text:p text:style-name="Unicode-Character"/>
          </table:table-cell>
          <table:table-cell table:style-name="Table10.D30" office:value-type="string">
            <text:p text:style-name="Unicode-Character"/>
          </table:table-cell>
          <table:table-cell table:style-name="Table10.E30" office:value-type="string">
            <text:p text:style-name="Unicode-Character"/>
          </table:table-cell>
          <table:table-cell table:style-name="Table10.F30" office:value-type="string">
            <text:p text:style-name="Unicode-Character"/>
          </table:table-cell>
          <table:table-cell table:style-name="Table10.G30" office:value-type="string">
            <text:p text:style-name="Unicode-Character"/>
          </table:table-cell>
          <table:table-cell table:style-name="Table10.H30" office:value-type="string">
            <text:p text:style-name="Unicode-Character"/>
          </table:table-cell>
          <table:table-cell table:style-name="Table10.I30" office:value-type="string">
            <text:p text:style-name="Unicode-Character"/>
          </table:table-cell>
          <table:table-cell table:style-name="Table10.J30" office:value-type="string">
            <text:p text:style-name="Unicode-Character">Ə̄</text:p>
          </table:table-cell>
          <table:table-cell table:style-name="Table10.K30" office:value-type="string">
            <text:p text:style-name="Unicode-Character"/>
          </table:table-cell>
          <table:table-cell table:style-name="Table10.L30"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1" office:value-type="string">
            <text:p text:style-name="Unicode-Value"/>
          </table:table-cell>
          <table:table-cell table:style-name="Table10.C31" office:value-type="string">
            <text:p text:style-name="Unicode-Value"/>
          </table:table-cell>
          <table:table-cell table:style-name="Table10.D31" office:value-type="string">
            <text:p text:style-name="Unicode-Value"/>
          </table:table-cell>
          <table:table-cell table:style-name="Table10.E31" office:value-type="string">
            <text:p text:style-name="Unicode-Value"/>
          </table:table-cell>
          <table:table-cell table:style-name="Table10.F31" office:value-type="string">
            <text:p text:style-name="Unicode-Value"/>
          </table:table-cell>
          <table:table-cell table:style-name="Table10.G31" office:value-type="string">
            <text:p text:style-name="Unicode-Value"/>
          </table:table-cell>
          <table:table-cell table:style-name="Table10.H31" office:value-type="string">
            <text:p text:style-name="Unicode-Value"/>
          </table:table-cell>
          <table:table-cell table:style-name="Table10.I31" office:value-type="string">
            <text:p text:style-name="Unicode-Value"/>
          </table:table-cell>
          <table:table-cell table:style-name="Table10.J31" office:value-type="string">
            <text:p text:style-name="Unicode-Value">018F (+0304)</text:p>
          </table:table-cell>
          <table:table-cell table:style-name="Table10.K31" office:value-type="string">
            <text:p text:style-name="Unicode-Value"/>
          </table:table-cell>
          <table:table-cell table:style-name="Table10.L31" office:value-type="string">
            <text:p text:style-name="Unicode-Value"/>
          </table:table-cell>
        </table:table-row>
        <table:table-row table:style-name="Table10.1">
          <table:table-cell table:style-name="Table10.A2" office:value-type="string">
            <text:p text:style-name="Input-Character">g</text:p>
          </table:table-cell>
          <table:table-cell table:style-name="Table10.B35" office:value-type="string">
            <text:p text:style-name="Unicode-Character">ǵ</text:p>
          </table:table-cell>
          <table:table-cell table:style-name="Table10.C35" office:value-type="string">
            <text:p text:style-name="Unicode-Character"/>
          </table:table-cell>
          <table:table-cell table:style-name="Table10.D35" office:value-type="string">
            <text:p text:style-name="Unicode-Character"/>
          </table:table-cell>
          <table:table-cell table:style-name="Table10.E35" office:value-type="string">
            <text:p text:style-name="Unicode-Character"/>
          </table:table-cell>
          <table:table-cell table:style-name="Table10.F35" office:value-type="string">
            <text:p text:style-name="Unicode-Character"/>
          </table:table-cell>
          <table:table-cell table:style-name="Table10.G35" office:value-type="string">
            <text:p text:style-name="Unicode-Character"/>
          </table:table-cell>
          <table:table-cell table:style-name="Table10.H35" office:value-type="string">
            <text:p text:style-name="Unicode-Character"/>
          </table:table-cell>
          <table:table-cell table:style-name="Table10.I35" office:value-type="string">
            <text:p text:style-name="Unicode-Character"/>
          </table:table-cell>
          <table:table-cell table:style-name="Table10.J35" office:value-type="string">
            <text:p text:style-name="Unicode-Character"/>
          </table:table-cell>
          <table:table-cell table:style-name="Table10.K35" office:value-type="string">
            <text:p text:style-name="Unicode-Character"/>
          </table:table-cell>
          <table:table-cell table:style-name="Table10.L35" office:value-type="string">
            <text:p text:style-name="Unicode-Character"/>
          </table:table-cell>
        </table:table-row>
        <table:table-row table:style-name="Table10.1">
          <table:table-cell table:style-name="Table10.A2" office:value-type="string">
            <text:p text:style-name="Unicode-Value"/>
          </table:table-cell>
          <table:table-cell table:style-name="Table10.B35" office:value-type="string">
            <text:p text:style-name="Unicode-Value">0067 (+0301)</text:p>
          </table:table-cell>
          <table:table-cell table:style-name="Table10.C35" office:value-type="string">
            <text:p text:style-name="Unicode-Value"/>
          </table:table-cell>
          <table:table-cell table:style-name="Table10.D35" office:value-type="string">
            <text:p text:style-name="Unicode-Value"/>
          </table:table-cell>
          <table:table-cell table:style-name="Table10.E35" office:value-type="string">
            <text:p text:style-name="Unicode-Value"/>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
          </table:table-cell>
          <table:table-cell table:style-name="Table10.I35" office:value-type="string">
            <text:p text:style-name="Unicode-Value"/>
          </table:table-cell>
          <table:table-cell table:style-name="Table10.J35" office:value-type="string">
            <text:p text:style-name="Unicode-Value"/>
          </table:table-cell>
          <table:table-cell table:style-name="Table10.K35" office:value-type="string">
            <text:p text:style-name="Unicode-Value"/>
          </table:table-cell>
          <table:table-cell table:style-name="Table10.L35" office:value-type="string">
            <text:p text:style-name="Unicode-Value"/>
          </table:table-cell>
        </table:table-row>
        <table:table-row table:style-name="Table10.1">
          <table:table-cell table:style-name="Table10.A34" office:value-type="string">
            <text:p text:style-name="Input-Character">G</text:p>
          </table:table-cell>
          <table:table-cell table:style-name="Table10.B34" office:value-type="string">
            <text:p text:style-name="P5">Ǵ</text:p>
          </table:table-cell>
          <table:table-cell table:style-name="Table10.C34" office:value-type="string">
            <text:p text:style-name="Unicode-Character"/>
          </table:table-cell>
          <table:table-cell table:style-name="Table10.D34" office:value-type="string">
            <text:p text:style-name="Unicode-Character"/>
          </table:table-cell>
          <table:table-cell table:style-name="Table10.E34" office:value-type="string">
            <text:p text:style-name="Unicode-Character"/>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
          </table:table-cell>
          <table:table-cell table:style-name="Table10.I34" office:value-type="string">
            <text:p text:style-name="Unicode-Character"/>
          </table:table-cell>
          <table:table-cell table:style-name="Table10.J34" office:value-type="string">
            <text:p text:style-name="Unicode-Character"/>
          </table:table-cell>
          <table:table-cell table:style-name="Table10.K34" office:value-type="string">
            <text:p text:style-name="Unicode-Character"/>
          </table:table-cell>
          <table:table-cell table:style-name="Table10.L34" office:value-type="string">
            <text:p text:style-name="Unicode-Character"/>
          </table:table-cell>
        </table:table-row>
        <table:table-row table:style-name="Table10.1">
          <table:table-cell table:style-name="Table10.A2" office:value-type="string">
            <text:p text:style-name="Unicode-Value"/>
          </table:table-cell>
          <table:table-cell table:style-name="Table10.B35" office:value-type="string">
            <text:p text:style-name="Unicode-Value">0047 (+0301)</text:p>
          </table:table-cell>
          <table:table-cell table:style-name="Table10.C35" office:value-type="string">
            <text:p text:style-name="Unicode-Value"/>
          </table:table-cell>
          <table:table-cell table:style-name="Table10.D35" office:value-type="string">
            <text:p text:style-name="Unicode-Value"/>
          </table:table-cell>
          <table:table-cell table:style-name="Table10.E35" office:value-type="string">
            <text:p text:style-name="Unicode-Value"/>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
          </table:table-cell>
          <table:table-cell table:style-name="Table10.I35" office:value-type="string">
            <text:p text:style-name="Unicode-Value"/>
          </table:table-cell>
          <table:table-cell table:style-name="Table10.J35" office:value-type="string">
            <text:p text:style-name="Unicode-Value"/>
          </table:table-cell>
          <table:table-cell table:style-name="Table10.K35" office:value-type="string">
            <text:p text:style-name="Unicode-Value"/>
          </table:table-cell>
          <table:table-cell table:style-name="Table10.L35" office:value-type="string">
            <text:p text:style-name="Unicode-Value"/>
          </table:table-cell>
        </table:table-row>
        <table:table-row table:style-name="Table10.1">
          <table:table-cell table:style-name="Table10.A34" office:value-type="string">
            <text:p text:style-name="Input-Character">i</text:p>
          </table:table-cell>
          <table:table-cell table:style-name="Table10.B36" office:value-type="string">
            <text:p text:style-name="Unicode-Character">í</text:p>
          </table:table-cell>
          <table:table-cell table:style-name="Table10.C36" office:value-type="string">
            <text:p text:style-name="Unicode-Character">ì</text:p>
          </table:table-cell>
          <table:table-cell table:style-name="Table10.D36" office:value-type="string">
            <text:p text:style-name="Unicode-Character">î</text:p>
          </table:table-cell>
          <table:table-cell table:style-name="Table10.E36" office:value-type="string">
            <text:p text:style-name="Unicode-Character">ǐ</text:p>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i̋</text:p>
          </table:table-cell>
          <table:table-cell table:style-name="Table10.I36" office:value-type="string">
            <text:p text:style-name="Unicode-Character">ȉ</text:p>
          </table:table-cell>
          <table:table-cell table:style-name="Table10.J36" office:value-type="string">
            <text:p text:style-name="Unicode-Character">ī</text:p>
          </table:table-cell>
          <table:table-cell table:style-name="Table10.K36" office:value-type="string">
            <text:p text:style-name="Unicode-Character">i̱</text:p>
          </table:table-cell>
          <table:table-cell table:style-name="Table10.L36" office:value-type="string">
            <text:p text:style-name="Unicode-Character">ï</text:p>
          </table:table-cell>
        </table:table-row>
        <table:table-row table:style-name="Table10.1">
          <table:table-cell table:style-name="Table10.A3" office:value-type="string">
            <text:p text:style-name="Unicode-Value"/>
          </table:table-cell>
          <table:table-cell table:style-name="Table10.B37" office:value-type="string">
            <text:p text:style-name="Unicode-Value">00ED</text:p>
          </table:table-cell>
          <table:table-cell table:style-name="Table10.C37" office:value-type="string">
            <text:p text:style-name="Unicode-Value">00EC</text:p>
          </table:table-cell>
          <table:table-cell table:style-name="Table10.D37" office:value-type="string">
            <text:p text:style-name="Unicode-Value">00EE</text:p>
          </table:table-cell>
          <table:table-cell table:style-name="Table10.E37" office:value-type="string">
            <text:p text:style-name="Unicode-Value">01D0</text:p>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0069 (+030B)</text:p>
          </table:table-cell>
          <table:table-cell table:style-name="Table10.I37" office:value-type="string">
            <text:p text:style-name="Unicode-Value">0209</text:p>
          </table:table-cell>
          <table:table-cell table:style-name="Table10.J37" office:value-type="string">
            <text:p text:style-name="Unicode-Value">012B</text:p>
          </table:table-cell>
          <table:table-cell table:style-name="Table10.K37" office:value-type="string">
            <text:p text:style-name="Unicode-Value">0069 (+0331)</text:p>
          </table:table-cell>
          <table:table-cell table:style-name="Table10.L37"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38" office:value-type="string">
            <text:p text:style-name="Unicode-Character">Í</text:p>
          </table:table-cell>
          <table:table-cell table:style-name="Table10.C38" office:value-type="string">
            <text:p text:style-name="Unicode-Character">Ì</text:p>
          </table:table-cell>
          <table:table-cell table:style-name="Table10.D38" office:value-type="string">
            <text:p text:style-name="Unicode-Character">Î</text:p>
          </table:table-cell>
          <table:table-cell table:style-name="Table10.E38" office:value-type="string">
            <text:p text:style-name="Unicode-Character">Ǐ</text:p>
          </table:table-cell>
          <table:table-cell table:style-name="Table10.F38" office:value-type="string">
            <text:p text:style-name="Unicode-Character"/>
          </table:table-cell>
          <table:table-cell table:style-name="Table10.G38" office:value-type="string">
            <text:p text:style-name="Unicode-Character"/>
          </table:table-cell>
          <table:table-cell table:style-name="Table10.H38" office:value-type="string">
            <text:p text:style-name="Unicode-Character">I̋</text:p>
          </table:table-cell>
          <table:table-cell table:style-name="Table10.I38" office:value-type="string">
            <text:p text:style-name="Unicode-Character">Ȉ</text:p>
          </table:table-cell>
          <table:table-cell table:style-name="Table10.J38" office:value-type="string">
            <text:p text:style-name="Unicode-Character">Ī</text:p>
          </table:table-cell>
          <table:table-cell table:style-name="Table10.K38" office:value-type="string">
            <text:p text:style-name="Unicode-Character">I̱</text:p>
          </table:table-cell>
          <table:table-cell table:style-name="Table10.L38" office:value-type="string">
            <text:p text:style-name="Unicode-Character">Ï</text:p>
          </table:table-cell>
        </table:table-row>
        <table:table-row table:style-name="Table10.1">
          <table:table-cell table:style-name="Table10.A3" office:value-type="string">
            <text:p text:style-name="Unicode-Value"/>
          </table:table-cell>
          <table:table-cell table:style-name="Table10.B39" office:value-type="string">
            <text:p text:style-name="Unicode-Value">00CD</text:p>
          </table:table-cell>
          <table:table-cell table:style-name="Table10.C39" office:value-type="string">
            <text:p text:style-name="Unicode-Value">00CC</text:p>
          </table:table-cell>
          <table:table-cell table:style-name="Table10.D39" office:value-type="string">
            <text:p text:style-name="Unicode-Value">00CE</text:p>
          </table:table-cell>
          <table:table-cell table:style-name="Table10.E39" office:value-type="string">
            <text:p text:style-name="Unicode-Value">01CF</text:p>
          </table:table-cell>
          <table:table-cell table:style-name="Table10.F39" office:value-type="string">
            <text:p text:style-name="Unicode-Value"/>
          </table:table-cell>
          <table:table-cell table:style-name="Table10.G39" office:value-type="string">
            <text:p text:style-name="Unicode-Value"/>
          </table:table-cell>
          <table:table-cell table:style-name="Table10.H39" office:value-type="string">
            <text:p text:style-name="Unicode-Value">0049 (+030B)</text:p>
          </table:table-cell>
          <table:table-cell table:style-name="Table10.I39" office:value-type="string">
            <text:p text:style-name="Unicode-Value">0208</text:p>
          </table:table-cell>
          <table:table-cell table:style-name="Table10.J39" office:value-type="string">
            <text:p text:style-name="Unicode-Value">012A</text:p>
          </table:table-cell>
          <table:table-cell table:style-name="Table10.K39" office:value-type="string">
            <text:p text:style-name="Unicode-Value">0049 (+0331)</text:p>
          </table:table-cell>
          <table:table-cell table:style-name="Table10.L39" office:value-type="string">
            <text:p text:style-name="Unicode-Value">00CF</text:p>
          </table:table-cell>
        </table:table-row>
        <table:table-row table:style-name="Table10.1">
          <table:table-cell table:style-name="Table10.A2" office:value-type="string">
            <text:p text:style-name="Input-Character">; i</text:p>
          </table:table-cell>
          <table:table-cell table:style-name="Table10.B41" office:value-type="string">
            <text:p text:style-name="Unicode-Character">ɨ́</text:p>
          </table:table-cell>
          <table:table-cell table:style-name="Table10.C41" office:value-type="string">
            <text:p text:style-name="Unicode-Character">ɨ̀</text:p>
          </table:table-cell>
          <table:table-cell table:style-name="Table10.D41" office:value-type="string">
            <text:p text:style-name="Unicode-Character">ɨ̂</text:p>
          </table:table-cell>
          <table:table-cell table:style-name="Table10.E41" office:value-type="string">
            <text:p text:style-name="Unicode-Character">ɨ̌</text:p>
          </table:table-cell>
          <table:table-cell table:style-name="Table10.F41" office:value-type="string">
            <text:p text:style-name="Unicode-Character"/>
          </table:table-cell>
          <table:table-cell table:style-name="Table10.G41" office:value-type="string">
            <text:p text:style-name="Unicode-Character"/>
          </table:table-cell>
          <table:table-cell table:style-name="Table10.H41" office:value-type="string">
            <text:p text:style-name="Unicode-Character">ɨ̋</text:p>
          </table:table-cell>
          <table:table-cell table:style-name="Table10.I41" office:value-type="string">
            <text:p text:style-name="Unicode-Character">ɨ̏</text:p>
          </table:table-cell>
          <table:table-cell table:style-name="Table10.J41" office:value-type="string">
            <text:p text:style-name="Unicode-Character">ɨ̄</text:p>
          </table:table-cell>
          <table:table-cell table:style-name="Table10.K41" office:value-type="string">
            <text:p text:style-name="Unicode-Character">ɨ̱</text:p>
          </table:table-cell>
          <table:table-cell table:style-name="Table10.L41"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1" office:value-type="string">
            <text:p text:style-name="Unicode-Value">0268 (+0301)</text:p>
          </table:table-cell>
          <table:table-cell table:style-name="Table10.C41" office:value-type="string">
            <text:p text:style-name="Unicode-Value">0268 (+0300)</text:p>
          </table:table-cell>
          <table:table-cell table:style-name="Table10.D41" office:value-type="string">
            <text:p text:style-name="Unicode-Value">0268 (+0302)</text:p>
          </table:table-cell>
          <table:table-cell table:style-name="Table10.E41" office:value-type="string">
            <text:p text:style-name="Unicode-Value">0268 (+030C)</text:p>
          </table:table-cell>
          <table:table-cell table:style-name="Table10.F41" office:value-type="string">
            <text:p text:style-name="Unicode-Value"/>
          </table:table-cell>
          <table:table-cell table:style-name="Table10.G41" office:value-type="string">
            <text:p text:style-name="Unicode-Value"/>
          </table:table-cell>
          <table:table-cell table:style-name="Table10.H41" office:value-type="string">
            <text:p text:style-name="Unicode-Value">0268 (+030B)</text:p>
          </table:table-cell>
          <table:table-cell table:style-name="Table10.I41" office:value-type="string">
            <text:p text:style-name="Unicode-Value">0268 (+030F)</text:p>
          </table:table-cell>
          <table:table-cell table:style-name="Table10.J41" office:value-type="string">
            <text:p text:style-name="Unicode-Value">0268 (+0304)</text:p>
          </table:table-cell>
          <table:table-cell table:style-name="Table10.K41" office:value-type="string">
            <text:p text:style-name="Unicode-Value">0268 (+0331)</text:p>
          </table:table-cell>
          <table:table-cell table:style-name="Table10.L41" office:value-type="string">
            <text:p text:style-name="Unicode-Value">0268 (+0308)</text:p>
          </table:table-cell>
        </table:table-row>
        <table:table-row table:style-name="Table10.1">
          <table:table-cell table:style-name="Table10.A3" office:value-type="string">
            <text:p text:style-name="Input-Character">i =</text:p>
          </table:table-cell>
          <table:table-cell table:style-name="Table10.B42" office:value-type="string">
            <text:p text:style-name="Unicode-Value"/>
          </table:table-cell>
          <table:table-cell table:style-name="Table10.C42" office:value-type="string">
            <text:p text:style-name="Unicode-Value"/>
          </table:table-cell>
          <table:table-cell table:style-name="Table10.D42" office:value-type="string">
            <text:p text:style-name="Unicode-Value"/>
          </table:table-cell>
          <table:table-cell table:style-name="Table10.E42" office:value-type="string">
            <text:p text:style-name="P2"/>
          </table:table-cell>
          <table:table-cell table:style-name="Table10.F42" office:value-type="string">
            <text:p text:style-name="Unicode-Value"/>
          </table:table-cell>
          <table:table-cell table:style-name="Table10.G42" office:value-type="string">
            <text:p text:style-name="Unicode-Value"/>
          </table:table-cell>
          <table:table-cell table:style-name="Table10.H42" office:value-type="string">
            <text:p text:style-name="Unicode-Value"/>
          </table:table-cell>
          <table:table-cell table:style-name="Table10.I42" office:value-type="string">
            <text:p text:style-name="Unicode-Value"/>
          </table:table-cell>
          <table:table-cell table:style-name="Table10.J42" office:value-type="string">
            <text:p text:style-name="Unicode-Value"/>
          </table:table-cell>
          <table:table-cell table:style-name="Table10.K42" office:value-type="string">
            <text:p text:style-name="Unicode-Value"/>
          </table:table-cell>
          <table:table-cell table:style-name="Table10.L42" office:value-type="string">
            <text:p text:style-name="Unicode-Value"/>
          </table:table-cell>
        </table:table-row>
        <table:table-row table:style-name="Table10.1">
          <table:table-cell table:style-name="Table10.A2" office:value-type="string">
            <text:p text:style-name="Input-Character">; I</text:p>
          </table:table-cell>
          <table:table-cell table:style-name="Table10.B44" office:value-type="string">
            <text:p text:style-name="Unicode-Character">Ɨ́</text:p>
          </table:table-cell>
          <table:table-cell table:style-name="Table10.C44" office:value-type="string">
            <text:p text:style-name="Unicode-Character">Ɨ̀</text:p>
          </table:table-cell>
          <table:table-cell table:style-name="Table10.D44" office:value-type="string">
            <text:p text:style-name="Unicode-Character">Ɨ̂</text:p>
          </table:table-cell>
          <table:table-cell table:style-name="Table10.E44" office:value-type="string">
            <text:p text:style-name="Unicode-Character">Ɨ̌</text:p>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Ɨ̋</text:p>
          </table:table-cell>
          <table:table-cell table:style-name="Table10.I44" office:value-type="string">
            <text:p text:style-name="Unicode-Character">Ɨ̏</text:p>
          </table:table-cell>
          <table:table-cell table:style-name="Table10.J44" office:value-type="string">
            <text:p text:style-name="Unicode-Character">Ɨ̄</text:p>
          </table:table-cell>
          <table:table-cell table:style-name="Table10.K44" office:value-type="string">
            <text:p text:style-name="Unicode-Character">Ɨ̱</text:p>
          </table:table-cell>
          <table:table-cell table:style-name="Table10.L44"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4" office:value-type="string">
            <text:p text:style-name="Unicode-Value">0197 (+0301)</text:p>
          </table:table-cell>
          <table:table-cell table:style-name="Table10.C44" office:value-type="string">
            <text:p text:style-name="Unicode-Value">0197 (+0300)</text:p>
          </table:table-cell>
          <table:table-cell table:style-name="Table10.D44" office:value-type="string">
            <text:p text:style-name="Unicode-Value">0197 (+0302)</text:p>
          </table:table-cell>
          <table:table-cell table:style-name="Table10.E44" office:value-type="string">
            <text:p text:style-name="Unicode-Value">0197 (+030C)</text:p>
          </table:table-cell>
          <table:table-cell table:style-name="Table10.F44" office:value-type="string">
            <text:p text:style-name="Unicode-Value"/>
          </table:table-cell>
          <table:table-cell table:style-name="Table10.G44" office:value-type="string">
            <text:p text:style-name="Unicode-Value"/>
          </table:table-cell>
          <table:table-cell table:style-name="Table10.H44" office:value-type="string">
            <text:p text:style-name="Unicode-Value">0197 (+030B)</text:p>
          </table:table-cell>
          <table:table-cell table:style-name="Table10.I44" office:value-type="string">
            <text:p text:style-name="Unicode-Value">0197 (+030F)</text:p>
          </table:table-cell>
          <table:table-cell table:style-name="Table10.J44" office:value-type="string">
            <text:p text:style-name="Unicode-Value">0197 (+0304)</text:p>
          </table:table-cell>
          <table:table-cell table:style-name="Table10.K44" office:value-type="string">
            <text:p text:style-name="Unicode-Value">0197 (+0331)</text:p>
          </table:table-cell>
          <table:table-cell table:style-name="Table10.L44" office:value-type="string">
            <text:p text:style-name="Unicode-Value">0197 (+0308)</text:p>
          </table:table-cell>
        </table:table-row>
        <table:table-row table:style-name="Table10.1">
          <table:table-cell table:style-name="Table10.A3" office:value-type="string">
            <text:p text:style-name="Input-Character">I =</text:p>
          </table:table-cell>
          <table:table-cell table:style-name="Table10.B45" office:value-type="string">
            <text:p text:style-name="Unicode-Value"/>
          </table:table-cell>
          <table:table-cell table:style-name="Table10.C45" office:value-type="string">
            <text:p text:style-name="Unicode-Value"/>
          </table:table-cell>
          <table:table-cell table:style-name="Table10.D45" office:value-type="string">
            <text:p text:style-name="Unicode-Value"/>
          </table:table-cell>
          <table:table-cell table:style-name="Table10.E45" office:value-type="string">
            <text:p text:style-name="P2"/>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
          </table:table-cell>
          <table:table-cell table:style-name="Table10.I45" office:value-type="string">
            <text:p text:style-name="Unicode-Value"/>
          </table:table-cell>
          <table:table-cell table:style-name="Table10.J45" office:value-type="string">
            <text:p text:style-name="Unicode-Value"/>
          </table:table-cell>
          <table:table-cell table:style-name="Table10.K45" office:value-type="string">
            <text:p text:style-name="Unicode-Value"/>
          </table:table-cell>
          <table:table-cell table:style-name="Table10.L45" office:value-type="string">
            <text:p text:style-name="Unicode-Value"/>
          </table:table-cell>
        </table:table-row>
        <table:table-row table:style-name="Table10.1">
          <table:table-cell table:style-name="Table10.A4" office:value-type="string">
            <text:p text:style-name="Input-Character">] i</text:p>
          </table:table-cell>
          <table:table-cell table:style-name="Table10.B46" office:value-type="string">
            <text:p text:style-name="Unicode-Character">ɩ́</text:p>
          </table:table-cell>
          <table:table-cell table:style-name="Table10.C46" office:value-type="string">
            <text:p text:style-name="Unicode-Character">ɩ̀</text:p>
          </table:table-cell>
          <table:table-cell table:style-name="Table10.D46" office:value-type="string">
            <text:p text:style-name="Unicode-Character">ɩ̂</text:p>
          </table:table-cell>
          <table:table-cell table:style-name="Table10.E46" office:value-type="string">
            <text:p text:style-name="Unicode-Character">ɩ̌</text:p>
          </table:table-cell>
          <table:table-cell table:style-name="Table10.F46" office:value-type="string">
            <text:p text:style-name="Unicode-Character"/>
          </table:table-cell>
          <table:table-cell table:style-name="Table10.G46" office:value-type="string">
            <text:p text:style-name="Unicode-Character"/>
          </table:table-cell>
          <table:table-cell table:style-name="Table10.H46" office:value-type="string">
            <text:p text:style-name="Unicode-Character"/>
          </table:table-cell>
          <table:table-cell table:style-name="Table10.I46" office:value-type="string">
            <text:p text:style-name="Unicode-Character"/>
          </table:table-cell>
          <table:table-cell table:style-name="Table10.J46" office:value-type="string">
            <text:p text:style-name="Unicode-Character">ɩ̄</text:p>
          </table:table-cell>
          <table:table-cell table:style-name="Table10.K46" office:value-type="string">
            <text:p text:style-name="Unicode-Character">ɩ̱</text:p>
          </table:table-cell>
          <table:table-cell table:style-name="Table10.L46" office:value-type="string">
            <text:p text:style-name="Unicode-Character"/>
          </table:table-cell>
        </table:table-row>
        <table:table-row table:style-name="Table10.1">
          <table:table-cell table:style-name="Table10.A3" office:value-type="string">
            <text:p text:style-name="Unicode-Value"/>
          </table:table-cell>
          <table:table-cell table:style-name="Table10.B47" office:value-type="string">
            <text:p text:style-name="Unicode-Value">0269 (+0301)</text:p>
          </table:table-cell>
          <table:table-cell table:style-name="Table10.C47" office:value-type="string">
            <text:p text:style-name="Unicode-Value">0269 (+0300)</text:p>
          </table:table-cell>
          <table:table-cell table:style-name="Table10.D47" office:value-type="string">
            <text:p text:style-name="Unicode-Value">0269 (+0302)</text:p>
          </table:table-cell>
          <table:table-cell table:style-name="Table10.E47" office:value-type="string">
            <text:p text:style-name="Unicode-Value">0269 (+030C)</text:p>
          </table:table-cell>
          <table:table-cell table:style-name="Table10.F47" office:value-type="string">
            <text:p text:style-name="Unicode-Value"/>
          </table:table-cell>
          <table:table-cell table:style-name="Table10.G47" office:value-type="string">
            <text:p text:style-name="Unicode-Value"/>
          </table:table-cell>
          <table:table-cell table:style-name="Table10.H47" office:value-type="string">
            <text:p text:style-name="Unicode-Value"/>
          </table:table-cell>
          <table:table-cell table:style-name="Table10.I47" office:value-type="string">
            <text:p text:style-name="Unicode-Value"/>
          </table:table-cell>
          <table:table-cell table:style-name="Table10.J47" office:value-type="string">
            <text:p text:style-name="Unicode-Value">0269 (+0304)</text:p>
          </table:table-cell>
          <table:table-cell table:style-name="Table10.K47" office:value-type="string">
            <text:p text:style-name="Unicode-Value">0269 (+0331)</text:p>
          </table:table-cell>
          <table:table-cell table:style-name="Table10.L47" office:value-type="string">
            <text:p text:style-name="Unicode-Value"/>
          </table:table-cell>
        </table:table-row>
        <table:table-row table:style-name="Table10.1">
          <table:table-cell table:style-name="Table10.A4" office:value-type="string">
            <text:p text:style-name="Input-Character">] I</text:p>
          </table:table-cell>
          <table:table-cell table:style-name="Table10.B48" office:value-type="string">
            <text:p text:style-name="Unicode-Character">Ɩ́</text:p>
          </table:table-cell>
          <table:table-cell table:style-name="Table10.C48" office:value-type="string">
            <text:p text:style-name="Unicode-Character">Ɩ̀</text:p>
          </table:table-cell>
          <table:table-cell table:style-name="Table10.D48" office:value-type="string">
            <text:p text:style-name="Unicode-Character">ɩ̂</text:p>
          </table:table-cell>
          <table:table-cell table:style-name="Table10.E48" office:value-type="string">
            <text:p text:style-name="Unicode-Character">ɩ̌</text:p>
          </table:table-cell>
          <table:table-cell table:style-name="Table10.F48" office:value-type="string">
            <text:p text:style-name="Unicode-Character"/>
          </table:table-cell>
          <table:table-cell table:style-name="Table10.G48" office:value-type="string">
            <text:p text:style-name="Unicode-Character"/>
          </table:table-cell>
          <table:table-cell table:style-name="Table10.H48" office:value-type="string">
            <text:p text:style-name="Unicode-Character"/>
          </table:table-cell>
          <table:table-cell table:style-name="Table10.I48" office:value-type="string">
            <text:p text:style-name="Unicode-Character"/>
          </table:table-cell>
          <table:table-cell table:style-name="Table10.J48" office:value-type="string">
            <text:p text:style-name="Unicode-Character">Ɩ̄</text:p>
          </table:table-cell>
          <table:table-cell table:style-name="Table10.K48" office:value-type="string">
            <text:p text:style-name="Unicode-Character">Ɩ̱</text:p>
          </table:table-cell>
          <table:table-cell table:style-name="Table10.L48" office:value-type="string">
            <text:p text:style-name="Unicode-Character"/>
          </table:table-cell>
        </table:table-row>
        <table:table-row table:style-name="Table10.1">
          <table:table-cell table:style-name="Table10.A3" office:value-type="string">
            <text:p text:style-name="Unicode-Value"/>
          </table:table-cell>
          <table:table-cell table:style-name="Table10.B49" office:value-type="string">
            <text:p text:style-name="Unicode-Value">0196 (+0301)</text:p>
          </table:table-cell>
          <table:table-cell table:style-name="Table10.C49" office:value-type="string">
            <text:p text:style-name="Unicode-Value">0196 (+0300)</text:p>
          </table:table-cell>
          <table:table-cell table:style-name="Table10.D49" office:value-type="string">
            <text:p text:style-name="Unicode-Value">0196 (+0302)</text:p>
          </table:table-cell>
          <table:table-cell table:style-name="Table10.E49" office:value-type="string">
            <text:p text:style-name="Unicode-Value">0196 (+030C)</text:p>
          </table:table-cell>
          <table:table-cell table:style-name="Table10.F49" office:value-type="string">
            <text:p text:style-name="Unicode-Value"/>
          </table:table-cell>
          <table:table-cell table:style-name="Table10.G49" office:value-type="string">
            <text:p text:style-name="Unicode-Value"/>
          </table:table-cell>
          <table:table-cell table:style-name="Table10.H49" office:value-type="string">
            <text:p text:style-name="Unicode-Value"/>
          </table:table-cell>
          <table:table-cell table:style-name="Table10.I49" office:value-type="string">
            <text:p text:style-name="Unicode-Value"/>
          </table:table-cell>
          <table:table-cell table:style-name="Table10.J49" office:value-type="string">
            <text:p text:style-name="Unicode-Value">0196 (+0304)</text:p>
          </table:table-cell>
          <table:table-cell table:style-name="Table10.K49" office:value-type="string">
            <text:p text:style-name="Unicode-Value">0196 (+0331)</text:p>
          </table:table-cell>
          <table:table-cell table:style-name="Table10.L49" office:value-type="string">
            <text:p text:style-name="Unicode-Value"/>
          </table:table-cell>
        </table:table-row>
        <table:table-row table:style-name="Table10.1">
          <table:table-cell table:style-name="Table10.A4" office:value-type="string">
            <text:p text:style-name="Input-Character">k</text:p>
          </table:table-cell>
          <table:table-cell table:style-name="Table10.B50" office:value-type="string">
            <text:p text:style-name="Unicode-Character"/>
          </table:table-cell>
          <table:table-cell table:style-name="Table10.C50" office:value-type="string">
            <text:p text:style-name="Unicode-Character"/>
          </table:table-cell>
          <table:table-cell table:style-name="Table10.D50" office:value-type="string">
            <text:p text:style-name="Unicode-Character"/>
          </table:table-cell>
          <table:table-cell table:style-name="Table10.E50" office:value-type="string">
            <text:p text:style-name="Unicode-Character"/>
          </table:table-cell>
          <table:table-cell table:style-name="Table10.F50" office:value-type="string">
            <text:p text:style-name="Unicode-Character"/>
          </table:table-cell>
          <table:table-cell table:style-name="Table10.G50" office:value-type="string">
            <text:p text:style-name="Unicode-Character">k̕</text:p>
          </table:table-cell>
          <table:table-cell table:style-name="Table10.H50" office:value-type="string">
            <text:p text:style-name="Unicode-Character"/>
          </table:table-cell>
          <table:table-cell table:style-name="Table10.I50" office:value-type="string">
            <text:p text:style-name="Unicode-Character"/>
          </table:table-cell>
          <table:table-cell table:style-name="Table10.J50" office:value-type="string">
            <text:p text:style-name="Unicode-Character"/>
          </table:table-cell>
          <table:table-cell table:style-name="Table10.K50" office:value-type="string">
            <text:p text:style-name="Unicode-Character"/>
          </table:table-cell>
          <table:table-cell table:style-name="Table10.L50" office:value-type="string">
            <text:p text:style-name="Unicode-Character"/>
          </table:table-cell>
        </table:table-row>
        <table:table-row table:style-name="Table10.1">
          <table:table-cell table:style-name="Table10.A3" office:value-type="string">
            <text:p text:style-name="Unicode-Value"/>
          </table:table-cell>
          <table:table-cell table:style-name="Table10.B51" office:value-type="string">
            <text:p text:style-name="Unicode-Value"/>
          </table:table-cell>
          <table:table-cell table:style-name="Table10.C51" office:value-type="string">
            <text:p text:style-name="Unicode-Value"/>
          </table:table-cell>
          <table:table-cell table:style-name="Table10.D51" office:value-type="string">
            <text:p text:style-name="Unicode-Value"/>
          </table:table-cell>
          <table:table-cell table:style-name="Table10.E51" office:value-type="string">
            <text:p text:style-name="Unicode-Value"/>
          </table:table-cell>
          <table:table-cell table:style-name="Table10.F51" office:value-type="string">
            <text:p text:style-name="Unicode-Value"/>
          </table:table-cell>
          <table:table-cell table:style-name="Table10.G51" office:value-type="string">
            <text:p text:style-name="Unicode-Value">006B (+0315)</text:p>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2" office:value-type="string">
            <text:p text:style-name="Input-Character">K</text:p>
          </table:table-cell>
          <table:table-cell table:style-name="Table10.B52" office:value-type="string">
            <text:p text:style-name="Unicode-Character"/>
          </table:table-cell>
          <table:table-cell table:style-name="Table10.C52" office:value-type="string">
            <text:p text:style-name="Unicode-Character"/>
          </table:table-cell>
          <table:table-cell table:style-name="Table10.D52" office:value-type="string">
            <text:p text:style-name="Unicode-Character"/>
          </table:table-cell>
          <table:table-cell table:style-name="Table10.E52" office:value-type="string">
            <text:p text:style-name="Unicode-Character"/>
          </table:table-cell>
          <table:table-cell table:style-name="Table10.F52" office:value-type="string">
            <text:p text:style-name="Unicode-Character"/>
          </table:table-cell>
          <table:table-cell table:style-name="Table10.G52" office:value-type="string">
            <text:p text:style-name="Unicode-Character">K̕</text:p>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
          </table:table-cell>
          <table:table-cell table:style-name="Table10.K52" office:value-type="string">
            <text:p text:style-name="Unicode-Character"/>
          </table:table-cell>
          <table:table-cell table:style-name="Table10.L52" office:value-type="string">
            <text:p text:style-name="Unicode-Character"/>
          </table:table-cell>
        </table:table-row>
        <table:table-row table:style-name="Table10.1">
          <table:table-cell table:style-name="Table10.A3" office:value-type="string">
            <text:p text:style-name="Unicode-Value"/>
          </table:table-cell>
          <table:table-cell table:style-name="Table10.B53" office:value-type="string">
            <text:p text:style-name="Unicode-Value"/>
          </table:table-cell>
          <table:table-cell table:style-name="Table10.C53" office:value-type="string">
            <text:p text:style-name="Unicode-Value"/>
          </table:table-cell>
          <table:table-cell table:style-name="Table10.D53" office:value-type="string">
            <text:p text:style-name="Unicode-Value"/>
          </table:table-cell>
          <table:table-cell table:style-name="Table10.E53" office:value-type="string">
            <text:p text:style-name="Unicode-Value"/>
          </table:table-cell>
          <table:table-cell table:style-name="Table10.F53" office:value-type="string">
            <text:p text:style-name="Unicode-Value"/>
          </table:table-cell>
          <table:table-cell table:style-name="Table10.G53" office:value-type="string">
            <text:p text:style-name="Unicode-Value">004B (+0315)</text:p>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
          </table:table-cell>
          <table:table-cell table:style-name="Table10.K53" office:value-type="string">
            <text:p text:style-name="Unicode-Value"/>
          </table:table-cell>
          <table:table-cell table:style-name="Table10.L53" office:value-type="string">
            <text:p text:style-name="Unicode-Value"/>
          </table:table-cell>
        </table:table-row>
        <table:table-row table:style-name="Table10.1">
          <table:table-cell table:style-name="Table10.A2" office:value-type="string">
            <text:p text:style-name="Input-Character">m</text:p>
          </table:table-cell>
          <table:table-cell table:style-name="Table10.B54" office:value-type="string">
            <text:p text:style-name="Unicode-Character">ḿ</text:p>
          </table:table-cell>
          <table:table-cell table:style-name="Table10.C54" office:value-type="string">
            <text:p text:style-name="Unicode-Character">m̀</text:p>
          </table:table-cell>
          <table:table-cell table:style-name="Table10.D54" office:value-type="string">
            <text:p text:style-name="Unicode-Character"/>
          </table:table-cell>
          <table:table-cell table:style-name="Table10.E54" office:value-type="string">
            <text:p text:style-name="Unicode-Character"/>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m̄</text:p>
          </table:table-cell>
          <table:table-cell table:style-name="Table10.K54" office:value-type="string">
            <text:p text:style-name="Unicode-Character"/>
          </table:table-cell>
          <table:table-cell table:style-name="Table10.L54" office:value-type="string">
            <text:p text:style-name="Unicode-Character"/>
          </table:table-cell>
        </table:table-row>
        <table:table-row table:style-name="Table10.1">
          <table:table-cell table:style-name="Table10.A3" office:value-type="string">
            <text:p text:style-name="Unicode-Value"/>
          </table:table-cell>
          <table:table-cell table:style-name="Table10.B55" office:value-type="string">
            <text:p text:style-name="Unicode-Value">1E3F</text:p>
          </table:table-cell>
          <table:table-cell table:style-name="Table10.C55" office:value-type="string">
            <text:p text:style-name="Unicode-Value">006D (+0300)</text:p>
          </table:table-cell>
          <table:table-cell table:style-name="Table10.D55" office:value-type="string">
            <text:p text:style-name="Unicode-Value"/>
          </table:table-cell>
          <table:table-cell table:style-name="Table10.E55" office:value-type="string">
            <text:p text:style-name="Unicode-Value"/>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06D (+0304)</text:p>
          </table:table-cell>
          <table:table-cell table:style-name="Table10.K55" office:value-type="string">
            <text:p text:style-name="Unicode-Value"/>
          </table:table-cell>
          <table:table-cell table:style-name="Table10.L55" office:value-type="string">
            <text:p text:style-name="Unicode-Value"/>
          </table:table-cell>
        </table:table-row>
        <table:table-row table:style-name="Table10.1">
          <table:table-cell table:style-name="Table10.A2" office:value-type="string">
            <text:p text:style-name="Input-Character">M</text:p>
          </table:table-cell>
          <table:table-cell table:style-name="Table10.B56" office:value-type="string">
            <text:p text:style-name="Unicode-Character">Ḿ</text:p>
          </table:table-cell>
          <table:table-cell table:style-name="Table10.C56" office:value-type="string">
            <text:p text:style-name="Unicode-Character">M̀</text:p>
          </table:table-cell>
          <table:table-cell table:style-name="Table10.D56" office:value-type="string">
            <text:p text:style-name="Unicode-Character"/>
          </table:table-cell>
          <table:table-cell table:style-name="Table10.E56" office:value-type="string">
            <text:p text:style-name="Unicode-Character"/>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
          </table:table-cell>
          <table:table-cell table:style-name="Table10.I56" office:value-type="string">
            <text:p text:style-name="Unicode-Character"/>
          </table:table-cell>
          <table:table-cell table:style-name="Table10.J56" office:value-type="string">
            <text:p text:style-name="Unicode-Character">M̄</text:p>
          </table:table-cell>
          <table:table-cell table:style-name="Table10.K56" office:value-type="string">
            <text:p text:style-name="Unicode-Character"/>
          </table:table-cell>
          <table:table-cell table:style-name="Table10.L56" office:value-type="string">
            <text:p text:style-name="Unicode-Character"/>
          </table:table-cell>
        </table:table-row>
        <table:table-row table:style-name="Table10.1">
          <table:table-cell table:style-name="Table10.A3" office:value-type="string">
            <text:p text:style-name="Unicode-Value"/>
          </table:table-cell>
          <table:table-cell table:style-name="Table10.B57" office:value-type="string">
            <text:p text:style-name="Unicode-Value">1E3E</text:p>
          </table:table-cell>
          <table:table-cell table:style-name="Table10.C57" office:value-type="string">
            <text:p text:style-name="Unicode-Value">004D <text:s/>+0300)</text:p>
          </table:table-cell>
          <table:table-cell table:style-name="Table10.D57" office:value-type="string">
            <text:p text:style-name="Unicode-Value"/>
          </table:table-cell>
          <table:table-cell table:style-name="Table10.E57" office:value-type="string">
            <text:p text:style-name="Unicode-Value"/>
          </table:table-cell>
          <table:table-cell table:style-name="Table10.F57" office:value-type="string">
            <text:p text:style-name="Unicode-Value"/>
          </table:table-cell>
          <table:table-cell table:style-name="Table10.G57" office:value-type="string">
            <text:p text:style-name="Unicode-Value"/>
          </table:table-cell>
          <table:table-cell table:style-name="Table10.H57" office:value-type="string">
            <text:p text:style-name="Unicode-Value"/>
          </table:table-cell>
          <table:table-cell table:style-name="Table10.I57" office:value-type="string">
            <text:p text:style-name="Unicode-Value"/>
          </table:table-cell>
          <table:table-cell table:style-name="Table10.J57" office:value-type="string">
            <text:p text:style-name="Unicode-Value">004D (+0304)</text:p>
          </table:table-cell>
          <table:table-cell table:style-name="Table10.K57" office:value-type="string">
            <text:p text:style-name="Unicode-Value"/>
          </table:table-cell>
          <table:table-cell table:style-name="Table10.L57" office:value-type="string">
            <text:p text:style-name="Unicode-Value"/>
          </table:table-cell>
        </table:table-row>
        <table:table-row table:style-name="Table10.1">
          <table:table-cell table:style-name="Table10.A2" office:value-type="string">
            <text:p text:style-name="Input-Character">n</text:p>
          </table:table-cell>
          <table:table-cell table:style-name="Table10.B58" office:value-type="string">
            <text:p text:style-name="Unicode-Character">ń</text:p>
          </table:table-cell>
          <table:table-cell table:style-name="Table10.C58" office:value-type="string">
            <text:p text:style-name="Unicode-Character">ǹ</text:p>
          </table:table-cell>
          <table:table-cell table:style-name="Table10.D58" office:value-type="string">
            <text:p text:style-name="Unicode-Character"/>
          </table:table-cell>
          <table:table-cell table:style-name="Table10.E58" office:value-type="string">
            <text:p text:style-name="Unicode-Character"/>
          </table:table-cell>
          <table:table-cell table:style-name="Table10.F58" office:value-type="string">
            <text:p text:style-name="Unicode-Character">ñ</text:p>
          </table:table-cell>
          <table:table-cell table:style-name="Table10.G58" office:value-type="string">
            <text:p text:style-name="Unicode-Character"/>
          </table:table-cell>
          <table:table-cell table:style-name="Table10.H58" office:value-type="string">
            <text:p text:style-name="Unicode-Character"/>
          </table:table-cell>
          <table:table-cell table:style-name="Table10.I58" office:value-type="string">
            <text:p text:style-name="Unicode-Character"/>
          </table:table-cell>
          <table:table-cell table:style-name="Table10.J58" office:value-type="string">
            <text:p text:style-name="Unicode-Character">n̄</text:p>
          </table:table-cell>
          <table:table-cell table:style-name="Table10.K58" office:value-type="string">
            <text:p text:style-name="Unicode-Character"/>
          </table:table-cell>
          <table:table-cell table:style-name="Table10.L58" office:value-type="string">
            <text:p text:style-name="Unicode-Character"/>
          </table:table-cell>
        </table:table-row>
        <table:table-row table:style-name="Table10.1">
          <table:table-cell table:style-name="Table10.A3" office:value-type="string">
            <text:p text:style-name="Unicode-Value"/>
          </table:table-cell>
          <table:table-cell table:style-name="Table10.B59" office:value-type="string">
            <text:p text:style-name="Unicode-Value">0144</text:p>
          </table:table-cell>
          <table:table-cell table:style-name="Table10.C59" office:value-type="string">
            <text:p text:style-name="Unicode-Value">006E <text:s/>+0300)</text:p>
          </table:table-cell>
          <table:table-cell table:style-name="Table10.D59" office:value-type="string">
            <text:p text:style-name="Unicode-Value"/>
          </table:table-cell>
          <table:table-cell table:style-name="Table10.E59" office:value-type="string">
            <text:p text:style-name="Unicode-Value"/>
          </table:table-cell>
          <table:table-cell table:style-name="Table10.F59" office:value-type="string">
            <text:p text:style-name="Unicode-Value">00F1</text:p>
          </table:table-cell>
          <table:table-cell table:style-name="Table10.G59" office:value-type="string">
            <text:p text:style-name="Unicode-Value"/>
          </table:table-cell>
          <table:table-cell table:style-name="Table10.H59" office:value-type="string">
            <text:p text:style-name="Unicode-Value"/>
          </table:table-cell>
          <table:table-cell table:style-name="Table10.I59" office:value-type="string">
            <text:p text:style-name="Unicode-Value"/>
          </table:table-cell>
          <table:table-cell table:style-name="Table10.J59" office:value-type="string">
            <text:p text:style-name="Unicode-Value">006E (+0304)</text:p>
          </table:table-cell>
          <table:table-cell table:style-name="Table10.K59" office:value-type="string">
            <text:p text:style-name="Unicode-Value"/>
          </table:table-cell>
          <table:table-cell table:style-name="Table10.L59" office:value-type="string">
            <text:p text:style-name="Unicode-Value"/>
          </table:table-cell>
        </table:table-row>
        <text:soft-page-break/>
        <table:table-row table:style-name="Table10.1">
          <table:table-cell table:style-name="Table10.A2" office:value-type="string">
            <text:p text:style-name="Input-Character">N</text:p>
          </table:table-cell>
          <table:table-cell table:style-name="Table10.B60" office:value-type="string">
            <text:p text:style-name="Unicode-Character">Ń</text:p>
          </table:table-cell>
          <table:table-cell table:style-name="Table10.C60" office:value-type="string">
            <text:p text:style-name="Unicode-Character">Ǹ</text:p>
          </table:table-cell>
          <table:table-cell table:style-name="Table10.D60" office:value-type="string">
            <text:p text:style-name="Unicode-Character"/>
          </table:table-cell>
          <table:table-cell table:style-name="Table10.E60" office:value-type="string">
            <text:p text:style-name="Unicode-Character"/>
          </table:table-cell>
          <table:table-cell table:style-name="Table10.F60" office:value-type="string">
            <text:p text:style-name="Unicode-Character">Ñ</text:p>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N̄</text:p>
          </table:table-cell>
          <table:table-cell table:style-name="Table10.K60" office:value-type="string">
            <text:p text:style-name="Unicode-Character"/>
          </table:table-cell>
          <table:table-cell table:style-name="Table10.L60" office:value-type="string">
            <text:p text:style-name="Unicode-Character"/>
          </table:table-cell>
        </table:table-row>
        <table:table-row table:style-name="Table10.1">
          <table:table-cell table:style-name="Table10.A3" office:value-type="string">
            <text:p text:style-name="Unicode-Value"/>
          </table:table-cell>
          <table:table-cell table:style-name="Table10.B61" office:value-type="string">
            <text:p text:style-name="Unicode-Value">0143</text:p>
          </table:table-cell>
          <table:table-cell table:style-name="Table10.C61" office:value-type="string">
            <text:p text:style-name="Unicode-Value">004E (+0300)</text:p>
          </table:table-cell>
          <table:table-cell table:style-name="Table10.D61" office:value-type="string">
            <text:p text:style-name="Unicode-Value"/>
          </table:table-cell>
          <table:table-cell table:style-name="Table10.E61" office:value-type="string">
            <text:p text:style-name="Unicode-Value"/>
          </table:table-cell>
          <table:table-cell table:style-name="Table10.F61" office:value-type="string">
            <text:p text:style-name="Unicode-Value">00D1</text:p>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04E (+0304)</text:p>
          </table:table-cell>
          <table:table-cell table:style-name="Table10.K61" office:value-type="string">
            <text:p text:style-name="Unicode-Value"/>
          </table:table-cell>
          <table:table-cell table:style-name="Table10.L61" office:value-type="string">
            <text:p text:style-name="Unicode-Value"/>
          </table:table-cell>
        </table:table-row>
        <table:table-row table:style-name="Table10.1">
          <table:table-cell table:style-name="Table10.A2" office:value-type="string">
            <text:p text:style-name="Input-Character">; n</text:p>
          </table:table-cell>
          <table:table-cell table:style-name="Table10.B62" office:value-type="string">
            <text:p text:style-name="Unicode-Character">ŋ́</text:p>
          </table:table-cell>
          <table:table-cell table:style-name="Table10.C62" office:value-type="string">
            <text:p text:style-name="Unicode-Character"/>
          </table:table-cell>
          <table:table-cell table:style-name="Table10.D62" office:value-type="string">
            <text:p text:style-name="Unicode-Character"/>
          </table:table-cell>
          <table:table-cell table:style-name="Table10.E62" office:value-type="string">
            <text:p text:style-name="Unicode-Character"/>
          </table:table-cell>
          <table:table-cell table:style-name="Table10.F62" office:value-type="string">
            <text:p text:style-name="Unicode-Character"/>
          </table:table-cell>
          <table:table-cell table:style-name="Table10.G62" office:value-type="string">
            <text:p text:style-name="Unicode-Character"/>
          </table:table-cell>
          <table:table-cell table:style-name="Table10.H62" office:value-type="string">
            <text:p text:style-name="Unicode-Character"/>
          </table:table-cell>
          <table:table-cell table:style-name="Table10.I62" office:value-type="string">
            <text:p text:style-name="Unicode-Character"/>
          </table:table-cell>
          <table:table-cell table:style-name="Table10.J62" office:value-type="string">
            <text:p text:style-name="Unicode-Character">ŋ̄</text:p>
          </table:table-cell>
          <table:table-cell table:style-name="Table10.K62" office:value-type="string">
            <text:p text:style-name="Unicode-Character"/>
          </table:table-cell>
          <table:table-cell table:style-name="Table10.L62"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63" office:value-type="string">
            <text:p text:style-name="Unicode-Value">014B (+0301)</text:p>
          </table:table-cell>
          <table:table-cell table:style-name="Table10.C63" office:value-type="string">
            <text:p text:style-name="Unicode-Value"/>
          </table:table-cell>
          <table:table-cell table:style-name="Table10.D63" office:value-type="string">
            <text:p text:style-name="Unicode-Value"/>
          </table:table-cell>
          <table:table-cell table:style-name="Table10.E63" office:value-type="string">
            <text:p text:style-name="Unicode-Value"/>
          </table:table-cell>
          <table:table-cell table:style-name="Table10.F63" office:value-type="string">
            <text:p text:style-name="Unicode-Value"/>
          </table:table-cell>
          <table:table-cell table:style-name="Table10.G63" office:value-type="string">
            <text:p text:style-name="Unicode-Value"/>
          </table:table-cell>
          <table:table-cell table:style-name="Table10.H63" office:value-type="string">
            <text:p text:style-name="Unicode-Value"/>
          </table:table-cell>
          <table:table-cell table:style-name="Table10.I63" office:value-type="string">
            <text:p text:style-name="Unicode-Value"/>
          </table:table-cell>
          <table:table-cell table:style-name="Table10.J63" office:value-type="string">
            <text:p text:style-name="Unicode-Value">014B (+0304)</text:p>
          </table:table-cell>
          <table:table-cell table:style-name="Table10.K63" office:value-type="string">
            <text:p text:style-name="Unicode-Value"/>
          </table:table-cell>
          <table:table-cell table:style-name="Table10.L63" office:value-type="string">
            <text:p text:style-name="Unicode-Value"/>
          </table:table-cell>
        </table:table-row>
        <table:table-row table:style-name="Table10.1">
          <table:table-cell table:style-name="Table10.A2" office:value-type="string">
            <text:p text:style-name="Input-Character">; N</text:p>
          </table:table-cell>
          <table:table-cell table:style-name="Table10.B64" office:value-type="string">
            <text:p text:style-name="Unicode-Character">Ŋ́</text:p>
          </table:table-cell>
          <table:table-cell table:style-name="Table10.C64" office:value-type="string">
            <text:p text:style-name="Unicode-Character"/>
          </table:table-cell>
          <table:table-cell table:style-name="Table10.D64" office:value-type="string">
            <text:p text:style-name="Unicode-Character"/>
          </table:table-cell>
          <table:table-cell table:style-name="Table10.E64" office:value-type="string">
            <text:p text:style-name="Unicode-Character"/>
          </table:table-cell>
          <table:table-cell table:style-name="Table10.F64" office:value-type="string">
            <text:p text:style-name="Unicode-Character"/>
          </table:table-cell>
          <table:table-cell table:style-name="Table10.G64" office:value-type="string">
            <text:p text:style-name="Unicode-Character"/>
          </table:table-cell>
          <table:table-cell table:style-name="Table10.H64" office:value-type="string">
            <text:p text:style-name="Unicode-Character"/>
          </table:table-cell>
          <table:table-cell table:style-name="Table10.I64" office:value-type="string">
            <text:p text:style-name="Unicode-Character"/>
          </table:table-cell>
          <table:table-cell table:style-name="Table10.J64" office:value-type="string">
            <text:p text:style-name="Unicode-Character">Ŋ̄</text:p>
          </table:table-cell>
          <table:table-cell table:style-name="Table10.K64" office:value-type="string">
            <text:p text:style-name="Unicode-Character"/>
          </table:table-cell>
          <table:table-cell table:style-name="Table10.L64"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65" office:value-type="string">
            <text:p text:style-name="Unicode-Value">014A (+0301)</text:p>
          </table:table-cell>
          <table:table-cell table:style-name="Table10.C65" office:value-type="string">
            <text:p text:style-name="Unicode-Value"/>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014A (+0304)</text:p>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2" office:value-type="string">
            <text:p text:style-name="Input-Character">o</text:p>
          </table:table-cell>
          <table:table-cell table:style-name="Table10.B66" office:value-type="string">
            <text:p text:style-name="Unicode-Character">ó</text:p>
          </table:table-cell>
          <table:table-cell table:style-name="Table10.C66" office:value-type="string">
            <text:p text:style-name="Unicode-Character">ò</text:p>
          </table:table-cell>
          <table:table-cell table:style-name="Table10.D66" office:value-type="string">
            <text:p text:style-name="Unicode-Character">ô</text:p>
          </table:table-cell>
          <table:table-cell table:style-name="Table10.E66" office:value-type="string">
            <text:p text:style-name="Unicode-Character">ǒ</text:p>
          </table:table-cell>
          <table:table-cell table:style-name="Table10.F66" office:value-type="string">
            <text:p text:style-name="Unicode-Character"/>
          </table:table-cell>
          <table:table-cell table:style-name="Table10.G66" office:value-type="string">
            <text:p text:style-name="Unicode-Character"/>
          </table:table-cell>
          <table:table-cell table:style-name="Table10.H66" office:value-type="string">
            <text:p text:style-name="Unicode-Character">ő</text:p>
          </table:table-cell>
          <table:table-cell table:style-name="Table10.I66" office:value-type="string">
            <text:p text:style-name="Unicode-Character">ȍ</text:p>
          </table:table-cell>
          <table:table-cell table:style-name="Table10.J66" office:value-type="string">
            <text:p text:style-name="Unicode-Character">ō</text:p>
          </table:table-cell>
          <table:table-cell table:style-name="Table10.K66" office:value-type="string">
            <text:p text:style-name="Unicode-Character">o̱</text:p>
          </table:table-cell>
          <table:table-cell table:style-name="Table10.L66" office:value-type="string">
            <text:p text:style-name="Unicode-Character">ö</text:p>
          </table:table-cell>
        </table:table-row>
        <table:table-row table:style-name="Table10.1">
          <table:table-cell table:style-name="Table10.A3" office:value-type="string">
            <text:p text:style-name="Unicode-Value"/>
          </table:table-cell>
          <table:table-cell table:style-name="Table10.B67" office:value-type="string">
            <text:p text:style-name="Unicode-Value">00F3</text:p>
          </table:table-cell>
          <table:table-cell table:style-name="Table10.C67" office:value-type="string">
            <text:p text:style-name="Unicode-Value">00F2</text:p>
          </table:table-cell>
          <table:table-cell table:style-name="Table10.D67" office:value-type="string">
            <text:p text:style-name="Unicode-Value">00F4</text:p>
          </table:table-cell>
          <table:table-cell table:style-name="Table10.E67" office:value-type="string">
            <text:p text:style-name="Unicode-Value">01D2</text:p>
          </table:table-cell>
          <table:table-cell table:style-name="Table10.F67" office:value-type="string">
            <text:p text:style-name="Unicode-Value"/>
          </table:table-cell>
          <table:table-cell table:style-name="Table10.G67" office:value-type="string">
            <text:p text:style-name="Unicode-Value"/>
          </table:table-cell>
          <table:table-cell table:style-name="Table10.H67" office:value-type="string">
            <text:p text:style-name="Unicode-Value">0151</text:p>
          </table:table-cell>
          <table:table-cell table:style-name="Table10.I67" office:value-type="string">
            <text:p text:style-name="Unicode-Value">020D</text:p>
          </table:table-cell>
          <table:table-cell table:style-name="Table10.J67" office:value-type="string">
            <text:p text:style-name="Unicode-Value">014D</text:p>
          </table:table-cell>
          <table:table-cell table:style-name="Table10.K67" office:value-type="string">
            <text:p text:style-name="Unicode-Value">006F (+0331)</text:p>
          </table:table-cell>
          <table:table-cell table:style-name="Table10.L67"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68" office:value-type="string">
            <text:p text:style-name="Unicode-Character">Ó</text:p>
          </table:table-cell>
          <table:table-cell table:style-name="Table10.C68" office:value-type="string">
            <text:p text:style-name="Unicode-Character">Ò</text:p>
          </table:table-cell>
          <table:table-cell table:style-name="Table10.D68" office:value-type="string">
            <text:p text:style-name="Unicode-Character">Ô</text:p>
          </table:table-cell>
          <table:table-cell table:style-name="Table10.E68" office:value-type="string">
            <text:p text:style-name="Unicode-Character">Ǒ</text:p>
          </table:table-cell>
          <table:table-cell table:style-name="Table10.F68" office:value-type="string">
            <text:p text:style-name="Unicode-Character"/>
          </table:table-cell>
          <table:table-cell table:style-name="Table10.G68" office:value-type="string">
            <text:p text:style-name="Unicode-Character"/>
          </table:table-cell>
          <table:table-cell table:style-name="Table10.H68" office:value-type="string">
            <text:p text:style-name="Unicode-Character">Ő</text:p>
          </table:table-cell>
          <table:table-cell table:style-name="Table10.I68" office:value-type="string">
            <text:p text:style-name="Unicode-Character">Ȍ</text:p>
          </table:table-cell>
          <table:table-cell table:style-name="Table10.J68" office:value-type="string">
            <text:p text:style-name="Unicode-Character">Ō</text:p>
          </table:table-cell>
          <table:table-cell table:style-name="Table10.K68" office:value-type="string">
            <text:p text:style-name="Unicode-Character">O̱</text:p>
          </table:table-cell>
          <table:table-cell table:style-name="Table10.L68" office:value-type="string">
            <text:p text:style-name="Unicode-Character">Ö</text:p>
          </table:table-cell>
        </table:table-row>
        <table:table-row table:style-name="Table10.1">
          <table:table-cell table:style-name="Table10.A3" office:value-type="string">
            <text:p text:style-name="Unicode-Value"/>
          </table:table-cell>
          <table:table-cell table:style-name="Table10.B69" office:value-type="string">
            <text:p text:style-name="Unicode-Value">00D3</text:p>
          </table:table-cell>
          <table:table-cell table:style-name="Table10.C69" office:value-type="string">
            <text:p text:style-name="Unicode-Value">00D2</text:p>
          </table:table-cell>
          <table:table-cell table:style-name="Table10.D69" office:value-type="string">
            <text:p text:style-name="Unicode-Value">00D4</text:p>
          </table:table-cell>
          <table:table-cell table:style-name="Table10.E69" office:value-type="string">
            <text:p text:style-name="Unicode-Value">01D1</text:p>
          </table:table-cell>
          <table:table-cell table:style-name="Table10.F69" office:value-type="string">
            <text:p text:style-name="Unicode-Value"/>
          </table:table-cell>
          <table:table-cell table:style-name="Table10.G69" office:value-type="string">
            <text:p text:style-name="Unicode-Value"/>
          </table:table-cell>
          <table:table-cell table:style-name="Table10.H69" office:value-type="string">
            <text:p text:style-name="Unicode-Value">0150</text:p>
          </table:table-cell>
          <table:table-cell table:style-name="Table10.I69" office:value-type="string">
            <text:p text:style-name="Unicode-Value">020C</text:p>
          </table:table-cell>
          <table:table-cell table:style-name="Table10.J69" office:value-type="string">
            <text:p text:style-name="Unicode-Value">014C</text:p>
          </table:table-cell>
          <table:table-cell table:style-name="Table10.K69" office:value-type="string">
            <text:p text:style-name="Unicode-Value">004F (+0331)</text:p>
          </table:table-cell>
          <table:table-cell table:style-name="Table10.L69"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70" office:value-type="string">
            <text:p text:style-name="Unicode-Character">ɔ́</text:p>
          </table:table-cell>
          <table:table-cell table:style-name="Table10.C70" office:value-type="string">
            <text:p text:style-name="Unicode-Character">ɔ̀</text:p>
          </table:table-cell>
          <table:table-cell table:style-name="Table10.D70" office:value-type="string">
            <text:p text:style-name="Unicode-Character">ɔ̂</text:p>
          </table:table-cell>
          <table:table-cell table:style-name="Table10.E70" office:value-type="string">
            <text:p text:style-name="Unicode-Character">ɔ̌</text:p>
          </table:table-cell>
          <table:table-cell table:style-name="Table10.F70" office:value-type="string">
            <text:p text:style-name="Unicode-Character"/>
          </table:table-cell>
          <table:table-cell table:style-name="Table10.G70" office:value-type="string">
            <text:p text:style-name="Unicode-Character"/>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ɔ̄</text:p>
          </table:table-cell>
          <table:table-cell table:style-name="Table10.K70" office:value-type="string">
            <text:p text:style-name="Unicode-Character">ɔ̱</text:p>
          </table:table-cell>
          <table:table-cell table:style-name="Table10.L70"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71" office:value-type="string">
            <text:p text:style-name="Unicode-Value">0254 (+0301)</text:p>
          </table:table-cell>
          <table:table-cell table:style-name="Table10.C71" office:value-type="string">
            <text:p text:style-name="Unicode-Value">0254 (+0300)</text:p>
          </table:table-cell>
          <table:table-cell table:style-name="Table10.D71" office:value-type="string">
            <text:p text:style-name="Unicode-Value">0254 (+0302)</text:p>
          </table:table-cell>
          <table:table-cell table:style-name="Table10.E71" office:value-type="string">
            <text:p text:style-name="Unicode-Value">0254 (+030C)</text:p>
          </table:table-cell>
          <table:table-cell table:style-name="Table10.F71" office:value-type="string">
            <text:p text:style-name="Unicode-Value"/>
          </table:table-cell>
          <table:table-cell table:style-name="Table10.G71" office:value-type="string">
            <text:p text:style-name="Unicode-Value"/>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0254 (+0304)</text:p>
          </table:table-cell>
          <table:table-cell table:style-name="Table10.K71" office:value-type="string">
            <text:p text:style-name="Unicode-Value">0254 (+0331)</text:p>
          </table:table-cell>
          <table:table-cell table:style-name="Table10.L71" office:value-type="string">
            <text:p text:style-name="Unicode-Value"/>
          </table:table-cell>
        </table:table-row>
        <table:table-row table:style-name="Table10.1">
          <table:table-cell table:style-name="Table10.A3" office:value-type="string">
            <text:p text:style-name="Input-Character">] o</text:p>
          </table:table-cell>
          <table:table-cell table:style-name="Table10.B72" office:value-type="string">
            <text:p text:style-name="Unicode-Value"/>
          </table:table-cell>
          <table:table-cell table:style-name="Table10.C72" office:value-type="string">
            <text:p text:style-name="Unicode-Value"/>
          </table:table-cell>
          <table:table-cell table:style-name="Table10.D72" office:value-type="string">
            <text:p text:style-name="Unicode-Value"/>
          </table:table-cell>
          <table:table-cell table:style-name="Table10.E72" office:value-type="string">
            <text:p text:style-name="Unicode-Value"/>
          </table:table-cell>
          <table:table-cell table:style-name="Table10.F72" office:value-type="string">
            <text:p text:style-name="Unicode-Value"/>
          </table:table-cell>
          <table:table-cell table:style-name="Table10.G72" office:value-type="string">
            <text:p text:style-name="Unicode-Value"/>
          </table:table-cell>
          <table:table-cell table:style-name="Table10.H72" office:value-type="string">
            <text:p text:style-name="Unicode-Value"/>
          </table:table-cell>
          <table:table-cell table:style-name="Table10.I72" office:value-type="string">
            <text:p text:style-name="Unicode-Value"/>
          </table:table-cell>
          <table:table-cell table:style-name="Table10.J72" office:value-type="string">
            <text:p text:style-name="Unicode-Value"/>
          </table:table-cell>
          <table:table-cell table:style-name="Table10.K72" office:value-type="string">
            <text:p text:style-name="Unicode-Value"/>
          </table:table-cell>
          <table:table-cell table:style-name="Table10.L72" office:value-type="string">
            <text:p text:style-name="Unicode-Value"/>
          </table:table-cell>
        </table:table-row>
        <table:table-row table:style-name="Table10.1">
          <table:table-cell table:style-name="Table10.A4" office:value-type="string">
            <text:p text:style-name="Input-Character">; O</text:p>
          </table:table-cell>
          <table:table-cell table:style-name="Table10.B73" office:value-type="string">
            <text:p text:style-name="Unicode-Character">Ɔ́</text:p>
          </table:table-cell>
          <table:table-cell table:style-name="Table10.C73" office:value-type="string">
            <text:p text:style-name="Unicode-Character">Ɔ̀</text:p>
          </table:table-cell>
          <table:table-cell table:style-name="Table10.D73" office:value-type="string">
            <text:p text:style-name="Unicode-Character">Ɔ̂</text:p>
          </table:table-cell>
          <table:table-cell table:style-name="Table10.E73" office:value-type="string">
            <text:p text:style-name="Unicode-Character">Ɔ̌</text:p>
          </table:table-cell>
          <table:table-cell table:style-name="Table10.F73" office:value-type="string">
            <text:p text:style-name="Unicode-Character"/>
          </table:table-cell>
          <table:table-cell table:style-name="Table10.G73" office:value-type="string">
            <text:p text:style-name="Unicode-Character"/>
          </table:table-cell>
          <table:table-cell table:style-name="Table10.H73" office:value-type="string">
            <text:p text:style-name="Unicode-Character"/>
          </table:table-cell>
          <table:table-cell table:style-name="Table10.I73" office:value-type="string">
            <text:p text:style-name="Unicode-Character"/>
          </table:table-cell>
          <table:table-cell table:style-name="Table10.J73" office:value-type="string">
            <text:p text:style-name="Unicode-Character">Ɔ̄</text:p>
          </table:table-cell>
          <table:table-cell table:style-name="Table10.K73" office:value-type="string">
            <text:p text:style-name="Unicode-Character">Ɔ̱</text:p>
          </table:table-cell>
          <table:table-cell table:style-name="Table10.L73"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74" office:value-type="string">
            <text:p text:style-name="Unicode-Value">0186 (+0301)</text:p>
          </table:table-cell>
          <table:table-cell table:style-name="Table10.C74" office:value-type="string">
            <text:p text:style-name="Unicode-Value">0186 (+0300)</text:p>
          </table:table-cell>
          <table:table-cell table:style-name="Table10.D74" office:value-type="string">
            <text:p text:style-name="Unicode-Value">0186 (+0302)</text:p>
          </table:table-cell>
          <table:table-cell table:style-name="Table10.E74" office:value-type="string">
            <text:p text:style-name="Unicode-Value">0186 (+030C)</text:p>
          </table:table-cell>
          <table:table-cell table:style-name="Table10.F74" office:value-type="string">
            <text:p text:style-name="Unicode-Value"/>
          </table:table-cell>
          <table:table-cell table:style-name="Table10.G74" office:value-type="string">
            <text:p text:style-name="Unicode-Value"/>
          </table:table-cell>
          <table:table-cell table:style-name="Table10.H74" office:value-type="string">
            <text:p text:style-name="Unicode-Value"/>
          </table:table-cell>
          <table:table-cell table:style-name="Table10.I74" office:value-type="string">
            <text:p text:style-name="Unicode-Value"/>
          </table:table-cell>
          <table:table-cell table:style-name="Table10.J74" office:value-type="string">
            <text:p text:style-name="Unicode-Value">0186 (+0304)</text:p>
          </table:table-cell>
          <table:table-cell table:style-name="Table10.K74" office:value-type="string">
            <text:p text:style-name="Unicode-Value">0186 (+0331)</text:p>
          </table:table-cell>
          <table:table-cell table:style-name="Table10.L74" office:value-type="string">
            <text:p text:style-name="Unicode-Value"/>
          </table:table-cell>
        </table:table-row>
        <table:table-row table:style-name="Table10.1">
          <table:table-cell table:style-name="Table10.A3" office:value-type="string">
            <text:p text:style-name="Input-Character">] O</text:p>
          </table:table-cell>
          <table:table-cell table:style-name="Table10.B75" office:value-type="string">
            <text:p text:style-name="Unicode-Value"/>
          </table:table-cell>
          <table:table-cell table:style-name="Table10.C75" office:value-type="string">
            <text:p text:style-name="Unicode-Value"/>
          </table:table-cell>
          <table:table-cell table:style-name="Table10.D75" office:value-type="string">
            <text:p text:style-name="Unicode-Value"/>
          </table:table-cell>
          <table:table-cell table:style-name="Table10.E75" office:value-type="string">
            <text:p text:style-name="Unicode-Value"/>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
          </table:table-cell>
          <table:table-cell table:style-name="Table10.I75" office:value-type="string">
            <text:p text:style-name="Unicode-Value"/>
          </table:table-cell>
          <table:table-cell table:style-name="Table10.J75" office:value-type="string">
            <text:p text:style-name="Unicode-Value"/>
          </table:table-cell>
          <table:table-cell table:style-name="Table10.K75" office:value-type="string">
            <text:p text:style-name="Unicode-Value"/>
          </table:table-cell>
          <table:table-cell table:style-name="Table10.L75" office:value-type="string">
            <text:p text:style-name="Unicode-Value"/>
          </table:table-cell>
        </table:table-row>
        <table:table-row table:style-name="Table10.1">
          <table:table-cell table:style-name="Table10.A4" office:value-type="string">
            <text:p text:style-name="Input-Character">s</text:p>
          </table:table-cell>
          <table:table-cell table:style-name="Table10.B76" office:value-type="string">
            <text:p text:style-name="Unicode-Character"/>
          </table:table-cell>
          <table:table-cell table:style-name="Table10.C76" office:value-type="string">
            <text:p text:style-name="Unicode-Character"/>
          </table:table-cell>
          <table:table-cell table:style-name="Table10.D76" office:value-type="string">
            <text:p text:style-name="Unicode-Character"/>
          </table:table-cell>
          <table:table-cell table:style-name="Table10.E76" office:value-type="string">
            <text:p text:style-name="Unicode-Character"/>
          </table:table-cell>
          <table:table-cell table:style-name="Table10.F76" office:value-type="string">
            <text:p text:style-name="Unicode-Character"/>
          </table:table-cell>
          <table:table-cell table:style-name="Table10.G76" office:value-type="string">
            <text:p text:style-name="Unicode-Character">s̕</text:p>
          </table:table-cell>
          <table:table-cell table:style-name="Table10.H76" office:value-type="string">
            <text:p text:style-name="Unicode-Character"/>
          </table:table-cell>
          <table:table-cell table:style-name="Table10.I76" office:value-type="string">
            <text:p text:style-name="Unicode-Character"/>
          </table:table-cell>
          <table:table-cell table:style-name="Table10.J76" office:value-type="string">
            <text:p text:style-name="Unicode-Character"/>
          </table:table-cell>
          <table:table-cell table:style-name="Table10.K76" office:value-type="string">
            <text:p text:style-name="Unicode-Character"/>
          </table:table-cell>
          <table:table-cell table:style-name="Table10.L76" office:value-type="string">
            <text:p text:style-name="Unicode-Character"/>
          </table:table-cell>
        </table:table-row>
        <table:table-row table:style-name="Table10.1">
          <table:table-cell table:style-name="Table10.A3" office:value-type="string">
            <text:p text:style-name="Unicode-Value"/>
          </table:table-cell>
          <table:table-cell table:style-name="Table10.B77" office:value-type="string">
            <text:p text:style-name="Unicode-Value"/>
          </table:table-cell>
          <table:table-cell table:style-name="Table10.C77" office:value-type="string">
            <text:p text:style-name="Unicode-Value"/>
          </table:table-cell>
          <table:table-cell table:style-name="Table10.D77" office:value-type="string">
            <text:p text:style-name="Unicode-Value"/>
          </table:table-cell>
          <table:table-cell table:style-name="Table10.E77" office:value-type="string">
            <text:p text:style-name="Unicode-Value"/>
          </table:table-cell>
          <table:table-cell table:style-name="Table10.F77" office:value-type="string">
            <text:p text:style-name="Unicode-Value"/>
          </table:table-cell>
          <table:table-cell table:style-name="Table10.G77" office:value-type="string">
            <text:p text:style-name="Unicode-Value">0073 (+0315)</text:p>
          </table:table-cell>
          <table:table-cell table:style-name="Table10.H77" office:value-type="string">
            <text:p text:style-name="Unicode-Value"/>
          </table:table-cell>
          <table:table-cell table:style-name="Table10.I77" office:value-type="string">
            <text:p text:style-name="Unicode-Value"/>
          </table:table-cell>
          <table:table-cell table:style-name="Table10.J77" office:value-type="string">
            <text:p text:style-name="Unicode-Value"/>
          </table:table-cell>
          <table:table-cell table:style-name="Table10.K77" office:value-type="string">
            <text:p text:style-name="Unicode-Value"/>
          </table:table-cell>
          <table:table-cell table:style-name="Table10.L77" office:value-type="string">
            <text:p text:style-name="Unicode-Value"/>
          </table:table-cell>
        </table:table-row>
        <table:table-row table:style-name="Table10.1">
          <table:table-cell table:style-name="Table10.A2" office:value-type="string">
            <text:p text:style-name="Input-Character">S</text:p>
          </table:table-cell>
          <table:table-cell table:style-name="Table10.B78" office:value-type="string">
            <text:p text:style-name="Unicode-Character"/>
          </table:table-cell>
          <table:table-cell table:style-name="Table10.C78" office:value-type="string">
            <text:p text:style-name="Unicode-Character"/>
          </table:table-cell>
          <table:table-cell table:style-name="Table10.D78" office:value-type="string">
            <text:p text:style-name="Unicode-Character"/>
          </table:table-cell>
          <table:table-cell table:style-name="Table10.E78" office:value-type="string">
            <text:p text:style-name="Unicode-Character"/>
          </table:table-cell>
          <table:table-cell table:style-name="Table10.F78" office:value-type="string">
            <text:p text:style-name="Unicode-Character"/>
          </table:table-cell>
          <table:table-cell table:style-name="Table10.G78" office:value-type="string">
            <text:p text:style-name="Unicode-Character">S̕</text:p>
          </table:table-cell>
          <table:table-cell table:style-name="Table10.H78" office:value-type="string">
            <text:p text:style-name="Unicode-Character"/>
          </table:table-cell>
          <table:table-cell table:style-name="Table10.I78" office:value-type="string">
            <text:p text:style-name="Unicode-Character"/>
          </table:table-cell>
          <table:table-cell table:style-name="Table10.J78" office:value-type="string">
            <text:p text:style-name="Unicode-Character"/>
          </table:table-cell>
          <table:table-cell table:style-name="Table10.K78" office:value-type="string">
            <text:p text:style-name="Unicode-Character"/>
          </table:table-cell>
          <table:table-cell table:style-name="Table10.L78" office:value-type="string">
            <text:p text:style-name="Unicode-Character"/>
          </table:table-cell>
        </table:table-row>
        <table:table-row table:style-name="Table10.1">
          <table:table-cell table:style-name="Table10.A3" office:value-type="string">
            <text:p text:style-name="Unicode-Value"/>
          </table:table-cell>
          <table:table-cell table:style-name="Table10.B79" office:value-type="string">
            <text:p text:style-name="Unicode-Value"/>
          </table:table-cell>
          <table:table-cell table:style-name="Table10.C79" office:value-type="string">
            <text:p text:style-name="Unicode-Value"/>
          </table:table-cell>
          <table:table-cell table:style-name="Table10.D79" office:value-type="string">
            <text:p text:style-name="Unicode-Value"/>
          </table:table-cell>
          <table:table-cell table:style-name="Table10.E79" office:value-type="string">
            <text:p text:style-name="Unicode-Value"/>
          </table:table-cell>
          <table:table-cell table:style-name="Table10.F79" office:value-type="string">
            <text:p text:style-name="Unicode-Value"/>
          </table:table-cell>
          <table:table-cell table:style-name="Table10.G79" office:value-type="string">
            <text:p text:style-name="Unicode-Value">0053 (+0315)</text:p>
          </table:table-cell>
          <table:table-cell table:style-name="Table10.H79" office:value-type="string">
            <text:p text:style-name="Unicode-Value"/>
          </table:table-cell>
          <table:table-cell table:style-name="Table10.I79" office:value-type="string">
            <text:p text:style-name="Unicode-Value"/>
          </table:table-cell>
          <table:table-cell table:style-name="Table10.J79" office:value-type="string">
            <text:p text:style-name="Unicode-Value"/>
          </table:table-cell>
          <table:table-cell table:style-name="Table10.K79" office:value-type="string">
            <text:p text:style-name="Unicode-Value"/>
          </table:table-cell>
          <table:table-cell table:style-name="Table10.L79" office:value-type="string">
            <text:p text:style-name="Unicode-Value"/>
          </table:table-cell>
        </table:table-row>
        <table:table-row table:style-name="Table10.1">
          <table:table-cell table:style-name="Table10.A2" office:value-type="string">
            <text:p text:style-name="Input-Character">t</text:p>
          </table:table-cell>
          <table:table-cell table:style-name="Table10.B80" office:value-type="string">
            <text:p text:style-name="Unicode-Character">t́</text:p>
          </table:table-cell>
          <table:table-cell table:style-name="Table10.C80" office:value-type="string">
            <text:p text:style-name="Unicode-Character"/>
          </table:table-cell>
          <table:table-cell table:style-name="Table10.D80" office:value-type="string">
            <text:p text:style-name="Unicode-Character"/>
          </table:table-cell>
          <table:table-cell table:style-name="Table10.E80" office:value-type="string">
            <text:p text:style-name="Unicode-Character"/>
          </table:table-cell>
          <table:table-cell table:style-name="Table10.F80" office:value-type="string">
            <text:p text:style-name="Unicode-Character"/>
          </table:table-cell>
          <table:table-cell table:style-name="Table10.G80" office:value-type="string">
            <text:p text:style-name="Unicode-Character">t̕</text:p>
          </table:table-cell>
          <table:table-cell table:style-name="Table10.H80" office:value-type="string">
            <text:p text:style-name="Unicode-Character"/>
          </table:table-cell>
          <table:table-cell table:style-name="Table10.I80" office:value-type="string">
            <text:p text:style-name="Unicode-Character"/>
          </table:table-cell>
          <table:table-cell table:style-name="Table10.J80" office:value-type="string">
            <text:p text:style-name="Unicode-Character"/>
          </table:table-cell>
          <table:table-cell table:style-name="Table10.K80" office:value-type="string">
            <text:p text:style-name="Unicode-Character"/>
          </table:table-cell>
          <table:table-cell table:style-name="Table10.L80" office:value-type="string">
            <text:p text:style-name="Unicode-Character"/>
          </table:table-cell>
        </table:table-row>
        <table:table-row table:style-name="Table10.1">
          <table:table-cell table:style-name="Table10.A3" office:value-type="string">
            <text:p text:style-name="Unicode-Value"/>
          </table:table-cell>
          <table:table-cell table:style-name="Table10.B81" office:value-type="string">
            <text:p text:style-name="Unicode-Value">0074 (+0301)</text:p>
          </table:table-cell>
          <table:table-cell table:style-name="Table10.C81" office:value-type="string">
            <text:p text:style-name="Unicode-Value"/>
          </table:table-cell>
          <table:table-cell table:style-name="Table10.D81" office:value-type="string">
            <text:p text:style-name="Unicode-Value"/>
          </table:table-cell>
          <table:table-cell table:style-name="Table10.E81" office:value-type="string">
            <text:p text:style-name="Unicode-Value"/>
          </table:table-cell>
          <table:table-cell table:style-name="Table10.F81" office:value-type="string">
            <text:p text:style-name="Unicode-Value"/>
          </table:table-cell>
          <table:table-cell table:style-name="Table10.G81" office:value-type="string">
            <text:p text:style-name="Unicode-Value">0074 (+0315)</text:p>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Unicode-Value"/>
          </table:table-cell>
          <table:table-cell table:style-name="Table10.K81" office:value-type="string">
            <text:p text:style-name="Unicode-Value"/>
          </table:table-cell>
          <table:table-cell table:style-name="Table10.L81" office:value-type="string">
            <text:p text:style-name="Unicode-Value"/>
          </table:table-cell>
        </table:table-row>
        <table:table-row table:style-name="Table10.1">
          <table:table-cell table:style-name="Table10.A2" office:value-type="string">
            <text:p text:style-name="Input-Character">T</text:p>
          </table:table-cell>
          <table:table-cell table:style-name="Table10.B82" office:value-type="string">
            <text:p text:style-name="Unicode-Character">T́</text:p>
          </table:table-cell>
          <table:table-cell table:style-name="Table10.C82" office:value-type="string">
            <text:p text:style-name="Unicode-Character"/>
          </table:table-cell>
          <table:table-cell table:style-name="Table10.D82" office:value-type="string">
            <text:p text:style-name="Unicode-Character"/>
          </table:table-cell>
          <table:table-cell table:style-name="Table10.E82" office:value-type="string">
            <text:p text:style-name="Unicode-Character"/>
          </table:table-cell>
          <table:table-cell table:style-name="Table10.F82" office:value-type="string">
            <text:p text:style-name="Unicode-Character"/>
          </table:table-cell>
          <table:table-cell table:style-name="Table10.G82" office:value-type="string">
            <text:p text:style-name="Unicode-Character">T̕</text:p>
          </table:table-cell>
          <table:table-cell table:style-name="Table10.H82" office:value-type="string">
            <text:p text:style-name="Unicode-Character"/>
          </table:table-cell>
          <table:table-cell table:style-name="Table10.I82" office:value-type="string">
            <text:p text:style-name="Unicode-Character"/>
          </table:table-cell>
          <table:table-cell table:style-name="Table10.J82" office:value-type="string">
            <text:p text:style-name="Unicode-Character"/>
          </table:table-cell>
          <table:table-cell table:style-name="Table10.K82" office:value-type="string">
            <text:p text:style-name="Unicode-Character"/>
          </table:table-cell>
          <table:table-cell table:style-name="Table10.L82" office:value-type="string">
            <text:p text:style-name="Unicode-Character"/>
          </table:table-cell>
        </table:table-row>
        <table:table-row table:style-name="Table10.1">
          <table:table-cell table:style-name="Table10.A3" office:value-type="string">
            <text:p text:style-name="Unicode-Value"/>
          </table:table-cell>
          <table:table-cell table:style-name="Table10.B83" office:value-type="string">
            <text:p text:style-name="Unicode-Value">0054 (+0301)</text:p>
          </table:table-cell>
          <table:table-cell table:style-name="Table10.C83" office:value-type="string">
            <text:p text:style-name="Unicode-Value"/>
          </table:table-cell>
          <table:table-cell table:style-name="Table10.D83" office:value-type="string">
            <text:p text:style-name="Unicode-Value"/>
          </table:table-cell>
          <table:table-cell table:style-name="Table10.E83" office:value-type="string">
            <text:p text:style-name="Unicode-Value"/>
          </table:table-cell>
          <table:table-cell table:style-name="Table10.F83" office:value-type="string">
            <text:p text:style-name="Unicode-Value"/>
          </table:table-cell>
          <table:table-cell table:style-name="Table10.G83" office:value-type="string">
            <text:p text:style-name="Unicode-Value">0054 (+0315)</text:p>
          </table:table-cell>
          <table:table-cell table:style-name="Table10.H83" office:value-type="string">
            <text:p text:style-name="Unicode-Value"/>
          </table:table-cell>
          <table:table-cell table:style-name="Table10.I83" office:value-type="string">
            <text:p text:style-name="Unicode-Value"/>
          </table:table-cell>
          <table:table-cell table:style-name="Table10.J83" office:value-type="string">
            <text:p text:style-name="Unicode-Value"/>
          </table:table-cell>
          <table:table-cell table:style-name="Table10.K83" office:value-type="string">
            <text:p text:style-name="Unicode-Value"/>
          </table:table-cell>
          <table:table-cell table:style-name="Table10.L83" office:value-type="string">
            <text:p text:style-name="Unicode-Value"/>
          </table:table-cell>
        </table:table-row>
        <table:table-row table:style-name="Table10.1">
          <table:table-cell table:style-name="Table10.A2" office:value-type="string">
            <text:p text:style-name="Input-Character">u</text:p>
          </table:table-cell>
          <table:table-cell table:style-name="Table10.B84" office:value-type="string">
            <text:p text:style-name="Unicode-Character">ú</text:p>
          </table:table-cell>
          <table:table-cell table:style-name="Table10.C84" office:value-type="string">
            <text:p text:style-name="Unicode-Character">ù</text:p>
          </table:table-cell>
          <table:table-cell table:style-name="Table10.D84" office:value-type="string">
            <text:p text:style-name="Unicode-Character">û</text:p>
          </table:table-cell>
          <table:table-cell table:style-name="Table10.E84" office:value-type="string">
            <text:p text:style-name="Unicode-Character">ǔ</text:p>
          </table:table-cell>
          <table:table-cell table:style-name="Table10.F84" office:value-type="string">
            <text:p text:style-name="Unicode-Character"/>
          </table:table-cell>
          <table:table-cell table:style-name="Table10.G84" office:value-type="string">
            <text:p text:style-name="Unicode-Character"/>
          </table:table-cell>
          <table:table-cell table:style-name="Table10.H84" office:value-type="string">
            <text:p text:style-name="Unicode-Character">ű</text:p>
          </table:table-cell>
          <table:table-cell table:style-name="Table10.I84" office:value-type="string">
            <text:p text:style-name="Unicode-Character">ȕ</text:p>
          </table:table-cell>
          <table:table-cell table:style-name="Table10.J84" office:value-type="string">
            <text:p text:style-name="Unicode-Character">ū</text:p>
          </table:table-cell>
          <table:table-cell table:style-name="Table10.K84" office:value-type="string">
            <text:p text:style-name="Unicode-Character">u̱</text:p>
          </table:table-cell>
          <table:table-cell table:style-name="Table10.L84" office:value-type="string">
            <text:p text:style-name="Unicode-Character">ü</text:p>
          </table:table-cell>
        </table:table-row>
        <table:table-row table:style-name="Table10.1">
          <table:table-cell table:style-name="Table10.A3" office:value-type="string">
            <text:p text:style-name="Unicode-Value"/>
          </table:table-cell>
          <table:table-cell table:style-name="Table10.B85" office:value-type="string">
            <text:p text:style-name="Unicode-Value">00FA</text:p>
          </table:table-cell>
          <table:table-cell table:style-name="Table10.C85" office:value-type="string">
            <text:p text:style-name="Unicode-Value">00F9</text:p>
          </table:table-cell>
          <table:table-cell table:style-name="Table10.D85" office:value-type="string">
            <text:p text:style-name="Unicode-Value">00FB</text:p>
          </table:table-cell>
          <table:table-cell table:style-name="Table10.E85" office:value-type="string">
            <text:p text:style-name="Unicode-Value">01D4</text:p>
          </table:table-cell>
          <table:table-cell table:style-name="Table10.F85" office:value-type="string">
            <text:p text:style-name="Unicode-Value"/>
          </table:table-cell>
          <table:table-cell table:style-name="Table10.G85" office:value-type="string">
            <text:p text:style-name="Unicode-Value"/>
          </table:table-cell>
          <table:table-cell table:style-name="Table10.H85" office:value-type="string">
            <text:p text:style-name="Unicode-Value">0171</text:p>
          </table:table-cell>
          <table:table-cell table:style-name="Table10.I85" office:value-type="string">
            <text:p text:style-name="Unicode-Value">0215</text:p>
          </table:table-cell>
          <table:table-cell table:style-name="Table10.J85" office:value-type="string">
            <text:p text:style-name="Unicode-Value">016B</text:p>
          </table:table-cell>
          <table:table-cell table:style-name="Table10.K85" office:value-type="string">
            <text:p text:style-name="Unicode-Value">0075 (+0331)</text:p>
          </table:table-cell>
          <table:table-cell table:style-name="Table10.L85"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86" office:value-type="string">
            <text:p text:style-name="Unicode-Character">Ú</text:p>
          </table:table-cell>
          <table:table-cell table:style-name="Table10.C86" office:value-type="string">
            <text:p text:style-name="Unicode-Character">Ù</text:p>
          </table:table-cell>
          <table:table-cell table:style-name="Table10.D86" office:value-type="string">
            <text:p text:style-name="Unicode-Character">Û</text:p>
          </table:table-cell>
          <table:table-cell table:style-name="Table10.E86" office:value-type="string">
            <text:p text:style-name="Unicode-Character">Ǔ</text:p>
          </table:table-cell>
          <table:table-cell table:style-name="Table10.F86" office:value-type="string">
            <text:p text:style-name="Unicode-Character"/>
          </table:table-cell>
          <table:table-cell table:style-name="Table10.G86" office:value-type="string">
            <text:p text:style-name="Unicode-Character"/>
          </table:table-cell>
          <table:table-cell table:style-name="Table10.H86" office:value-type="string">
            <text:p text:style-name="Unicode-Character">Ű</text:p>
          </table:table-cell>
          <table:table-cell table:style-name="Table10.I86" office:value-type="string">
            <text:p text:style-name="Unicode-Character">Ȕ</text:p>
          </table:table-cell>
          <table:table-cell table:style-name="Table10.J86" office:value-type="string">
            <text:p text:style-name="Unicode-Character">Ū</text:p>
          </table:table-cell>
          <table:table-cell table:style-name="Table10.K86" office:value-type="string">
            <text:p text:style-name="Unicode-Character">U̱</text:p>
          </table:table-cell>
          <table:table-cell table:style-name="Table10.L86" office:value-type="string">
            <text:p text:style-name="Unicode-Character">Ü</text:p>
          </table:table-cell>
        </table:table-row>
        <table:table-row table:style-name="Table10.1">
          <table:table-cell table:style-name="Table10.A3" office:value-type="string">
            <text:p text:style-name="Unicode-Value"/>
          </table:table-cell>
          <table:table-cell table:style-name="Table10.B87" office:value-type="string">
            <text:p text:style-name="Unicode-Value">00DA</text:p>
          </table:table-cell>
          <table:table-cell table:style-name="Table10.C87" office:value-type="string">
            <text:p text:style-name="Unicode-Value">00D9</text:p>
          </table:table-cell>
          <table:table-cell table:style-name="Table10.D87" office:value-type="string">
            <text:p text:style-name="Unicode-Value">00DB</text:p>
          </table:table-cell>
          <table:table-cell table:style-name="Table10.E87" office:value-type="string">
            <text:p text:style-name="Unicode-Value">01D3</text:p>
          </table:table-cell>
          <table:table-cell table:style-name="Table10.F87" office:value-type="string">
            <text:p text:style-name="Unicode-Value"/>
          </table:table-cell>
          <table:table-cell table:style-name="Table10.G87" office:value-type="string">
            <text:p text:style-name="Unicode-Value"/>
          </table:table-cell>
          <table:table-cell table:style-name="Table10.H87" office:value-type="string">
            <text:p text:style-name="Unicode-Value">0170</text:p>
          </table:table-cell>
          <table:table-cell table:style-name="Table10.I87" office:value-type="string">
            <text:p text:style-name="Unicode-Value">0214</text:p>
          </table:table-cell>
          <table:table-cell table:style-name="Table10.J87" office:value-type="string">
            <text:p text:style-name="Unicode-Value">016A</text:p>
          </table:table-cell>
          <table:table-cell table:style-name="Table10.K87" office:value-type="string">
            <text:p text:style-name="Unicode-Value">0055 (+0331)</text:p>
          </table:table-cell>
          <table:table-cell table:style-name="Table10.L87" office:value-type="string">
            <text:p text:style-name="Unicode-Value">00DC</text:p>
          </table:table-cell>
        </table:table-row>
        <table:table-row table:style-name="Table10.1">
          <table:table-cell table:style-name="Table10.A2" office:value-type="string">
            <text:p text:style-name="Input-Character">; u</text:p>
          </table:table-cell>
          <table:table-cell table:style-name="Table10.B88" office:value-type="string">
            <text:p text:style-name="Unicode-Character">ʉ́</text:p>
          </table:table-cell>
          <table:table-cell table:style-name="Table10.C88" office:value-type="string">
            <text:p text:style-name="Unicode-Character">ʉ̀</text:p>
          </table:table-cell>
          <table:table-cell table:style-name="Table10.D88" office:value-type="string">
            <text:p text:style-name="Unicode-Character">ʉ̂</text:p>
          </table:table-cell>
          <table:table-cell table:style-name="Table10.E88" office:value-type="string">
            <text:p text:style-name="Unicode-Character">ʉ̌</text:p>
          </table:table-cell>
          <table:table-cell table:style-name="Table10.F88" office:value-type="string">
            <text:p text:style-name="Unicode-Character"/>
          </table:table-cell>
          <table:table-cell table:style-name="Table10.G88" office:value-type="string">
            <text:p text:style-name="Unicode-Character"/>
          </table:table-cell>
          <table:table-cell table:style-name="Table10.H88" office:value-type="string">
            <text:p text:style-name="Unicode-Character">ʉ̋</text:p>
          </table:table-cell>
          <table:table-cell table:style-name="Table10.I88" office:value-type="string">
            <text:p text:style-name="Unicode-Character">ʉ̏</text:p>
          </table:table-cell>
          <table:table-cell table:style-name="Table10.J88" office:value-type="string">
            <text:p text:style-name="Unicode-Character">ʉ̄</text:p>
          </table:table-cell>
          <table:table-cell table:style-name="Table10.K88" office:value-type="string">
            <text:p text:style-name="Unicode-Character">ʉ̱</text:p>
          </table:table-cell>
          <table:table-cell table:style-name="Table10.L88"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89" office:value-type="string">
            <text:p text:style-name="Unicode-Value">0289 (+0301)</text:p>
          </table:table-cell>
          <table:table-cell table:style-name="Table10.C89" office:value-type="string">
            <text:p text:style-name="Unicode-Value">0289 (+0300)</text:p>
          </table:table-cell>
          <table:table-cell table:style-name="Table10.D89" office:value-type="string">
            <text:p text:style-name="Unicode-Value">0289 (+0302)</text:p>
          </table:table-cell>
          <table:table-cell table:style-name="Table10.E89" office:value-type="string">
            <text:p text:style-name="Unicode-Value">0289 (+030C)</text:p>
          </table:table-cell>
          <table:table-cell table:style-name="Table10.F89" office:value-type="string">
            <text:p text:style-name="Unicode-Value"/>
          </table:table-cell>
          <table:table-cell table:style-name="Table10.G89" office:value-type="string">
            <text:p text:style-name="Unicode-Value"/>
          </table:table-cell>
          <table:table-cell table:style-name="Table10.H89" office:value-type="string">
            <text:p text:style-name="Unicode-Value">0289 (+030B)</text:p>
          </table:table-cell>
          <table:table-cell table:style-name="Table10.I89" office:value-type="string">
            <text:p text:style-name="Unicode-Value">0289 (+030F)</text:p>
          </table:table-cell>
          <table:table-cell table:style-name="Table10.J89" office:value-type="string">
            <text:p text:style-name="Unicode-Value">0289 (+0304)</text:p>
          </table:table-cell>
          <table:table-cell table:style-name="Table10.K89" office:value-type="string">
            <text:p text:style-name="Unicode-Value">0289 (+0331)</text:p>
          </table:table-cell>
          <table:table-cell table:style-name="Table10.L89" office:value-type="string">
            <text:p text:style-name="Unicode-Value">0289 (+0308)</text:p>
          </table:table-cell>
        </table:table-row>
        <table:table-row table:style-name="Table10.1">
          <table:table-cell table:style-name="Table10.A3" office:value-type="string">
            <text:p text:style-name="Input-Character">u =</text:p>
          </table:table-cell>
          <table:table-cell table:style-name="Table10.B90" office:value-type="string">
            <text:p text:style-name="Unicode-Value"/>
          </table:table-cell>
          <table:table-cell table:style-name="Table10.C90" office:value-type="string">
            <text:p text:style-name="Unicode-Value"/>
          </table:table-cell>
          <table:table-cell table:style-name="Table10.D90" office:value-type="string">
            <text:p text:style-name="Unicode-Value"/>
          </table:table-cell>
          <table:table-cell table:style-name="Table10.E90" office:value-type="string">
            <text:p text:style-name="Unicode-Value"/>
          </table:table-cell>
          <table:table-cell table:style-name="Table10.F90" office:value-type="string">
            <text:p text:style-name="Unicode-Value"/>
          </table:table-cell>
          <table:table-cell table:style-name="Table10.G90" office:value-type="string">
            <text:p text:style-name="Unicode-Value"/>
          </table:table-cell>
          <table:table-cell table:style-name="Table10.H90" office:value-type="string">
            <text:p text:style-name="Unicode-Value"/>
          </table:table-cell>
          <table:table-cell table:style-name="Table10.I90" office:value-type="string">
            <text:p text:style-name="Unicode-Value"/>
          </table:table-cell>
          <table:table-cell table:style-name="Table10.J90" office:value-type="string">
            <text:p text:style-name="Unicode-Value"/>
          </table:table-cell>
          <table:table-cell table:style-name="Table10.K90" office:value-type="string">
            <text:p text:style-name="Unicode-Value"/>
          </table:table-cell>
          <table:table-cell table:style-name="Table10.L90" office:value-type="string">
            <text:p text:style-name="Unicode-Value"/>
          </table:table-cell>
        </table:table-row>
        <table:table-row table:style-name="Table10.1">
          <table:table-cell table:style-name="Table10.A2" office:value-type="string">
            <text:p text:style-name="Input-Character">; U</text:p>
          </table:table-cell>
          <table:table-cell table:style-name="Table10.B91" office:value-type="string">
            <text:p text:style-name="Unicode-Character">Ʉ́</text:p>
          </table:table-cell>
          <table:table-cell table:style-name="Table10.C91" office:value-type="string">
            <text:p text:style-name="Unicode-Character">Ʉ̀</text:p>
          </table:table-cell>
          <table:table-cell table:style-name="Table10.D91" office:value-type="string">
            <text:p text:style-name="Unicode-Character">Ʉ̂</text:p>
          </table:table-cell>
          <table:table-cell table:style-name="Table10.E91" office:value-type="string">
            <text:p text:style-name="Unicode-Character">Ʉ̌</text:p>
          </table:table-cell>
          <table:table-cell table:style-name="Table10.F91" office:value-type="string">
            <text:p text:style-name="Unicode-Character"/>
          </table:table-cell>
          <table:table-cell table:style-name="Table10.G91" office:value-type="string">
            <text:p text:style-name="Unicode-Character"/>
          </table:table-cell>
          <table:table-cell table:style-name="Table10.H91" office:value-type="string">
            <text:p text:style-name="Unicode-Character">Ʉ̋</text:p>
          </table:table-cell>
          <table:table-cell table:style-name="Table10.I91" office:value-type="string">
            <text:p text:style-name="Unicode-Character">Ʉ̏</text:p>
          </table:table-cell>
          <table:table-cell table:style-name="Table10.J91" office:value-type="string">
            <text:p text:style-name="Unicode-Character">Ʉ̄</text:p>
          </table:table-cell>
          <table:table-cell table:style-name="Table10.K91" office:value-type="string">
            <text:p text:style-name="Unicode-Character">Ʉ̱</text:p>
          </table:table-cell>
          <table:table-cell table:style-name="Table10.L91"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92" office:value-type="string">
            <text:p text:style-name="Unicode-Value">0244 (+0301)</text:p>
          </table:table-cell>
          <table:table-cell table:style-name="Table10.C92" office:value-type="string">
            <text:p text:style-name="Unicode-Value">0244 (+0300)</text:p>
          </table:table-cell>
          <table:table-cell table:style-name="Table10.D92" office:value-type="string">
            <text:p text:style-name="Unicode-Value">0244 (+0302)</text:p>
          </table:table-cell>
          <table:table-cell table:style-name="Table10.E92" office:value-type="string">
            <text:p text:style-name="Unicode-Value">0244 (+030C)</text:p>
          </table:table-cell>
          <table:table-cell table:style-name="Table10.F92" office:value-type="string">
            <text:p text:style-name="Unicode-Value"/>
          </table:table-cell>
          <table:table-cell table:style-name="Table10.G92" office:value-type="string">
            <text:p text:style-name="Unicode-Value"/>
          </table:table-cell>
          <table:table-cell table:style-name="Table10.H92" office:value-type="string">
            <text:p text:style-name="Unicode-Value">0244 (+030B)</text:p>
          </table:table-cell>
          <table:table-cell table:style-name="Table10.I92" office:value-type="string">
            <text:p text:style-name="Unicode-Value">0244 (+030F)</text:p>
          </table:table-cell>
          <table:table-cell table:style-name="Table10.J92" office:value-type="string">
            <text:p text:style-name="Unicode-Value">0244 (+0304)</text:p>
          </table:table-cell>
          <table:table-cell table:style-name="Table10.K92" office:value-type="string">
            <text:p text:style-name="Unicode-Value">0244 (+0331)</text:p>
          </table:table-cell>
          <table:table-cell table:style-name="Table10.L92" office:value-type="string">
            <text:p text:style-name="Unicode-Value">0244 (+0308)</text:p>
          </table:table-cell>
        </table:table-row>
        <table:table-row table:style-name="Table10.1">
          <table:table-cell table:style-name="Table10.A3" office:value-type="string">
            <text:p text:style-name="Input-Character">U =</text:p>
          </table:table-cell>
          <table:table-cell table:style-name="Table10.B93" office:value-type="string">
            <text:p text:style-name="Unicode-Value"/>
          </table:table-cell>
          <table:table-cell table:style-name="Table10.C93" office:value-type="string">
            <text:p text:style-name="Unicode-Value"/>
          </table:table-cell>
          <table:table-cell table:style-name="Table10.D93" office:value-type="string">
            <text:p text:style-name="Unicode-Value"/>
          </table:table-cell>
          <table:table-cell table:style-name="Table10.E93" office:value-type="string">
            <text:p text:style-name="Unicode-Value"/>
          </table:table-cell>
          <table:table-cell table:style-name="Table10.F93" office:value-type="string">
            <text:p text:style-name="Unicode-Value"/>
          </table:table-cell>
          <table:table-cell table:style-name="Table10.G93" office:value-type="string">
            <text:p text:style-name="Unicode-Value"/>
          </table:table-cell>
          <table:table-cell table:style-name="Table10.H93" office:value-type="string">
            <text:p text:style-name="Unicode-Value"/>
          </table:table-cell>
          <table:table-cell table:style-name="Table10.I93" office:value-type="string">
            <text:p text:style-name="Unicode-Value"/>
          </table:table-cell>
          <table:table-cell table:style-name="Table10.J93" office:value-type="string">
            <text:p text:style-name="Unicode-Value"/>
          </table:table-cell>
          <table:table-cell table:style-name="Table10.K93" office:value-type="string">
            <text:p text:style-name="Unicode-Value"/>
          </table:table-cell>
          <table:table-cell table:style-name="Table10.L93" office:value-type="string">
            <text:p text:style-name="Unicode-Value"/>
          </table:table-cell>
        </table:table-row>
        <table:table-row table:style-name="Table10.1">
          <table:table-cell table:style-name="Table10.A4" office:value-type="string">
            <text:p text:style-name="Input-Character">] u</text:p>
          </table:table-cell>
          <table:table-cell table:style-name="Table10.B94" office:value-type="string">
            <text:p text:style-name="Unicode-Character">ʋ́</text:p>
          </table:table-cell>
          <table:table-cell table:style-name="Table10.C94" office:value-type="string">
            <text:p text:style-name="Unicode-Character">ʋ̀</text:p>
          </table:table-cell>
          <table:table-cell table:style-name="Table10.D94" office:value-type="string">
            <text:p text:style-name="Unicode-Character">ʋ̂</text:p>
          </table:table-cell>
          <table:table-cell table:style-name="Table10.E94" office:value-type="string">
            <text:p text:style-name="Unicode-Character">ʋ̌</text:p>
          </table:table-cell>
          <table:table-cell table:style-name="Table10.F94" office:value-type="string">
            <text:p text:style-name="Unicode-Character"/>
          </table:table-cell>
          <table:table-cell table:style-name="Table10.G94" office:value-type="string">
            <text:p text:style-name="Unicode-Character"/>
          </table:table-cell>
          <table:table-cell table:style-name="Table10.H94" office:value-type="string">
            <text:p text:style-name="Unicode-Character"/>
          </table:table-cell>
          <table:table-cell table:style-name="Table10.I94" office:value-type="string">
            <text:p text:style-name="Unicode-Character"/>
          </table:table-cell>
          <table:table-cell table:style-name="Table10.J94" office:value-type="string">
            <text:p text:style-name="Unicode-Character">ʋ̄</text:p>
          </table:table-cell>
          <table:table-cell table:style-name="Table10.K94" office:value-type="string">
            <text:p text:style-name="Unicode-Character">ʋ̱</text:p>
          </table:table-cell>
          <table:table-cell table:style-name="Table10.L94" office:value-type="string">
            <text:p text:style-name="Unicode-Character"/>
          </table:table-cell>
        </table:table-row>
        <table:table-row table:style-name="Table10.1">
          <table:table-cell table:style-name="Table10.A3" office:value-type="string">
            <text:p text:style-name="Unicode-Value"/>
          </table:table-cell>
          <table:table-cell table:style-name="Table10.B95" office:value-type="string">
            <text:p text:style-name="Unicode-Value">028B (+0301)</text:p>
          </table:table-cell>
          <table:table-cell table:style-name="Table10.C95" office:value-type="string">
            <text:p text:style-name="Unicode-Value">028B (+0300)</text:p>
          </table:table-cell>
          <table:table-cell table:style-name="Table10.D95" office:value-type="string">
            <text:p text:style-name="Unicode-Value">028B (+0302)</text:p>
          </table:table-cell>
          <table:table-cell table:style-name="Table10.E95" office:value-type="string">
            <text:p text:style-name="Unicode-Value">028B (+030C)</text:p>
          </table:table-cell>
          <table:table-cell table:style-name="Table10.F95" office:value-type="string">
            <text:p text:style-name="Unicode-Value"/>
          </table:table-cell>
          <table:table-cell table:style-name="Table10.G95" office:value-type="string">
            <text:p text:style-name="Unicode-Value"/>
          </table:table-cell>
          <table:table-cell table:style-name="Table10.H95" office:value-type="string">
            <text:p text:style-name="Unicode-Value"/>
          </table:table-cell>
          <table:table-cell table:style-name="Table10.I95" office:value-type="string">
            <text:p text:style-name="Unicode-Value"/>
          </table:table-cell>
          <table:table-cell table:style-name="Table10.J95" office:value-type="string">
            <text:p text:style-name="Unicode-Value">028B (+0304)</text:p>
          </table:table-cell>
          <table:table-cell table:style-name="Table10.K95" office:value-type="string">
            <text:p text:style-name="Unicode-Value">028B (+0331)</text:p>
          </table:table-cell>
          <table:table-cell table:style-name="Table10.L95" office:value-type="string">
            <text:p text:style-name="Unicode-Value"/>
          </table:table-cell>
        </table:table-row>
        <text:soft-page-break/>
        <table:table-row table:style-name="Table10.1">
          <table:table-cell table:style-name="Table10.A4" office:value-type="string">
            <text:p text:style-name="Input-Character">] U</text:p>
          </table:table-cell>
          <table:table-cell table:style-name="Table10.B96" office:value-type="string">
            <text:p text:style-name="Unicode-Character">Ʋ́</text:p>
          </table:table-cell>
          <table:table-cell table:style-name="Table10.C96" office:value-type="string">
            <text:p text:style-name="Unicode-Character">Ʋ̀</text:p>
          </table:table-cell>
          <table:table-cell table:style-name="Table10.D96" office:value-type="string">
            <text:p text:style-name="Unicode-Character">Ʋ̂</text:p>
          </table:table-cell>
          <table:table-cell table:style-name="Table10.E96" office:value-type="string">
            <text:p text:style-name="Unicode-Character">Ʋ̌</text:p>
          </table:table-cell>
          <table:table-cell table:style-name="Table10.F96" office:value-type="string">
            <text:p text:style-name="Unicode-Character"/>
          </table:table-cell>
          <table:table-cell table:style-name="Table10.G96" office:value-type="string">
            <text:p text:style-name="Unicode-Character"/>
          </table:table-cell>
          <table:table-cell table:style-name="Table10.H96" office:value-type="string">
            <text:p text:style-name="Unicode-Character"/>
          </table:table-cell>
          <table:table-cell table:style-name="Table10.I96" office:value-type="string">
            <text:p text:style-name="Unicode-Character"/>
          </table:table-cell>
          <table:table-cell table:style-name="Table10.J96" office:value-type="string">
            <text:p text:style-name="Unicode-Character">Ʋ̄</text:p>
          </table:table-cell>
          <table:table-cell table:style-name="Table10.K96" office:value-type="string">
            <text:p text:style-name="Unicode-Character">Ʋ̱</text:p>
          </table:table-cell>
          <table:table-cell table:style-name="Table10.L96" office:value-type="string">
            <text:p text:style-name="Unicode-Character"/>
          </table:table-cell>
        </table:table-row>
        <table:table-row table:style-name="Table10.1">
          <table:table-cell table:style-name="Table10.A3" office:value-type="string">
            <text:p text:style-name="Unicode-Value"/>
          </table:table-cell>
          <table:table-cell table:style-name="Table10.B97" office:value-type="string">
            <text:p text:style-name="Unicode-Value">01B2 (+0301)</text:p>
          </table:table-cell>
          <table:table-cell table:style-name="Table10.C97" office:value-type="string">
            <text:p text:style-name="Unicode-Value">01B2 (+0300)</text:p>
          </table:table-cell>
          <table:table-cell table:style-name="Table10.D97" office:value-type="string">
            <text:p text:style-name="Unicode-Value">01B2 (+0302)</text:p>
          </table:table-cell>
          <table:table-cell table:style-name="Table10.E97" office:value-type="string">
            <text:p text:style-name="Unicode-Value">01B2 (+030C)</text:p>
          </table:table-cell>
          <table:table-cell table:style-name="Table10.F97" office:value-type="string">
            <text:p text:style-name="Unicode-Value"/>
          </table:table-cell>
          <table:table-cell table:style-name="Table10.G97" office:value-type="string">
            <text:p text:style-name="Unicode-Value"/>
          </table:table-cell>
          <table:table-cell table:style-name="Table10.H97" office:value-type="string">
            <text:p text:style-name="Unicode-Value"/>
          </table:table-cell>
          <table:table-cell table:style-name="Table10.I97" office:value-type="string">
            <text:p text:style-name="Unicode-Value"/>
          </table:table-cell>
          <table:table-cell table:style-name="Table10.J97" office:value-type="string">
            <text:p text:style-name="Unicode-Value">01B2 (+0304)</text:p>
          </table:table-cell>
          <table:table-cell table:style-name="Table10.K97" office:value-type="string">
            <text:p text:style-name="Unicode-Value">01B2 (+0331)</text:p>
          </table:table-cell>
          <table:table-cell table:style-name="Table10.L97"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A1"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B3" office:value-type="string">
            <text:p text:style-name="Unicode-Value">opening single quote</text:p>
          </table:table-cell>
          <table:table-cell table:style-name="Table21.B3" office:value-type="string">
            <text:p text:style-name="Unicode-Value">closing single quote</text:p>
          </table:table-cell>
          <table:table-cell table:style-name="Table21.B3" office:value-type="string">
            <text:p text:style-name="Unicode-Value">straight single quote</text:p>
          </table:table-cell>
          <table:table-cell table:style-name="Table21.B3" office:value-type="string">
            <text:p text:style-name="Unicode-Value">opening angle quote</text:p>
          </table:table-cell>
          <table:table-cell table:style-name="Table21.A3" office:value-type="string">
            <text:p text:style-name="Unicode-Value">closing angle quote</text:p>
          </table:table-cell>
        </table:table-row>
        <table:table-row table:style-name="Table21.1">
          <table:table-cell table:style-name="Table21.A9"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h text:style-name="Heading_20_3" text:outline-level="3">License</text:h>
      <text:p text:style-name="Standard">This keyboard is copyright © <text:span text:style-name="T6">2017-2018 </text:span>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xt:soft-page-break/>Technical Support</text:h>
      <text:p text:style-name="Standard">For limited technical support, please contact:</text:p>
      <text:p text:style-name="Standard"><text:span text:style-name="T1"><text:tab/>Website: </text:span><text:a xlink:type="simple" xlink:href="http://www.silethiopia.org/" text:style-name="Internet_20_link" text:visited-style-name="Visited_20_Internet_20_Link"><text:span text:style-name="T1">www.silethiopia.org</text:span></text:a></text:p>
      <text:p text:style-name="Standard"><text:span text:style-name="T1"><text:tab/>Email: </text:span><text:a xlink:type="simple" xlink:href="mailto:computer_ethiopia@sil.org" text:style-name="Internet_20_link" text:visited-style-name="Visited_20_Internet_20_Link"><text:span text:style-name="T1">computer_</text:span></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text:span text:style-name="T1">@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7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IL EL - Ethiopian Latin Keyboard<text:tab/><text:tab/> <text:s text:c="3"/>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5.4.5.1$Linux_X86_64 LibreOffice_project/40m0$Build-1</meta:generator>
    <meta:document-statistic meta:table-count="11" meta:image-count="0" meta:object-count="0" meta:page-count="6" meta:paragraph-count="793" meta:word-count="1506" meta:character-count="6174" meta:non-whitespace-character-count="5437"/>
  </office:meta>
</office:document-meta>
</file>